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0000001C0B865ABCA8ABA7283.jpg" manifest:media-type="image/jpeg"/>
  <manifest:file-entry manifest:full-path="Pictures/10000000000001C0000001C05899FB9D0CD73EF1.png" manifest:media-type="image/png"/>
  <manifest:file-entry manifest:full-path="Pictures/10000000000001C0000001C0765C0676CBF926B3.png" manifest:media-type="image/png"/>
  <manifest:file-entry manifest:full-path="Pictures/10000000000001C0000001C0E07EE439A8939577.png" manifest:media-type="image/png"/>
  <manifest:file-entry manifest:full-path="Pictures/10000000000001C0000001C0A58B170A5E46D8E5.jpg" manifest:media-type="image/jpeg"/>
  <manifest:file-entry manifest:full-path="Pictures/10000000000001C0000001C0E391B4CCA689683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769cm" fo:min-width="0.014cm"/>
    </style:style>
    <style:style style:name="gr2" style:family="graphic" style:parent-style-name="standard">
      <style:graphic-properties draw:textarea-horizontal-align="justify" draw:textarea-vertical-align="middle" draw:auto-grow-height="false" fo:min-height="2.004cm" fo:min-width="0.752cm"/>
    </style:style>
    <style:style style:name="gr3" style:family="graphic" style:parent-style-name="standard">
      <style:graphic-properties draw:textarea-horizontal-align="justify" draw:textarea-vertical-align="middle" draw:auto-grow-height="false" fo:min-height="2.23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.00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2.247cm" fo:min-width="0.494cm"/>
    </style:style>
    <style:style style:name="gr6" style:family="graphic" style:parent-style-name="standard">
      <style:graphic-properties draw:textarea-horizontal-align="justify" draw:textarea-vertical-align="middle" draw:auto-grow-height="false" fo:min-height="2.009cm" fo:min-width="2.258cm"/>
    </style:style>
    <style:style style:name="gr7" style:family="graphic" style:parent-style-name="standard">
      <style:graphic-properties draw:textarea-horizontal-align="justify" draw:textarea-vertical-align="middle" draw:auto-grow-height="false" fo:min-height="6.288cm" fo:min-width="0.039cm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3.171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109cm" fo:min-width="0.36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486cm" fo:min-width="0.238cm"/>
    </style:style>
    <style:style style:name="gr12" style:family="graphic" style:parent-style-name="standard">
      <style:graphic-properties draw:textarea-horizontal-align="justify" draw:textarea-vertical-align="middle" draw:auto-grow-height="false" fo:min-height="0.723cm" fo:min-width="0.68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901cm" fo:min-width="0.79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84cm" fo:min-width="1.15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847cm" fo:min-width="1.24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656cm" fo:min-width="0.406cm"/>
    </style:style>
    <style:style style:name="gr17" style:family="graphic" style:parent-style-name="standard">
      <style:graphic-properties draw:fill-color="#c9211e" draw:textarea-horizontal-align="justify" draw:textarea-vertical-align="middle" draw:auto-grow-height="false" fo:min-height="1.109cm" fo:min-width="0.365cm"/>
      <style:paragraph-properties style:writing-mode="lr-tb"/>
    </style:style>
    <style:style style:name="gr18" style:family="graphic" style:parent-style-name="standard">
      <style:graphic-properties draw:fill-color="#800080" draw:textarea-horizontal-align="justify" draw:textarea-vertical-align="middle" draw:auto-grow-height="false" fo:min-height="1.109cm" fo:min-width="0.365cm"/>
      <style:paragraph-properties style:writing-mode="lr-tb"/>
    </style:style>
    <style:style style:name="gr19" style:family="graphic" style:parent-style-name="standard">
      <style:graphic-properties draw:fill-color="#800080" draw:textarea-horizontal-align="justify" draw:textarea-vertical-align="middle" draw:auto-grow-height="false" fo:min-height="0.724cm" fo:min-width="0.687cm"/>
      <style:paragraph-properties style:writing-mode="lr-tb"/>
    </style:style>
    <style:style style:name="gr20" style:family="graphic" style:parent-style-name="standard">
      <style:graphic-properties draw:fill-color="#800080" draw:textarea-horizontal-align="justify" draw:textarea-vertical-align="middle" draw:auto-grow-height="false" fo:min-height="0.484cm" fo:min-width="1.151cm"/>
      <style:paragraph-properties style:writing-mode="lr-tb"/>
    </style:style>
    <style:style style:name="gr21" style:family="graphic" style:parent-style-name="standard">
      <style:graphic-properties draw:fill="solid" draw:fill-color="#c9211e" draw:textarea-horizontal-align="justify" draw:textarea-vertical-align="middle" draw:auto-grow-height="false" fo:min-height="6.401cm" fo:min-width="0.152cm"/>
      <style:paragraph-properties style:writing-mode="lr-tb"/>
    </style:style>
    <style:style style:name="gr22" style:family="graphic" style:parent-style-name="standard">
      <style:graphic-properties draw:fill-color="#069a2e" draw:textarea-horizontal-align="justify" draw:textarea-vertical-align="middle" draw:auto-grow-height="false" fo:min-height="1.109cm" fo:min-width="0.365cm"/>
      <style:paragraph-properties style:writing-mode="lr-tb"/>
    </style:style>
    <style:style style:name="gr23" style:family="graphic" style:parent-style-name="standard">
      <style:graphic-properties draw:fill-color="#069a2e" draw:textarea-horizontal-align="justify" draw:textarea-vertical-align="middle" draw:auto-grow-height="false" fo:min-height="0.724cm" fo:min-width="0.687cm"/>
      <style:paragraph-properties style:writing-mode="lr-tb"/>
    </style:style>
    <style:style style:name="gr24" style:family="graphic" style:parent-style-name="standard">
      <style:graphic-properties draw:fill-color="#069a2e" draw:textarea-horizontal-align="justify" draw:textarea-vertical-align="middle" draw:auto-grow-height="false" fo:min-height="0.484cm" fo:min-width="1.151cm"/>
      <style:paragraph-properties style:writing-mode="lr-tb"/>
    </style:style>
    <style:style style:name="gr25" style:family="graphic" style:parent-style-name="objectwithoutfill">
      <style:graphic-properties draw:marker-end="Arrowheads_20_2" draw:marker-end-width="0.3cm" draw:fill="none" draw:textarea-vertical-align="middle"/>
    </style:style>
    <style:style style:name="gr26" style:family="graphic" style:parent-style-name="objectwithoutfill">
      <style:graphic-properties draw:marker-end="Arrowheads_20_3" draw:marker-end-width="0.3cm" draw:fill="none" draw:textarea-vertical-align="middle"/>
    </style:style>
    <style:style style:name="gr27" style:family="graphic" style:parent-style-name="objectwithoutfill">
      <style:graphic-properties draw:marker-end="Arrowheads_20_6" draw:marker-end-width="0.3cm" draw:fill="none" draw:textarea-vertical-align="middle"/>
    </style:style>
    <style:style style:name="gr28" style:family="graphic" style:parent-style-name="objectwithoutfill">
      <style:graphic-properties draw:marker-end="Arrowheads_20_7" draw:marker-end-width="0.3cm" draw:fill="none" draw:textarea-vertical-align="middle"/>
    </style:style>
    <style:style style:name="gr29" style:family="graphic" style:parent-style-name="objectwithoutfill">
      <style:graphic-properties draw:marker-end="Arrowheads_20_8" draw:marker-end-width="0.3cm" draw:fill="none" draw:textarea-vertical-align="middle"/>
    </style:style>
    <style:style style:name="gr30" style:family="graphic" style:parent-style-name="objectwithoutfill">
      <style:graphic-properties draw:marker-end="Arrowheads_20_9" draw:marker-end-width="0.3cm" draw:fill="none" draw:textarea-vertical-align="middle"/>
    </style:style>
    <style:style style:name="gr31" style:family="graphic" style:parent-style-name="objectwithoutfill">
      <style:graphic-properties draw:marker-end="Arrowheads_20_10" draw:marker-end-width="0.3cm" draw:fill="none" draw:textarea-vertical-align="middle"/>
    </style:style>
    <style:style style:name="gr32" style:family="graphic" style:parent-style-name="objectwithoutfill">
      <style:graphic-properties draw:marker-end="Arrowheads_20_11" draw:marker-end-width="0.3cm" draw:fill="none" draw:textarea-vertical-align="middle"/>
    </style:style>
    <style:style style:name="gr33" style:family="graphic" style:parent-style-name="objectwithoutfill">
      <style:graphic-properties draw:marker-end="Arrowheads_20_12" draw:marker-end-width="0.3cm" draw:fill="none" draw:textarea-vertical-align="middle"/>
    </style:style>
    <style:style style:name="gr34" style:family="graphic" style:parent-style-name="objectwithoutfill">
      <style:graphic-properties draw:marker-end="Arrowheads_20_13" draw:marker-end-width="0.3cm" draw:fill="none" draw:textarea-vertical-align="middle"/>
    </style:style>
    <style:style style:name="gr35" style:family="graphic" style:parent-style-name="objectwithoutfill">
      <style:graphic-properties draw:marker-end="Arrowheads_20_14" draw:marker-end-width="0.3cm" draw:fill="none" draw:textarea-vertical-align="middle"/>
    </style:style>
    <style:style style:name="gr36" style:family="graphic" style:parent-style-name="objectwithoutfill">
      <style:graphic-properties draw:marker-end="Arrowheads_20_15" draw:marker-end-width="0.3cm" draw:fill="none" draw:textarea-vertical-align="middl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117cm" fo:min-width="1.286cm"/>
      <style:paragraph-properties style:writing-mode="lr-tb"/>
    </style:style>
    <style:style style:name="gr38" style:family="graphic" style:parent-style-name="objectwithoutfill">
      <style:graphic-properties draw:marker-end="Arrowheads_20_16" draw:marker-end-width="0.3cm" draw:fill="none" draw:textarea-vertical-align="middle"/>
    </style:style>
    <style:style style:name="gr39" style:family="graphic" style:parent-style-name="standard">
      <style:graphic-properties draw:fill-color="#069a2e" draw:textarea-horizontal-align="justify" draw:textarea-vertical-align="middle" draw:auto-grow-height="false" fo:min-height="0.117cm" fo:min-width="1.286cm"/>
      <style:paragraph-properties style:writing-mode="lr-tb"/>
    </style:style>
    <style:style style:name="gr40" style:family="graphic" style:parent-style-name="standard">
      <style:graphic-properties draw:fill-color="#ea7500" draw:textarea-horizontal-align="justify" draw:textarea-vertical-align="middle" draw:auto-grow-height="false" fo:min-height="0.484cm" fo:min-width="1.151cm"/>
      <style:paragraph-properties style:writing-mode="lr-tb"/>
    </style:style>
    <style:style style:name="gr41" style:family="graphic" style:parent-style-name="standard">
      <style:graphic-properties draw:fill-color="#ea7500" draw:textarea-horizontal-align="justify" draw:textarea-vertical-align="middle" draw:auto-grow-height="false" fo:min-height="0.724cm" fo:min-width="0.687cm"/>
      <style:paragraph-properties style:writing-mode="lr-tb"/>
    </style:style>
    <style:style style:name="gr42" style:family="graphic" style:parent-style-name="standard">
      <style:graphic-properties draw:fill-color="#ea7500" draw:textarea-horizontal-align="justify" draw:textarea-vertical-align="middle" draw:auto-grow-height="false" fo:min-height="1.109cm" fo:min-width="0.365cm"/>
      <style:paragraph-properties style:writing-mode="lr-tb"/>
    </style:style>
    <style:style style:name="gr43" style:family="graphic" style:parent-style-name="standard">
      <style:graphic-properties draw:fill-color="#ff0000" draw:textarea-horizontal-align="justify" draw:textarea-vertical-align="middle" draw:auto-grow-height="false" fo:min-height="2.486cm" fo:min-width="0.238cm"/>
      <style:paragraph-properties style:writing-mode="lr-tb"/>
    </style:style>
    <style:style style:name="gr44" style:family="graphic" style:parent-style-name="standard">
      <style:graphic-properties draw:fill-color="#ffff6d" draw:textarea-horizontal-align="justify" draw:textarea-vertical-align="middle" draw:auto-grow-height="false" fo:min-height="2.486cm" fo:min-width="0.238cm"/>
      <style:paragraph-properties style:writing-mode="lr-tb"/>
    </style:style>
    <style:style style:name="gr45" style:family="graphic" style:parent-style-name="objectwithoutfill">
      <style:graphic-properties draw:marker-end="Arrowheads_20_17" draw:marker-end-width="0.3cm" draw:fill="none" draw:textarea-vertical-align="middle"/>
    </style:style>
    <style:style style:name="gr46" style:family="graphic" style:parent-style-name="objectwithoutfill">
      <style:graphic-properties draw:marker-end="Arrowheads_20_18" draw:marker-end-width="0.3cm" draw:fill="none" draw:textarea-vertical-align="middle"/>
    </style:style>
    <style:style style:name="gr47" style:family="graphic" style:parent-style-name="objectwithoutfill">
      <style:graphic-properties draw:marker-end="Arrowheads_20_19" draw:marker-end-width="0.3cm" draw:fill="none" draw:textarea-vertical-align="middle"/>
    </style:style>
    <style:style style:name="gr48" style:family="graphic" style:parent-style-name="objectwithoutfill">
      <style:graphic-properties draw:marker-end="Arrowheads_20_20" draw:marker-end-width="0.3cm" draw:fill="none" draw:textarea-vertical-align="middle"/>
    </style:style>
    <style:style style:name="gr49" style:family="graphic" style:parent-style-name="objectwithoutfill">
      <style:graphic-properties draw:marker-end="Arrowheads_20_21" draw:marker-end-width="0.3cm" draw:fill="none" draw:textarea-vertical-align="middle"/>
    </style:style>
    <style:style style:name="gr50" style:family="graphic" style:parent-style-name="objectwithoutfill">
      <style:graphic-properties draw:marker-end="Arrowheads_20_22" draw:marker-end-width="0.3cm" draw:fill="none" draw:textarea-vertical-align="middle"/>
    </style:style>
    <style:style style:name="gr51" style:family="graphic" style:parent-style-name="objectwithoutfill">
      <style:graphic-properties draw:marker-end="Arrowheads_20_23" draw:marker-end-width="0.3cm" draw:fill="none" draw:textarea-vertical-align="middle"/>
    </style:style>
    <style:style style:name="gr52" style:family="graphic" style:parent-style-name="objectwithoutfill">
      <style:graphic-properties draw:marker-end="Arrowheads_20_24" draw:marker-end-width="0.3cm" draw:fill="none" draw:textarea-vertical-align="middle"/>
    </style:style>
    <style:style style:name="gr53" style:family="graphic" style:parent-style-name="objectwithoutfill">
      <style:graphic-properties draw:marker-end="Arrowheads_20_31" draw:marker-end-width="0.3cm" draw:fill="none" draw:textarea-vertical-align="middle"/>
    </style:style>
    <style:style style:name="gr54" style:family="graphic" style:parent-style-name="objectwithoutfill">
      <style:graphic-properties draw:marker-end="Arrowheads_20_32" draw:marker-end-width="0.3cm" draw:fill="none" draw:textarea-vertical-align="middle"/>
    </style:style>
    <style:style style:name="gr55" style:family="graphic" style:parent-style-name="objectwithoutfill">
      <style:graphic-properties draw:marker-end="Arrowheads_20_33" draw:marker-end-width="0.3cm" draw:fill="none" draw:textarea-vertical-align="middle"/>
    </style:style>
    <style:style style:name="gr56" style:family="graphic" style:parent-style-name="standard">
      <style:graphic-properties draw:textarea-horizontal-align="justify" draw:textarea-vertical-align="middle" draw:auto-grow-height="false" fo:min-height="2.486cm" fo:min-width="0.238cm"/>
      <style:paragraph-properties style:writing-mode="lr-tb"/>
    </style:style>
    <style:style style:name="gr57" style:family="graphic" style:parent-style-name="standard">
      <style:graphic-properties draw:fill-color="#729fcf" draw:textarea-horizontal-align="justify" draw:textarea-vertical-align="middle" draw:auto-grow-height="false" fo:min-height="1.109cm" fo:min-width="0.365cm"/>
      <style:paragraph-properties style:writing-mode="lr-tb"/>
    </style:style>
    <style:style style:name="gr58" style:family="graphic" style:parent-style-name="standard">
      <style:graphic-properties draw:fill-color="#729fcf" draw:textarea-horizontal-align="justify" draw:textarea-vertical-align="middle" draw:auto-grow-height="false" fo:min-height="0.724cm" fo:min-width="0.687cm"/>
      <style:paragraph-properties style:writing-mode="lr-tb"/>
    </style:style>
    <style:style style:name="gr59" style:family="graphic" style:parent-style-name="standard">
      <style:graphic-properties draw:fill-color="#729fcf" draw:textarea-horizontal-align="justify" draw:textarea-vertical-align="middle" draw:auto-grow-height="false" fo:min-height="0.484cm" fo:min-width="1.151cm"/>
      <style:paragraph-properties style:writing-mode="lr-tb"/>
    </style:style>
    <style:style style:name="gr60" style:family="graphic">
      <style:graphic-properties style:protect="size"/>
    </style:style>
    <style:style style:name="gr61" style:family="graphic" style:parent-style-name="standard">
      <style:graphic-properties draw:fill="bitmap" draw:fill-image-name="crackseg-in" draw:textarea-horizontal-align="justify" draw:textarea-vertical-align="middle" draw:auto-grow-height="false" fo:min-height="9.778cm" fo:min-width="0.024cm"/>
    </style:style>
    <style:style style:name="gr62" style:family="graphic" style:parent-style-name="standard">
      <style:graphic-properties draw:fill="bitmap" draw:fill-image-name="crackseg-in_25_20_28_copy_29_" draw:textarea-horizontal-align="justify" draw:textarea-vertical-align="middle" draw:auto-grow-height="false" fo:min-height="9.778cm" fo:min-width="0.024cm"/>
    </style:style>
    <style:style style:name="gr63" style:family="graphic" style:parent-style-name="standard">
      <style:graphic-properties draw:fill="solid" draw:fill-color="#c9211e" draw:textarea-horizontal-align="justify" draw:textarea-vertical-align="middle" draw:auto-grow-height="false" fo:min-height="9.614cm" fo:min-width="0.361cm"/>
      <style:paragraph-properties style:writing-mode="lr-tb"/>
    </style:style>
    <style:style style:name="gr64" style:family="graphic" style:parent-style-name="standard">
      <style:graphic-properties draw:fill="solid" draw:fill-color="#c9211e" draw:textarea-horizontal-align="justify" draw:textarea-vertical-align="middle" draw:auto-grow-height="false" fo:min-height="6.38cm" fo:min-width="1.13cm"/>
      <style:paragraph-properties style:writing-mode="lr-tb"/>
    </style:style>
    <style:style style:name="gr65" style:family="graphic" style:parent-style-name="standard">
      <style:graphic-properties draw:fill="solid" draw:fill-color="#7b3d00" draw:textarea-horizontal-align="justify" draw:textarea-vertical-align="middle" draw:auto-grow-height="false" fo:min-height="3.346cm" fo:min-width="5.091cm"/>
      <style:paragraph-properties style:writing-mode="lr-tb"/>
    </style:style>
    <style:style style:name="gr66" style:family="graphic" style:parent-style-name="standard">
      <style:graphic-properties draw:fill="solid" draw:fill-color="#7b3d00" draw:textarea-horizontal-align="justify" draw:textarea-vertical-align="middle" draw:auto-grow-height="false" fo:min-height="2.545cm" fo:min-width="5.293cm"/>
      <style:paragraph-properties style:writing-mode="lr-tb"/>
    </style:style>
    <style:style style:name="gr67" style:family="graphic" style:parent-style-name="standard">
      <style:graphic-properties draw:fill="solid" draw:fill-color="#7b3d00" draw:textarea-horizontal-align="justify" draw:textarea-vertical-align="middle" draw:auto-grow-height="false" fo:min-height="3.446cm" fo:min-width="2.694cm"/>
      <style:paragraph-properties style:writing-mode="lr-tb"/>
    </style:style>
    <style:style style:name="gr68" style:family="graphic" style:parent-style-name="standard">
      <style:graphic-properties draw:fill-color="#ffff6d" draw:textarea-horizontal-align="justify" draw:textarea-vertical-align="middle" draw:auto-grow-height="false" fo:min-height="2.54cm" fo:min-width="0.79cm"/>
      <style:paragraph-properties style:writing-mode="lr-tb"/>
    </style:style>
    <style:style style:name="gr69" style:family="graphic" style:parent-style-name="standard">
      <style:graphic-properties draw:fill-color="#ffff6d" draw:textarea-horizontal-align="justify" draw:textarea-vertical-align="middle" draw:auto-grow-height="false" fo:min-height="3.351cm" fo:min-width="0.598cm"/>
      <style:paragraph-properties style:writing-mode="lr-tb"/>
    </style:style>
    <style:style style:name="gr70" style:family="graphic" style:parent-style-name="standard">
      <style:graphic-properties draw:fill="solid" draw:fill-color="#ffa6a6" draw:textarea-horizontal-align="justify" draw:textarea-vertical-align="middle" draw:auto-grow-height="false" fo:min-height="9.614cm" fo:min-width="0.361cm"/>
      <style:paragraph-properties style:writing-mode="lr-tb"/>
    </style:style>
    <style:style style:name="gr71" style:family="graphic" style:parent-style-name="standard">
      <style:graphic-properties draw:fill="solid" draw:fill-color="#7b3d00" draw:textarea-horizontal-align="justify" draw:textarea-vertical-align="middle" draw:auto-grow-height="false" fo:min-height="4.137cm" fo:min-width="4.887cm"/>
      <style:paragraph-properties style:writing-mode="lr-tb"/>
    </style:style>
    <style:style style:name="gr72" style:family="graphic" style:parent-style-name="objectwithoutfill">
      <style:graphic-properties draw:marker-end="Arrowheads_20_37" draw:marker-end-width="0.3cm" draw:fill="none" draw:textarea-vertical-align="middle"/>
    </style:style>
    <style:style style:name="gr73" style:family="graphic" style:parent-style-name="objectwithoutfill">
      <style:graphic-properties draw:marker-end="Arrowheads_20_38" draw:marker-end-width="0.3cm" draw:fill="none" draw:textarea-vertical-align="middle"/>
    </style:style>
    <style:style style:name="gr74" style:family="graphic" style:parent-style-name="standard">
      <style:graphic-properties draw:fill="solid" draw:fill-color="#7b3d00" draw:textarea-horizontal-align="justify" draw:textarea-vertical-align="middle" draw:auto-grow-height="false" fo:min-height="1.749cm" fo:min-width="5.495cm"/>
      <style:paragraph-properties style:writing-mode="lr-tb"/>
    </style:style>
    <style:style style:name="gr75" style:family="graphic" style:parent-style-name="standard">
      <style:graphic-properties draw:fill="solid" draw:fill-color="#7b3d00" draw:textarea-horizontal-align="justify" draw:textarea-vertical-align="middle" draw:auto-grow-height="false" fo:min-height="1.302cm" fo:min-width="5.607cm"/>
      <style:paragraph-properties style:writing-mode="lr-tb"/>
    </style:style>
    <style:style style:name="gr76" style:family="graphic" style:parent-style-name="standard">
      <style:graphic-properties draw:fill-color="#ffff6d" draw:textarea-horizontal-align="justify" draw:textarea-vertical-align="middle" draw:auto-grow-height="false" fo:min-height="1.275cm" fo:min-width="0.968cm"/>
      <style:paragraph-properties style:writing-mode="lr-tb"/>
    </style:style>
    <style:style style:name="gr77" style:family="graphic" style:parent-style-name="standard">
      <style:graphic-properties draw:fill-color="#ffff6d" draw:textarea-horizontal-align="justify" draw:textarea-vertical-align="middle" draw:auto-grow-height="false" fo:min-height="1.85cm" fo:min-width="0.598cm"/>
      <style:paragraph-properties style:writing-mode="lr-tb"/>
    </style:style>
    <style:style style:name="gr78" style:family="graphic" style:parent-style-name="standard">
      <style:graphic-properties draw:fill="solid" draw:fill-color="#7b3d00" draw:textarea-horizontal-align="justify" draw:textarea-vertical-align="middle" draw:auto-grow-height="false" fo:min-height="1.946cm" fo:min-width="5.694cm"/>
      <style:paragraph-properties style:writing-mode="lr-tb"/>
    </style:style>
    <style:style style:name="gr79" style:family="graphic" style:parent-style-name="standard">
      <style:graphic-properties draw:fill="solid" draw:fill-color="#7b3d00" draw:textarea-horizontal-align="justify" draw:textarea-vertical-align="middle" draw:auto-grow-height="false" fo:min-height="1.946cm" fo:min-width="2.693cm"/>
      <style:paragraph-properties style:writing-mode="lr-tb"/>
    </style:style>
    <style:style style:name="gr80" style:family="graphic" style:parent-style-name="standard" style:list-style-name="L1">
      <style:graphic-properties draw:fill-color="#ea7500" draw:textarea-horizontal-align="justify" draw:textarea-vertical-align="middle" draw:auto-grow-height="false" fo:min-height="0.484cm" fo:min-width="1.151cm"/>
      <style:paragraph-properties style:writing-mode="lr-tb"/>
    </style:style>
    <style:style style:name="gr81" style:family="graphic" style:parent-style-name="standard" style:list-style-name="L1">
      <style:graphic-properties draw:fill-color="#ea7500" draw:textarea-horizontal-align="justify" draw:textarea-vertical-align="middle" draw:auto-grow-height="false" fo:min-height="0.724cm" fo:min-width="0.687cm"/>
      <style:paragraph-properties style:writing-mode="lr-tb"/>
    </style:style>
    <style:style style:name="gr82" style:family="graphic" style:parent-style-name="standard" style:list-style-name="L1">
      <style:graphic-properties draw:fill-color="#ea7500" draw:textarea-horizontal-align="justify" draw:textarea-vertical-align="middle" draw:auto-grow-height="false" fo:min-height="1.109cm" fo:min-width="0.365cm"/>
      <style:paragraph-properties style:writing-mode="lr-tb"/>
    </style:style>
    <style:style style:name="gr83" style:family="graphic" style:parent-style-name="standard" style:list-style-name="L1">
      <style:graphic-properties draw:fill-color="#729fcf" draw:textarea-horizontal-align="justify" draw:textarea-vertical-align="middle" draw:auto-grow-height="false" fo:min-height="1.109cm" fo:min-width="0.365cm"/>
      <style:paragraph-properties style:writing-mode="lr-tb"/>
    </style:style>
    <style:style style:name="gr84" style:family="graphic" style:parent-style-name="standard">
      <style:graphic-properties draw:fill-color="#729fcf" draw:textarea-horizontal-align="justify" draw:textarea-vertical-align="middle" draw:auto-grow-height="false" fo:min-height="1.111cm" fo:min-width="0.365cm"/>
      <style:paragraph-properties style:writing-mode="lr-tb"/>
    </style:style>
    <style:style style:name="gr85" style:family="graphic" style:parent-style-name="standard">
      <style:graphic-properties draw:fill-color="#d62e4e" draw:textarea-horizontal-align="justify" draw:textarea-vertical-align="middle" draw:auto-grow-height="false" fo:min-height="1.109cm" fo:min-width="0.365cm"/>
      <style:paragraph-properties style:writing-mode="lr-tb"/>
    </style:style>
    <style:style style:name="gr86" style:family="graphic" style:parent-style-name="standard">
      <style:graphic-properties draw:fill-color="#ffff6d" draw:textarea-horizontal-align="justify" draw:textarea-vertical-align="middle" draw:auto-grow-height="false" fo:min-height="1.109cm" fo:min-width="0.365cm"/>
      <style:paragraph-properties style:writing-mode="lr-tb"/>
    </style:style>
    <style:style style:name="gr87" style:family="graphic" style:parent-style-name="standard">
      <style:graphic-properties draw:fill-color="#c9211e" draw:textarea-horizontal-align="justify" draw:textarea-vertical-align="middle" draw:auto-grow-height="false" fo:min-height="1.972cm" fo:min-width="0.221cm"/>
      <style:paragraph-properties style:writing-mode="lr-tb"/>
    </style:style>
    <style:style style:name="gr88" style:family="graphic" style:parent-style-name="standard">
      <style:graphic-properties draw:fill="solid" draw:fill-color="#c9211e" draw:textarea-horizontal-align="justify" draw:textarea-vertical-align="middle" draw:auto-grow-height="false" fo:min-height="5.839cm" fo:min-width="0.084cm"/>
      <style:paragraph-properties style:writing-mode="lr-tb"/>
    </style:style>
    <style:style style:name="gr89" style:family="graphic" style:parent-style-name="standard" style:list-style-name="L1">
      <style:graphic-properties draw:fill-color="#ea7500" draw:textarea-horizontal-align="justify" draw:textarea-vertical-align="middle" draw:auto-grow-height="false" fo:min-height="0.484cm" fo:min-width="1.151cm"/>
      <style:paragraph-properties style:writing-mode="lr-tb"/>
    </style:style>
    <style:style style:name="gr90" style:family="graphic" style:parent-style-name="standard" style:list-style-name="L1">
      <style:graphic-properties draw:fill-color="#ea7500" draw:textarea-horizontal-align="justify" draw:textarea-vertical-align="middle" draw:auto-grow-height="false" fo:min-height="0.724cm" fo:min-width="0.687cm"/>
      <style:paragraph-properties style:writing-mode="lr-tb"/>
    </style:style>
    <style:style style:name="gr91" style:family="graphic" style:parent-style-name="standard" style:list-style-name="L1">
      <style:graphic-properties draw:fill-color="#ea7500" draw:textarea-horizontal-align="justify" draw:textarea-vertical-align="middle" draw:auto-grow-height="false" fo:min-height="1.109cm" fo:min-width="0.36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cm"/>
      <style:paragraph-properties style:writing-mode="lr-tb"/>
    </style:style>
    <style:style style:name="gr93" style:family="graphic" style:parent-style-name="standard" style:list-style-name="L1">
      <style:graphic-properties draw:fill="solid" draw:fill-color="#7b3d00" draw:textarea-horizontal-align="justify" draw:textarea-vertical-align="middle" draw:auto-grow-height="false" fo:min-height="1.21cm" fo:min-width="1.964cm"/>
      <style:paragraph-properties style:writing-mode="lr-tb"/>
    </style:style>
    <style:style style:name="gr94" style:family="graphic" style:parent-style-name="standard" style:list-style-name="L1">
      <style:graphic-properties draw:fill="solid" draw:fill-color="#7b3d00" draw:textarea-horizontal-align="justify" draw:textarea-vertical-align="middle" draw:auto-grow-height="false" fo:min-height="0.844cm" fo:min-width="2.884cm"/>
      <style:paragraph-properties style:writing-mode="lr-tb"/>
    </style:style>
    <style:style style:name="gr95" style:family="graphic" style:parent-style-name="standard" style:list-style-name="L1">
      <style:graphic-properties draw:fill="solid" draw:fill-color="#7b3d00" draw:textarea-horizontal-align="justify" draw:textarea-vertical-align="middle" draw:auto-grow-height="false" fo:min-height="0.484cm" fo:min-width="4.231cm"/>
      <style:paragraph-properties style:writing-mode="lr-tb"/>
    </style:style>
    <style:style style:name="gr96" style:family="graphic" style:parent-style-name="standard" style:list-style-name="L1">
      <style:graphic-properties draw:fill-color="#729fcf" draw:textarea-horizontal-align="justify" draw:textarea-vertical-align="middle" draw:auto-grow-height="false" fo:min-height="1.109cm" fo:min-width="0.365cm"/>
      <style:paragraph-properties style:writing-mode="lr-tb"/>
    </style:style>
    <style:style style:name="gr97" style:family="graphic" style:parent-style-name="standard">
      <style:graphic-properties draw:fill-color="#d62e4e" draw:textarea-horizontal-align="justify" draw:textarea-vertical-align="middle" draw:auto-grow-height="false" fo:min-height="1.941cm" fo:min-width="0.2cm"/>
      <style:paragraph-properties style:writing-mode="lr-tb"/>
    </style:style>
    <style:style style:name="gr98" style:family="graphic" style:parent-style-name="standard">
      <style:graphic-properties draw:fill-color="#ffff6d" draw:textarea-horizontal-align="justify" draw:textarea-vertical-align="middle" draw:auto-grow-height="false" fo:min-height="1.916cm" fo:min-width="0.165cm"/>
      <style:paragraph-properties style:writing-mode="lr-tb"/>
    </style:style>
    <style:style style:name="gr99" style:family="graphic" style:parent-style-name="standard">
      <style:graphic-properties draw:fill-color="#729fcf" draw:textarea-horizontal-align="justify" draw:textarea-vertical-align="middle" draw:auto-grow-height="false" fo:min-height="1.972cm" fo:min-width="0.221cm"/>
      <style:paragraph-properties style:writing-mode="lr-tb"/>
    </style:style>
    <style:style style:name="gr100" style:family="graphic" style:parent-style-name="objectwithoutfill">
      <style:graphic-properties draw:marker-end="Arrowheads_20_34" draw:marker-end-width="0.3cm" draw:fill="none" draw:textarea-vertical-align="middle"/>
    </style:style>
    <style:style style:name="gr101" style:family="graphic" style:parent-style-name="standard" style:list-style-name="L1">
      <style:graphic-properties draw:fill-color="#ea7500" draw:textarea-horizontal-align="justify" draw:textarea-vertical-align="middle" draw:auto-grow-height="false" fo:min-height="0.484cm" fo:min-width="1.151cm"/>
      <style:paragraph-properties style:writing-mode="lr-tb"/>
    </style:style>
    <style:style style:name="gr102" style:family="graphic" style:parent-style-name="standard" style:list-style-name="L1">
      <style:graphic-properties draw:fill-color="#ea7500" draw:textarea-horizontal-align="justify" draw:textarea-vertical-align="middle" draw:auto-grow-height="false" fo:min-height="0.724cm" fo:min-width="0.687cm"/>
      <style:paragraph-properties style:writing-mode="lr-tb"/>
    </style:style>
    <style:style style:name="gr103" style:family="graphic" style:parent-style-name="standard" style:list-style-name="L1">
      <style:graphic-properties draw:fill="solid" draw:fill-color="#7b3d00" draw:textarea-horizontal-align="justify" draw:textarea-vertical-align="middle" draw:auto-grow-height="false" fo:min-height="1.21cm" fo:min-width="1.964cm"/>
      <style:paragraph-properties style:writing-mode="lr-tb"/>
    </style:style>
    <style:style style:name="gr104" style:family="graphic" style:parent-style-name="standard" style:list-style-name="L1">
      <style:graphic-properties draw:fill="solid" draw:fill-color="#7b3d00" draw:textarea-horizontal-align="justify" draw:textarea-vertical-align="middle" draw:auto-grow-height="false" fo:min-height="0.844cm" fo:min-width="2.884cm"/>
      <style:paragraph-properties style:writing-mode="lr-tb"/>
    </style:style>
    <style:style style:name="gr105" style:family="graphic" style:parent-style-name="standard" style:list-style-name="L1">
      <style:graphic-properties draw:fill="solid" draw:fill-color="#7b3d00" draw:textarea-horizontal-align="justify" draw:textarea-vertical-align="middle" draw:auto-grow-height="false" fo:min-height="0.484cm" fo:min-width="4.231cm"/>
      <style:paragraph-properties style:writing-mode="lr-tb"/>
    </style:style>
    <style:style style:name="gr106" style:family="graphic" style:parent-style-name="standard" style:list-style-name="L1">
      <style:graphic-properties draw:fill-color="#729fcf" draw:textarea-horizontal-align="justify" draw:textarea-vertical-align="middle" draw:auto-grow-height="false" fo:min-height="1.109cm" fo:min-width="0.365cm"/>
      <style:paragraph-properties style:writing-mode="lr-tb"/>
    </style:style>
    <style:style style:name="gr107" style:family="graphic" style:parent-style-name="standard" style:list-style-name="L1">
      <style:graphic-properties draw:fill-color="#800080" draw:textarea-horizontal-align="justify" draw:textarea-vertical-align="middle" draw:auto-grow-height="false" fo:min-height="0.753cm" fo:min-width="2.501cm"/>
      <style:paragraph-properties style:writing-mode="lr-tb"/>
    </style:style>
    <style:style style:name="gr108" style:family="graphic" style:parent-style-name="standard" style:list-style-name="L1">
      <style:graphic-properties draw:fill-color="#c9211e" draw:textarea-horizontal-align="justify" draw:textarea-vertical-align="middle" draw:auto-grow-height="false" fo:min-height="0.753cm" fo:min-width="2.501cm"/>
      <style:paragraph-properties style:writing-mode="lr-tb"/>
    </style:style>
    <style:style style:name="gr10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26cm"/>
      <style:paragraph-properties style:writing-mode="lr-tb"/>
    </style:style>
    <style:style style:name="gr111" style:family="graphic" style:parent-style-name="standard" style:list-style-name="L1">
      <style:graphic-properties draw:fill-color="#ffffff" draw:textarea-horizontal-align="justify" draw:textarea-vertical-align="middle" draw:auto-grow-height="false" fo:min-height="0.753cm" fo:min-width="2.501cm"/>
      <style:paragraph-properties style:writing-mode="lr-tb"/>
    </style:style>
    <style:style style:name="gr112" style:family="graphic" style:parent-style-name="standard" style:list-style-name="L1">
      <style:graphic-properties draw:textarea-horizontal-align="justify" draw:textarea-vertical-align="middle" draw:auto-grow-height="false" fo:min-height="0.753cm" fo:min-width="2.501cm"/>
      <style:paragraph-properties style:writing-mode="lr-tb"/>
    </style:style>
    <style:style style:name="gr113" style:family="graphic" style:parent-style-name="standard" style:list-style-name="L1">
      <style:graphic-properties draw:fill-color="#ffff6d" draw:textarea-horizontal-align="justify" draw:textarea-vertical-align="middle" draw:auto-grow-height="false" fo:min-height="0.753cm" fo:min-width="2.501cm"/>
      <style:paragraph-properties style:writing-mode="lr-tb"/>
    </style:style>
    <style:style style:name="gr114" style:family="graphic" style:parent-style-name="standard" style:list-style-name="L1">
      <style:graphic-properties draw:fill-color="#d62e4e" draw:textarea-horizontal-align="justify" draw:textarea-vertical-align="middle" draw:auto-grow-height="false" fo:min-height="0.753cm" fo:min-width="2.501cm"/>
      <style:paragraph-properties style:writing-mode="lr-tb"/>
    </style:style>
    <style:style style:name="gr115" style:family="graphic" style:parent-style-name="standard" style:list-style-name="L1">
      <style:graphic-properties draw:fill-color="#ea7500" draw:textarea-horizontal-align="justify" draw:textarea-vertical-align="middle" draw:auto-grow-height="false" fo:min-height="0.753cm" fo:min-width="2.501cm"/>
      <style:paragraph-properties style:writing-mode="lr-tb"/>
    </style:style>
    <style:style style:name="gr116" style:family="graphic" style:parent-style-name="standard" style:list-style-name="L1">
      <style:graphic-properties draw:fill-color="#069a2e" draw:textarea-horizontal-align="justify" draw:textarea-vertical-align="middle" draw:auto-grow-height="false" fo:min-height="0.753cm" fo:min-width="2.501cm"/>
      <style:paragraph-properties style:writing-mode="lr-tb"/>
    </style:style>
    <style:style style:name="gr117" style:family="graphic" style:parent-style-name="standard" style:list-style-name="L1">
      <style:graphic-properties draw:fill-color="#7b3d00" draw:textarea-horizontal-align="justify" draw:textarea-vertical-align="middle" draw:auto-grow-height="false" fo:min-height="0.752cm" fo:min-width="2.501cm"/>
      <style:paragraph-properties style:writing-mode="lr-tb"/>
    </style:style>
    <style:style style:name="gr118" style:family="graphic" style:parent-style-name="standard">
      <style:graphic-properties draw:fill-color="#d62e4e" draw:textarea-horizontal-align="justify" draw:textarea-vertical-align="middle" draw:auto-grow-height="false" fo:min-height="0.711cm" fo:min-width="0.451cm"/>
      <style:paragraph-properties style:writing-mode="lr-tb"/>
    </style:style>
    <style:style style:name="gr119" style:family="graphic" style:parent-style-name="standard">
      <style:graphic-properties draw:fill-color="#ffff6d" draw:textarea-horizontal-align="justify" draw:textarea-vertical-align="middle" draw:auto-grow-height="false" fo:min-height="0.711cm" fo:min-width="0.451cm"/>
      <style:paragraph-properties style:writing-mode="lr-tb"/>
    </style:style>
    <style:style style:name="gr120" style:family="graphic" style:parent-style-name="standard">
      <style:graphic-properties draw:fill-color="#069a2e" draw:textarea-horizontal-align="justify" draw:textarea-vertical-align="middle" draw:auto-grow-height="false" fo:min-height="1.158cm" fo:min-width="0.611cm"/>
      <style:paragraph-properties style:writing-mode="lr-tb"/>
    </style:style>
    <style:style style:name="gr121" style:family="graphic" style:parent-style-name="standard">
      <style:graphic-properties draw:fill-color="#d62e4e" draw:textarea-horizontal-align="justify" draw:textarea-vertical-align="middle" draw:auto-grow-height="false" fo:min-height="1.135cm" fo:min-width="0cm"/>
      <style:paragraph-properties style:writing-mode="lr-tb"/>
    </style:style>
    <style:style style:name="gr122" style:family="graphic" style:parent-style-name="standard" style:list-style-name="L1">
      <style:graphic-properties draw:fill-color="#ea7500" draw:textarea-horizontal-align="justify" draw:textarea-vertical-align="middle" draw:auto-grow-height="false" fo:min-height="0.484cm" fo:min-width="1.151cm"/>
      <style:paragraph-properties style:writing-mode="lr-tb"/>
    </style:style>
    <style:style style:name="gr123" style:family="graphic" style:parent-style-name="standard" style:list-style-name="L1">
      <style:graphic-properties draw:fill-color="#ea7500" draw:textarea-horizontal-align="justify" draw:textarea-vertical-align="middle" draw:auto-grow-height="false" fo:min-height="0.724cm" fo:min-width="0.687cm"/>
      <style:paragraph-properties style:writing-mode="lr-tb"/>
    </style:style>
    <style:style style:name="gr124" style:family="graphic" style:parent-style-name="standard" style:list-style-name="L1">
      <style:graphic-properties draw:fill-color="#ea7500" draw:textarea-horizontal-align="justify" draw:textarea-vertical-align="middle" draw:auto-grow-height="false" fo:min-height="1.109cm" fo:min-width="0.365cm"/>
      <style:paragraph-properties style:writing-mode="lr-tb"/>
    </style:style>
    <style:style style:name="gr125" style:family="graphic" style:parent-style-name="standard" style:list-style-name="L1">
      <style:graphic-properties draw:fill-color="#729fcf" draw:textarea-horizontal-align="justify" draw:textarea-vertical-align="middle" draw:auto-grow-height="false" fo:min-height="1.109cm" fo:min-width="0.365cm"/>
      <style:paragraph-properties style:writing-mode="lr-tb"/>
    </style:style>
    <style:style style:name="gr126" style:family="graphic" style:parent-style-name="objectwithoutfill">
      <style:graphic-properties draw:marker-end="Arrowheads_20_35" draw:marker-end-width="0.3cm" draw:fill="none" draw:textarea-vertical-align="middle"/>
    </style:style>
    <style:style style:name="gr127" style:family="graphic" style:parent-style-name="objectwithoutfill">
      <style:graphic-properties draw:marker-end="Arrowheads_20_36" draw:marker-end-width="0.3cm" draw:fill="none" draw:textarea-vertical-align="middle"/>
    </style:style>
    <style:style style:name="gr128" style:family="graphic" style:parent-style-name="standard" style:list-style-name="L1">
      <style:graphic-properties draw:fill="solid" draw:fill-color="#7b3d00" draw:textarea-horizontal-align="justify" draw:textarea-vertical-align="middle" draw:auto-grow-height="false" fo:min-height="1.21cm" fo:min-width="1.964cm"/>
      <style:paragraph-properties style:writing-mode="lr-tb"/>
    </style:style>
    <style:style style:name="gr129" style:family="graphic" style:parent-style-name="standard" style:list-style-name="L1">
      <style:graphic-properties draw:fill="solid" draw:fill-color="#7b3d00" draw:textarea-horizontal-align="justify" draw:textarea-vertical-align="middle" draw:auto-grow-height="false" fo:min-height="1.943cm" fo:min-width="1.694cm"/>
      <style:paragraph-properties style:writing-mode="lr-tb"/>
    </style:style>
    <style:style style:name="gr130" style:family="graphic" style:parent-style-name="standard">
      <style:graphic-properties draw:fill-color="#ffff6d" draw:textarea-horizontal-align="justify" draw:textarea-vertical-align="middle" draw:auto-grow-height="false" fo:min-height="1.135cm" fo:min-width="0cm"/>
      <style:paragraph-properties style:writing-mode="lr-tb"/>
    </style:style>
    <style:style style:name="gr131" style:family="graphic" style:parent-style-name="standard">
      <style:graphic-properties draw:fill-color="#069a2e" draw:textarea-horizontal-align="justify" draw:textarea-vertical-align="middle" draw:auto-grow-height="false" fo:min-height="2.116cm" fo:min-width="0.365cm"/>
      <style:paragraph-properties style:writing-mode="lr-tb"/>
    </style:style>
    <style:style style:name="gr132" style:family="graphic" style:parent-style-name="standard" style:list-style-name="L1">
      <style:graphic-properties draw:fill="solid" draw:fill-color="#7b3d00" draw:textarea-horizontal-align="justify" draw:textarea-vertical-align="middle" draw:auto-grow-height="false" fo:min-height="0.844cm" fo:min-width="2.099cm"/>
      <style:paragraph-properties style:writing-mode="lr-tb"/>
    </style:style>
    <style:style style:name="gr133" style:family="graphic" style:parent-style-name="standard">
      <style:graphic-properties draw:fill-color="#ffff6d" draw:textarea-horizontal-align="justify" draw:textarea-vertical-align="middle" draw:auto-grow-height="false" fo:min-height="0.448cm" fo:min-width="0.187cm"/>
      <style:paragraph-properties style:writing-mode="lr-tb"/>
    </style:style>
    <style:style style:name="gr134" style:family="graphic" style:parent-style-name="standard">
      <style:graphic-properties draw:fill-color="#d62e4e" draw:textarea-horizontal-align="justify" draw:textarea-vertical-align="middle" draw:auto-grow-height="false" fo:min-height="0.448cm" fo:min-width="0.187cm"/>
      <style:paragraph-properties style:writing-mode="lr-tb"/>
    </style:style>
    <style:style style:name="gr135" style:family="graphic" style:parent-style-name="objectwithoutfill">
      <style:graphic-properties draw:marker-end="Arrowheads_20_39" draw:marker-end-width="0.3cm" draw:fill="none" draw:textarea-vertical-align="middle"/>
    </style:style>
    <style:style style:name="gr136" style:family="graphic" style:parent-style-name="standard">
      <style:graphic-properties draw:textarea-horizontal-align="justify" draw:textarea-vertical-align="middle" draw:auto-grow-height="false" fo:min-height="3.171cm" fo:min-width="0cm"/>
      <style:paragraph-properties style:writing-mode="lr-tb"/>
    </style:style>
    <style:style style:name="gr137" style:family="graphic" style:parent-style-name="standard">
      <style:graphic-properties draw:textarea-horizontal-align="justify" draw:textarea-vertical-align="middle" draw:auto-grow-height="false" fo:min-height="1.657cm" fo:min-width="0.406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5cm"/>
      <style:paragraph-properties style:writing-mode="lr-tb"/>
    </style:style>
    <style:style style:name="gr139" style:family="graphic" style:parent-style-name="standard" style:list-style-name="L1">
      <style:graphic-properties draw:fill-color="#ea7500" draw:textarea-horizontal-align="justify" draw:textarea-vertical-align="middle" draw:auto-grow-height="false" fo:min-height="0.484cm" fo:min-width="1.151cm"/>
      <style:paragraph-properties style:writing-mode="lr-tb"/>
    </style:style>
    <style:style style:name="gr140" style:family="graphic" style:parent-style-name="standard" style:list-style-name="L1">
      <style:graphic-properties draw:fill-color="#ea7500" draw:textarea-horizontal-align="justify" draw:textarea-vertical-align="middle" draw:auto-grow-height="false" fo:min-height="0.724cm" fo:min-width="0.687cm"/>
      <style:paragraph-properties style:writing-mode="lr-tb"/>
    </style:style>
    <style:style style:name="gr141" style:family="graphic" style:parent-style-name="standard" style:list-style-name="L1">
      <style:graphic-properties draw:fill-color="#ea7500" draw:textarea-horizontal-align="justify" draw:textarea-vertical-align="middle" draw:auto-grow-height="false" fo:min-height="1.109cm" fo:min-width="0.365cm"/>
      <style:paragraph-properties style:writing-mode="lr-tb"/>
    </style:style>
    <style:style style:name="gr142" style:family="graphic" style:parent-style-name="standard" style:list-style-name="L1">
      <style:graphic-properties draw:fill="solid" draw:fill-color="#7b3d00" draw:textarea-horizontal-align="justify" draw:textarea-vertical-align="middle" draw:auto-grow-height="false" fo:min-height="1.21cm" fo:min-width="1.964cm"/>
      <style:paragraph-properties style:writing-mode="lr-tb"/>
    </style:style>
    <style:style style:name="gr143" style:family="graphic" style:parent-style-name="standard" style:list-style-name="L1">
      <style:graphic-properties draw:fill="solid" draw:fill-color="#7b3d00" draw:textarea-horizontal-align="justify" draw:textarea-vertical-align="middle" draw:auto-grow-height="false" fo:min-height="0.844cm" fo:min-width="2.884cm"/>
      <style:paragraph-properties style:writing-mode="lr-tb"/>
    </style:style>
    <style:style style:name="gr144" style:family="graphic" style:parent-style-name="standard" style:list-style-name="L1">
      <style:graphic-properties draw:fill="solid" draw:fill-color="#7b3d00" draw:textarea-horizontal-align="justify" draw:textarea-vertical-align="middle" draw:auto-grow-height="false" fo:min-height="0.484cm" fo:min-width="4.231cm"/>
      <style:paragraph-properties style:writing-mode="lr-tb"/>
    </style:style>
    <style:style style:name="gr145" style:family="graphic" style:parent-style-name="standard" style:list-style-name="L1">
      <style:graphic-properties draw:fill-color="#729fcf" draw:textarea-horizontal-align="justify" draw:textarea-vertical-align="middle" draw:auto-grow-height="false" fo:min-height="1.111cm" fo:min-width="0.365cm"/>
      <style:paragraph-properties style:writing-mode="lr-tb"/>
    </style:style>
    <style:style style:name="gr146" style:family="graphic" style:parent-style-name="standard" style:list-style-name="L1">
      <style:graphic-properties draw:fill-color="#ea7500" draw:textarea-horizontal-align="justify" draw:textarea-vertical-align="middle" draw:auto-grow-height="false" fo:min-height="0.484cm" fo:min-width="1.151cm"/>
      <style:paragraph-properties style:writing-mode="lr-tb"/>
    </style:style>
    <style:style style:name="gr147" style:family="graphic" style:parent-style-name="standard" style:list-style-name="L1">
      <style:graphic-properties draw:fill-color="#ea7500" draw:textarea-horizontal-align="justify" draw:textarea-vertical-align="middle" draw:auto-grow-height="false" fo:min-height="0.724cm" fo:min-width="0.687cm"/>
      <style:paragraph-properties style:writing-mode="lr-tb"/>
    </style:style>
    <style:style style:name="gr148" style:family="graphic" style:parent-style-name="standard" style:list-style-name="L1">
      <style:graphic-properties draw:fill-color="#ea7500" draw:textarea-horizontal-align="justify" draw:textarea-vertical-align="middle" draw:auto-grow-height="false" fo:min-height="1.109cm" fo:min-width="0.365cm"/>
      <style:paragraph-properties style:writing-mode="lr-tb"/>
    </style:style>
    <style:style style:name="gr149" style:family="graphic" style:parent-style-name="standard" style:list-style-name="L1">
      <style:graphic-properties draw:fill-color="#729fcf" draw:textarea-horizontal-align="justify" draw:textarea-vertical-align="middle" draw:auto-grow-height="false" fo:min-height="1.111cm" fo:min-width="0.365cm"/>
      <style:paragraph-properties style:writing-mode="lr-tb"/>
    </style:style>
    <style:style style:name="gr150" style:family="graphic" style:parent-style-name="standard" style:list-style-name="L1">
      <style:graphic-properties draw:fill="solid" draw:fill-color="#7b3d00" draw:textarea-horizontal-align="justify" draw:textarea-vertical-align="middle" draw:auto-grow-height="false" fo:min-height="1.21cm" fo:min-width="1.964cm"/>
      <style:paragraph-properties style:writing-mode="lr-tb"/>
    </style:style>
    <style:style style:name="gr151" style:family="graphic" style:parent-style-name="standard" style:list-style-name="L1">
      <style:graphic-properties draw:fill="solid" draw:fill-color="#7b3d00" draw:textarea-horizontal-align="justify" draw:textarea-vertical-align="middle" draw:auto-grow-height="false" fo:min-height="1.943cm" fo:min-width="1.694cm"/>
      <style:paragraph-properties style:writing-mode="lr-tb"/>
    </style:style>
    <style:style style:name="gr152" style:family="graphic" style:parent-style-name="standard" style:list-style-name="L1">
      <style:graphic-properties draw:fill="solid" draw:fill-color="#7b3d00" draw:textarea-horizontal-align="justify" draw:textarea-vertical-align="middle" draw:auto-grow-height="false" fo:min-height="0.844cm" fo:min-width="2.099cm"/>
      <style:paragraph-properties style:writing-mode="lr-tb"/>
    </style:style>
    <style:style style:name="gr153" style:family="graphic" style:parent-style-name="standard" style:list-style-name="L1">
      <style:graphic-properties draw:fill-color="#ea7500" draw:textarea-horizontal-align="justify" draw:textarea-vertical-align="middle" draw:auto-grow-height="false" fo:min-height="0.484cm" fo:min-width="1.151cm"/>
      <style:paragraph-properties style:writing-mode="lr-tb"/>
    </style:style>
    <style:style style:name="gr154" style:family="graphic" style:parent-style-name="standard" style:list-style-name="L1">
      <style:graphic-properties draw:fill-color="#ea7500" draw:textarea-horizontal-align="justify" draw:textarea-vertical-align="middle" draw:auto-grow-height="false" fo:min-height="0.724cm" fo:min-width="0.687cm"/>
      <style:paragraph-properties style:writing-mode="lr-tb"/>
    </style:style>
    <style:style style:name="gr155" style:family="graphic" style:parent-style-name="standard" style:list-style-name="L1">
      <style:graphic-properties draw:fill-color="#ea7500" draw:textarea-horizontal-align="justify" draw:textarea-vertical-align="middle" draw:auto-grow-height="false" fo:min-height="1.109cm" fo:min-width="0.365cm"/>
      <style:paragraph-properties style:writing-mode="lr-tb"/>
    </style:style>
    <style:style style:name="gr156" style:family="graphic" style:parent-style-name="standard" style:list-style-name="L1">
      <style:graphic-properties draw:fill-color="#729fcf" draw:textarea-horizontal-align="justify" draw:textarea-vertical-align="middle" draw:auto-grow-height="false" fo:min-height="1.111cm" fo:min-width="0.365cm"/>
      <style:paragraph-properties style:writing-mode="lr-tb"/>
    </style:style>
    <style:style style:name="gr157" style:family="graphic" style:parent-style-name="standard" style:list-style-name="L1">
      <style:graphic-properties draw:fill-color="#800080" draw:textarea-horizontal-align="justify" draw:textarea-vertical-align="middle" draw:auto-grow-height="false" fo:min-height="0.753cm" fo:min-width="2.501cm"/>
      <style:paragraph-properties style:writing-mode="lr-tb"/>
    </style:style>
    <style:style style:name="gr158" style:family="graphic" style:parent-style-name="standard" style:list-style-name="L1">
      <style:graphic-properties draw:fill-color="#c9211e" draw:textarea-horizontal-align="justify" draw:textarea-vertical-align="middle" draw:auto-grow-height="false" fo:min-height="0.753cm" fo:min-width="2.501cm"/>
      <style:paragraph-properties style:writing-mode="lr-tb"/>
    </style:style>
    <style:style style:name="gr159" style:family="graphic" style:parent-style-name="standard" style:list-style-name="L1">
      <style:graphic-properties draw:fill-color="#ffffff" draw:textarea-horizontal-align="justify" draw:textarea-vertical-align="middle" draw:auto-grow-height="false" fo:min-height="0.753cm" fo:min-width="2.501cm"/>
      <style:paragraph-properties style:writing-mode="lr-tb"/>
    </style:style>
    <style:style style:name="gr160" style:family="graphic" style:parent-style-name="standard" style:list-style-name="L1">
      <style:graphic-properties draw:textarea-horizontal-align="justify" draw:textarea-vertical-align="middle" draw:auto-grow-height="false" fo:min-height="0.753cm" fo:min-width="2.501cm"/>
      <style:paragraph-properties style:writing-mode="lr-tb"/>
    </style:style>
    <style:style style:name="gr161" style:family="graphic" style:parent-style-name="standard" style:list-style-name="L1">
      <style:graphic-properties draw:fill-color="#ffff6d" draw:textarea-horizontal-align="justify" draw:textarea-vertical-align="middle" draw:auto-grow-height="false" fo:min-height="0.753cm" fo:min-width="2.501cm"/>
      <style:paragraph-properties style:writing-mode="lr-tb"/>
    </style:style>
    <style:style style:name="gr162" style:family="graphic" style:parent-style-name="standard" style:list-style-name="L1">
      <style:graphic-properties draw:fill-color="#d62e4e" draw:textarea-horizontal-align="justify" draw:textarea-vertical-align="middle" draw:auto-grow-height="false" fo:min-height="0.753cm" fo:min-width="2.501cm"/>
      <style:paragraph-properties style:writing-mode="lr-tb"/>
    </style:style>
    <style:style style:name="gr163" style:family="graphic" style:parent-style-name="standard" style:list-style-name="L1">
      <style:graphic-properties draw:fill-color="#ea7500" draw:textarea-horizontal-align="justify" draw:textarea-vertical-align="middle" draw:auto-grow-height="false" fo:min-height="0.753cm" fo:min-width="2.501cm"/>
      <style:paragraph-properties style:writing-mode="lr-tb"/>
    </style:style>
    <style:style style:name="gr164" style:family="graphic" style:parent-style-name="standard" style:list-style-name="L1">
      <style:graphic-properties draw:fill-color="#069a2e" draw:textarea-horizontal-align="justify" draw:textarea-vertical-align="middle" draw:auto-grow-height="false" fo:min-height="0.753cm" fo:min-width="2.501cm"/>
      <style:paragraph-properties style:writing-mode="lr-tb"/>
    </style:style>
    <style:style style:name="gr165" style:family="graphic" style:parent-style-name="standard" style:list-style-name="L1">
      <style:graphic-properties draw:fill-color="#7b3d00" draw:textarea-horizontal-align="justify" draw:textarea-vertical-align="middle" draw:auto-grow-height="false" fo:min-height="0.752cm" fo:min-width="2.50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13.702cm"/>
      <style:paragraph-properties style:writing-mode="lr-tb"/>
    </style:style>
    <style:style style:name="pr3" style:family="presentation" style:parent-style-name="Default-outline1">
      <style:graphic-properties fo:min-height="47.3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font-size="13.8999996185303pt" style:font-size-asian="14pt" style:font-size-complex="14pt"/>
    </style:style>
    <style:style style:name="P5" style:family="paragraph">
      <loext:graphic-properties draw:fill-color="#c9211e"/>
      <style:paragraph-properties fo:text-align="center" style:writing-mode="lr-tb"/>
      <style:text-properties fo:font-size="13.8999996185303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.8999996185303pt" style:font-size-asian="14pt" style:font-size-complex="14pt"/>
    </style:style>
    <style:style style:name="P7" style:family="paragraph">
      <loext:graphic-properties draw:fill-color="#800080"/>
      <style:paragraph-properties fo:margin-left="0cm" fo:margin-right="0cm" fo:margin-top="0cm" fo:margin-bottom="0cm" fo:line-height="100%" fo:text-align="center" fo:text-indent="0cm" style:writing-mode="lr-tb"/>
      <style:text-properties fo:font-size="13.8999996185303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.90000009536743pt" style:font-size-asian="8pt" style:font-size-complex="8pt"/>
    </style:style>
    <style:style style:name="P9" style:family="paragraph">
      <loext:graphic-properties draw:fill-color="#800080"/>
      <style:paragraph-properties fo:margin-left="0cm" fo:margin-right="0cm" fo:margin-top="0cm" fo:margin-bottom="0cm" fo:line-height="100%" fo:text-align="center" fo:text-indent="0cm" style:writing-mode="lr-tb"/>
      <style:text-properties fo:font-size="7.90000009536743pt" style:font-size-asian="8pt" style:font-size-complex="8pt"/>
    </style:style>
    <style:style style:name="P10" style:family="paragraph">
      <style:paragraph-properties fo:text-align="center" style:writing-mode="lr-tb"/>
      <style:text-properties fo:font-size="17.8999996185303pt"/>
    </style:style>
    <style:style style:name="P11" style:family="paragraph">
      <loext:graphic-properties draw:fill="solid" draw:fill-color="#c9211e"/>
      <style:paragraph-properties fo:text-align="center" style:writing-mode="lr-tb"/>
      <style:text-properties fo:font-size="17.8999996185303pt"/>
    </style:style>
    <style:style style:name="P12" style:family="paragraph">
      <loext:graphic-properties draw:fill-color="#069a2e"/>
      <style:paragraph-properties fo:margin-left="0cm" fo:margin-right="0cm" fo:margin-top="0cm" fo:margin-bottom="0cm" fo:line-height="100%" fo:text-align="center" fo:text-indent="0cm" style:writing-mode="lr-tb"/>
      <style:text-properties fo:font-size="13.8999996185303pt" style:font-size-asian="14pt" style:font-size-complex="14pt"/>
    </style:style>
    <style:style style:name="P13" style:family="paragraph">
      <loext:graphic-properties draw:fill-color="#069a2e"/>
      <style:paragraph-properties fo:margin-left="0cm" fo:margin-right="0cm" fo:margin-top="0cm" fo:margin-bottom="0cm" fo:line-height="100%" fo:text-align="center" fo:text-indent="0cm" style:writing-mode="lr-tb"/>
      <style:text-properties fo:font-size="7.90000009536743pt" style:font-size-asian="8pt" style:font-size-complex="8pt"/>
    </style:style>
    <style:style style:name="P14" style:family="paragraph">
      <style:paragraph-properties fo:text-align="center" style:writing-mode="lr-tb"/>
      <style:text-properties fo:font-size="7.90000009536743pt" style:font-size-asian="8pt" style:font-size-complex="8pt"/>
    </style:style>
    <style:style style:name="P15" style:family="paragraph">
      <loext:graphic-properties draw:fill-color="#ffffff"/>
      <style:paragraph-properties fo:text-align="center" style:writing-mode="lr-tb"/>
      <style:text-properties fo:font-size="7.90000009536743pt" style:font-size-asian="8pt" style:font-size-complex="8pt"/>
    </style:style>
    <style:style style:name="P16" style:family="paragraph">
      <loext:graphic-properties draw:fill-color="#ea7500"/>
      <style:paragraph-properties fo:text-align="center" style:writing-mode="lr-tb"/>
      <style:text-properties fo:font-size="7.90000009536743pt" style:font-size-asian="8pt" style:font-size-complex="8pt"/>
    </style:style>
    <style:style style:name="P17" style:family="paragraph">
      <loext:graphic-properties draw:fill-color="#ea7500"/>
      <style:paragraph-properties fo:margin-left="0cm" fo:margin-right="0cm" fo:margin-top="0cm" fo:margin-bottom="0cm" fo:line-height="100%" fo:text-align="center" fo:text-indent="0cm" style:writing-mode="lr-tb"/>
      <style:text-properties fo:font-size="13.8999996185303pt" style:font-size-asian="14pt" style:font-size-complex="14pt"/>
    </style:style>
    <style:style style:name="P18" style:family="paragraph">
      <loext:graphic-properties draw:fill-color="#ff0000"/>
      <style:paragraph-properties fo:text-align="center" style:writing-mode="lr-tb"/>
      <style:text-properties fo:font-size="7.90000009536743pt" style:font-size-asian="8pt" style:font-size-complex="8pt"/>
    </style:style>
    <style:style style:name="P19" style:family="paragraph">
      <loext:graphic-properties draw:fill-color="#ffff6d"/>
      <style:paragraph-properties fo:text-align="center" style:writing-mode="lr-tb"/>
      <style:text-properties fo:font-size="7.90000009536743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position="0% 100%" fo:font-size="5.90000009536743pt" style:font-size-asian="6pt" style:font-size-complex="6pt"/>
    </style:style>
    <style:style style:name="P21" style:family="paragraph">
      <loext:graphic-properties draw:fill-color="#800080"/>
      <style:paragraph-properties fo:margin-left="0cm" fo:margin-right="0cm" fo:margin-top="0cm" fo:margin-bottom="0cm" fo:line-height="100%" fo:text-align="center" fo:text-indent="0cm" style:writing-mode="lr-tb"/>
      <style:text-properties style:text-position="0% 100%" fo:font-size="5.90000009536743pt" style:font-size-asian="6pt" style:font-size-complex="6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23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3.8999996185303pt" style:font-size-asian="14pt" style:font-size-complex="14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loext:graphic-properties draw:fill="bitmap" draw:fill-image-name="crackseg-in"/>
      <style:paragraph-properties fo:text-align="center"/>
    </style:style>
    <style:style style:name="P26" style:family="paragraph">
      <loext:graphic-properties draw:fill="bitmap" draw:fill-image-name="crackseg-in_25_20_28_copy_29_"/>
      <style:paragraph-properties fo:text-align="center"/>
    </style:style>
    <style:style style:name="P27" style:family="paragraph">
      <loext:graphic-properties draw:fill="solid" draw:fill-color="#7b3d00"/>
      <style:paragraph-properties fo:text-align="center" style:writing-mode="lr-tb"/>
      <style:text-properties fo:font-size="13.8999996185303pt" style:font-size-asian="14pt" style:font-size-complex="14pt"/>
    </style:style>
    <style:style style:name="P28" style:family="paragraph">
      <style:paragraph-properties fo:text-align="center" style:writing-mode="lr-tb"/>
      <style:text-properties fo:font-size="11.8999996185303pt" style:font-size-asian="12pt" style:font-size-complex="12pt"/>
    </style:style>
    <style:style style:name="P29" style:family="paragraph">
      <loext:graphic-properties draw:fill="solid" draw:fill-color="#ffa6a6"/>
      <style:paragraph-properties fo:text-align="center" style:writing-mode="lr-tb"/>
      <style:text-properties fo:font-size="11.8999996185303pt" style:font-size-asian="12pt" style:font-size-complex="12pt"/>
    </style:style>
    <style:style style:name="P30" style:family="paragraph">
      <loext:graphic-properties draw:fill-color="#ea7500"/>
      <style:paragraph-properties fo:margin-left="0cm" fo:margin-right="0cm" fo:margin-top="0cm" fo:margin-bottom="0cm" fo:line-height="100%" fo:text-align="center" fo:text-indent="0cm" style:writing-mode="lr-tb"/>
      <style:text-properties fo:font-size="7.90000009536743pt" style:font-size-asian="8pt" style:font-size-complex="8pt"/>
    </style:style>
    <style:style style:name="P31" style:family="paragraph">
      <loext:graphic-properties draw:fill-color="#d62e4e"/>
      <style:paragraph-properties fo:margin-left="0cm" fo:margin-right="0cm" fo:margin-top="0cm" fo:margin-bottom="0cm" fo:line-height="100%" fo:text-align="center" fo:text-indent="0cm" style:writing-mode="lr-tb"/>
      <style:text-properties fo:font-size="13.8999996185303pt" style:font-size-asian="14pt" style:font-size-complex="14pt"/>
    </style:style>
    <style:style style:name="P32" style:family="paragraph">
      <loext:graphic-properties draw:fill-color="#ffff6d"/>
      <style:paragraph-properties fo:margin-left="0cm" fo:margin-right="0cm" fo:margin-top="0cm" fo:margin-bottom="0cm" fo:line-height="100%" fo:text-align="center" fo:text-indent="0cm" style:writing-mode="lr-tb"/>
      <style:text-properties fo:font-size="13.8999996185303pt" style:font-size-asian="14pt" style:font-size-complex="14pt"/>
    </style:style>
    <style:style style:name="P33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4" style:family="paragraph">
      <loext:graphic-properties draw:fill="solid" draw:fill-color="#7b3d00"/>
      <style:paragraph-properties fo:margin-left="0cm" fo:margin-right="0cm" fo:margin-top="0cm" fo:margin-bottom="0cm" fo:line-height="100%" fo:text-align="center" fo:text-indent="0cm" style:writing-mode="lr-tb"/>
      <style:text-properties fo:font-size="13.8999996185303pt" style:font-size-asian="14pt" style:font-size-complex="14pt"/>
    </style:style>
    <style:style style:name="P35" style:family="paragraph">
      <loext:graphic-properties draw:fill-color="#729fcf"/>
      <style:paragraph-properties fo:text-align="center" style:writing-mode="lr-tb"/>
      <style:text-properties fo:font-size="7.90000009536743pt" style:font-size-asian="8pt" style:font-size-complex="8pt"/>
    </style:style>
    <style:style style:name="P36" style:family="paragraph">
      <loext:graphic-properties draw:fill-color="#800080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37" style:family="paragraph">
      <loext:graphic-properties draw:fill-color="#c9211e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3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39" style:family="paragraph">
      <loext:graphic-properties draw:fill-color="#ffff6d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40" style:family="paragraph">
      <loext:graphic-properties draw:fill-color="#d62e4e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41" style:family="paragraph">
      <loext:graphic-properties draw:fill-color="#ea7500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42" style:family="paragraph">
      <loext:graphic-properties draw:fill-color="#069a2e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43" style:family="paragraph">
      <loext:graphic-properties draw:fill-color="#7b3d00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44" style:family="paragraph">
      <style:paragraph-properties style:writing-mode="lr-tb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style:writing-mode="lr-tb"/>
      <style:text-properties fo:font-size="31.8999996185303pt" fo:font-weight="bold" style:font-size-asian="32pt" style:font-weight-asian="bold" style:font-size-complex="3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7.8999996185303pt"/>
    </style:style>
    <style:style style:name="T4" style:family="text">
      <style:text-properties style:text-position="0% 100%" fo:font-size="8pt" style:font-size-asian="8pt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01cm" svg:height="5.505cm" svg:x="25.493cm" svg:y="25.9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001cm" svg:height="5.505cm" svg:x="25.996cm" svg:y="25.9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001cm" svg:height="3.003cm" svg:x="31.495cm" svg:y="28.4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087.4083944037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1.001cm" svg:height="3.003cm" svg:x="37.495cm" svg:y="34.9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1285.51448551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001cm" svg:height="5.505cm" svg:x="26.494cm" svg:y="25.9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001cm" svg:height="5.505cm" svg:x="26.996cm" svg:y="25.9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001cm" svg:height="5.505cm" svg:x="27.494cm" svg:y="25.9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001cm" svg:height="3.003cm" svg:x="24.746cm" svg:y="31.49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001cm" svg:height="3.003cm" svg:x="24.995cm" svg:y="31.49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001cm" svg:height="3.003cm" svg:x="25.244cm" svg:y="31.49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001cm" svg:height="3.003cm" svg:x="25.493cm" svg:y="31.49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2.001cm" svg:height="3.504cm" svg:x="27.494cm" svg:y="32.99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870.16491754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3.503cm" svg:height="3.003cm" svg:x="37.496cm" svg:y="28.4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3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2.001cm" svg:height="3.504cm" svg:x="19.496cm" svg:y="26.49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870.16491754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2.001cm" svg:height="3.504cm" svg:x="20.497cm" svg:y="26.49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870.16491754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2.001cm" svg:height="3.504cm" svg:x="21.497cm" svg:y="26.4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870.16491754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2.001cm" svg:height="3.504cm" svg:x="19.496cm" svg:y="26.49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870.16491754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2.001cm" svg:height="3.504cm" svg:x="20.497cm" svg:y="26.49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870.16491754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2.001cm" svg:height="3.504cm" svg:x="21.497cm" svg:y="26.4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870.16491754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001cm" svg:height="5.505cm" svg:x="27.498cm" svg:y="25.9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3.503cm" svg:height="9.502cm" svg:x="29.494cm" svg:y="38.4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274.550128534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8" draw:text-style-name="P2" draw:layer="layout" svg:x1="17.995cm" svg:y1="6.997cm" svg:x2="26.495cm" svg:y2="6.997cm">
          <text:p/>
        </draw:line>
        <draw:custom-shape draw:style-name="gr9" draw:text-style-name="P1" draw:layer="layout" svg:width="1.503cm" svg:height="4.503cm" svg:x="25.493cm" svg:y="15.9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566.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3" draw:layer="layout" svg:width="1.503cm" svg:height="1.997cm" svg:x="25.996cm" svg:y="9.99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1.503cm" svg:height="4.503cm" svg:x="25.996cm" svg:y="15.9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566.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3" draw:layer="layout" svg:width="1.503cm" svg:height="1.997cm" svg:x="26.996cm" svg:y="9.99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3" draw:layer="layout" svg:width="1.503cm" svg:height="1.997cm" svg:x="25.996cm" svg:y="9.99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3" draw:layer="layout" svg:width="1.503cm" svg:height="1.997cm" svg:x="26.996cm" svg:y="9.99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3" draw:layer="layout" svg:width="1.503cm" svg:height="1.997cm" svg:x="27.996cm" svg:y="9.99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" draw:layer="layout" svg:width="1.503cm" svg:height="3.5cm" svg:x="33.997cm" svg:y="16.99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987.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layer="layout" svg:width="1.714cm" svg:height="1.499cm" svg:x="32.208cm" svg:y="9.99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001cm" svg:height="3.003cm" svg:x="40.496cm" svg:y="14.9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087.4083944037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1.503cm" svg:height="4.503cm" svg:x="45.497cm" svg:y="15.9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566.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1.503cm" svg:height="4.503cm" svg:x="45.995cm" svg:y="15.9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566.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3" draw:layer="layout" svg:width="2.144cm" svg:height="1.997cm" svg:x="47.426cm" svg:y="9.99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3" draw:layer="layout" svg:width="1.921cm" svg:height="1.003cm" svg:x="38.496cm" svg:y="10.49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001cm" svg:height="3.003cm" svg:x="50.996cm" svg:y="12.9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087.4083944037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3" draw:layer="layout" svg:width="1.921cm" svg:height="1.003cm" svg:x="40.285cm" svg:y="10.49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3" draw:layer="layout" svg:width="2.144cm" svg:height="1.499cm" svg:x="47.852cm" svg:y="11.99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3" draw:layer="layout" svg:width="1.921cm" svg:height="1.003cm" svg:x="42.074cm" svg:y="10.49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layer="layout" svg:width="1.714cm" svg:height="1.499cm" svg:x="33.495cm" svg:y="9.99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layer="layout" svg:width="1.714cm" svg:height="1.499cm" svg:x="34.782cm" svg:y="9.99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" draw:layer="layout" svg:width="1.503cm" svg:height="2.502cm" svg:x="35.993cm" svg:y="17.99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576.682211858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" draw:layer="layout" svg:width="1.503cm" svg:height="2.502cm" svg:x="36.994cm" svg:y="17.99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576.682211858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3.503cm" svg:height="9.502cm" svg:x="19.994cm" svg:y="9.9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274.550128534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3" draw:layer="layout" svg:width="1.503cm" svg:height="1.997cm" svg:x="30.992cm" svg:y="13.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layer="layout" svg:width="1.714cm" svg:height="1.499cm" svg:x="36.496cm" svg:y="13.49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3" draw:layer="layout" svg:width="1.921cm" svg:height="1.003cm" svg:x="45.075cm" svg:y="13.99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3" draw:layer="layout" svg:width="1.503cm" svg:height="1.997cm" svg:x="66.493cm" svg:y="12.4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3" draw:layer="layout" svg:width="1.503cm" svg:height="1.997cm" svg:x="67.493cm" svg:y="12.4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5" xml:id="id2" draw:id="id2" draw:layer="layout" svg:width="1.503cm" svg:height="1.997cm" svg:x="66.493cm" svg:y="12.498cm">
          <text:p text:style-name="P4"><text:span text:style-name="T1">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.503cm" svg:height="1.997cm" svg:x="67.493cm" svg:y="12.498cm">
          <text:p text:style-name="P6"><text:span text:style-name="T2">M</text:span><text:span text:style-name="T2">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xml:id="id4" draw:id="id4" draw:layer="layout" svg:width="1.503cm" svg:height="1.997cm" svg:x="68.493cm" svg:y="12.498cm">
          <text:p text:style-name="P6"><text:span text:style-name="T2">M</text:span><text:span text:style-name="T2">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7" draw:id="id7" draw:layer="layout" svg:width="1.714cm" svg:height="1.5cm" svg:x="73.207cm" svg:y="12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11" draw:id="id11" draw:layer="layout" svg:width="1.921cm" svg:height="1.003cm" svg:x="80.993cm" svg:y="12.999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draw:layer="layout" svg:width="1.921cm" svg:height="1.003cm" svg:x="82.787cm" svg:y="12.999cm">
          <text:p text:style-name="P6"><text:span text:style-name="T2">M</text:span><text:span text:style-name="T2">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14" draw:id="id14" draw:layer="layout" svg:width="1.921cm" svg:height="1.003cm" svg:x="84.576cm" svg:y="12.999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9" draw:layer="layout" svg:width="1.714cm" svg:height="1.5cm" svg:x="74.494cm" svg:y="12.502cm">
          <text:p text:style-name="P8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9" draw:id="id9" draw:layer="layout" svg:width="1.714cm" svg:height="1.5cm" svg:x="75.782cm" svg:y="12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1" xml:id="id1" draw:id="id1" draw:layer="layout" svg:width="3.503cm" svg:height="9.502cm" svg:x="60.496cm" svg:y="12.503cm">
          <text:p text:style-name="P10"><text:span text:style-name="T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7577.377892030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2" xml:id="id5" draw:id="id5" draw:layer="layout" svg:width="1.503cm" svg:height="1.997cm" svg:x="69.996cm" svg:y="15.998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10" draw:id="id10" draw:layer="layout" svg:width="1.714cm" svg:height="1.5cm" svg:x="77.782cm" svg:y="16.002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3" xml:id="id13" draw:id="id13" draw:layer="layout" svg:width="1.921cm" svg:height="1.003cm" svg:x="88.075cm" svg:y="16.499cm">
          <text:p text:style-name="P8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5" draw:text-style-name="P2" draw:layer="layout" svg:x1="63.999cm" svg:y1="17.254cm" svg:x2="66.493cm" svg:y2="13.496cm" draw:start-shape="id1" draw:end-shape="id2" svg:d="M63999 17254h1247v-3758h1247" svg:viewBox="0 0 2495 3759">
          <text:p/>
        </draw:connector>
        <draw:connector draw:style-name="gr26" draw:text-style-name="P2" draw:layer="layout" svg:x1="63.999cm" svg:y1="17.254cm" svg:x2="66.497cm" svg:y2="22.315cm" draw:start-shape="id1" draw:end-shape="id3" draw:end-glue-point="6" svg:d="M63999 17254h1249v5061h1249" svg:viewBox="0 0 2499 5062">
          <text:p/>
        </draw:connector>
        <draw:connector draw:style-name="gr27" draw:text-style-name="P2" draw:layer="layout" svg:x1="69.244cm" svg:y1="14.495cm" svg:x2="71.067cm" svg:y2="15.998cm" draw:start-shape="id4" draw:end-shape="id5" draw:end-glue-point="4" svg:d="M69244 14495v751h1823v752" svg:viewBox="0 0 1824 1504">
          <text:p/>
        </draw:connector>
        <draw:connector draw:style-name="gr28" draw:text-style-name="P2" draw:layer="layout" svg:x1="68.564cm" svg:y1="20.997cm" svg:x2="70.428cm" svg:y2="17.995cm" draw:start-shape="id6" draw:start-glue-point="4" draw:end-shape="id5" draw:end-glue-point="7" svg:d="M68564 20997v-1502h1864v-1500" svg:viewBox="0 0 1865 3003">
          <text:p/>
        </draw:connector>
        <draw:connector draw:style-name="gr29" draw:text-style-name="P2" draw:layer="layout" svg:x1="71.499cm" svg:y1="16.996cm" svg:x2="73.207cm" svg:y2="13.516cm" draw:start-shape="id5" draw:start-glue-point="1" draw:end-shape="id7" draw:end-glue-point="6" svg:d="M71499 16996h854v-3480h854" svg:viewBox="0 0 1709 3481">
          <text:p/>
        </draw:connector>
        <draw:connector draw:style-name="gr30" draw:text-style-name="P2" draw:layer="layout" svg:x1="71.499cm" svg:y1="16.996cm" svg:x2="73.207cm" svg:y2="22.011cm" draw:start-shape="id5" draw:start-glue-point="1" draw:end-shape="id8" draw:end-glue-point="6" svg:d="M71499 16996h854v5015h854" svg:viewBox="0 0 1709 5016">
          <text:p/>
        </draw:connector>
        <draw:connector draw:style-name="gr31" draw:text-style-name="P2" draw:layer="layout" svg:x1="76.639cm" svg:y1="14.002cm" svg:x2="78.903cm" svg:y2="16.002cm" draw:start-shape="id9" draw:end-shape="id10" draw:end-glue-point="4" svg:d="M76639 14002v1001h2264v999" svg:viewBox="0 0 2265 2001">
          <text:p/>
        </draw:connector>
        <draw:connector draw:style-name="gr32" draw:text-style-name="P2" draw:layer="layout" svg:x1="74.328cm" svg:y1="20.997cm" svg:x2="78.375cm" svg:y2="17.502cm" draw:start-shape="id8" draw:start-glue-point="4" draw:end-shape="id10" draw:end-glue-point="7" svg:d="M74328 20997v-1747h4047v-1748" svg:viewBox="0 0 4048 3496">
          <text:p/>
        </draw:connector>
        <draw:connector draw:style-name="gr33" draw:text-style-name="P2" draw:layer="layout" svg:x1="79.496cm" svg:y1="16.752cm" svg:x2="80.993cm" svg:y2="13.636cm" draw:start-shape="id10" draw:end-shape="id11" draw:end-glue-point="6" svg:d="M79496 16752h749v-3116h748" svg:viewBox="0 0 1498 3117">
          <text:p/>
        </draw:connector>
        <draw:connector draw:style-name="gr34" draw:text-style-name="P2" draw:layer="layout" svg:x1="79.496cm" svg:y1="16.752cm" svg:x2="80.993cm" svg:y2="21.634cm" draw:start-shape="id10" draw:start-glue-point="1" draw:end-shape="id12" draw:end-glue-point="6" svg:d="M79496 16752h749v4882h748" svg:viewBox="0 0 1498 4883">
          <text:p/>
        </draw:connector>
        <draw:connector draw:style-name="gr35" draw:text-style-name="P2" draw:layer="layout" svg:x1="82.914cm" svg:y1="21.363cm" svg:x2="88.075cm" svg:y2="17.136cm" draw:start-shape="id12" draw:start-glue-point="9" draw:end-shape="id13" draw:end-glue-point="6" svg:d="M82914 21363h2580v-4227h2581" svg:viewBox="0 0 5162 4228">
          <text:p/>
        </draw:connector>
        <draw:connector draw:style-name="gr36" draw:text-style-name="P2" draw:layer="layout" svg:x1="86.497cm" svg:y1="13.365cm" svg:x2="88.075cm" svg:y2="17.136cm" draw:start-shape="id14" draw:start-glue-point="9" draw:end-shape="id13" draw:end-glue-point="6" svg:d="M86497 13365h788v3771h790" svg:viewBox="0 0 1579 3772">
          <text:p/>
        </draw:connector>
        <draw:custom-shape draw:style-name="gr37" draw:text-style-name="P15" xml:id="id15" draw:id="id15" draw:layer="layout" svg:width="1.921cm" svg:height="0.501cm" svg:x="92.574cm" svg:y="16.75cm">
          <text:p text:style-name="P14"><text:span text:style-name="T2">A</text:span><text:span text:style-name="T2">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8" draw:text-style-name="P2" draw:layer="layout" svg:x1="89.996cm" svg:y1="17cm" svg:x2="92.574cm" svg:y2="17cm" draw:start-shape="id13" draw:end-shape="id15" svg:d="M89996 17000h2578" svg:viewBox="0 0 2579 1">
          <text:p/>
        </draw:connector>
        <draw:custom-shape draw:style-name="gr22" draw:text-style-name="P12" xml:id="id21" draw:id="id21" draw:layer="layout" svg:width="1.503cm" svg:height="1.997cm" svg:x="95.992cm" svg:y="24.497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19" draw:id="id19" draw:layer="layout" svg:width="1.714cm" svg:height="1.5cm" svg:x="95.996cm" svg:y="22.488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2" xml:id="id18" draw:id="id18" draw:layer="layout" svg:width="1.921cm" svg:height="1.003cm" svg:x="95.992cm" svg:y="20.5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12" xml:id="id16" draw:id="id16" draw:layer="layout" svg:width="1.921cm" svg:height="0.501cm" svg:x="95.992cm" svg:y="16.75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6" xml:id="id17" draw:id="id17" draw:layer="layout" svg:width="1.921cm" svg:height="1.003cm" svg:x="99.495cm" svg:y="17.998cm">
          <text:p text:style-name="P14"><text:span text:style-name="T2">D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17" xml:id="id20" draw:id="id20" draw:layer="layout" svg:width="1.714cm" svg:height="1.5cm" svg:x="99.495cm" svg:y="20.5cm">
          <text:p text:style-name="P6"><text:span text:style-name="T2">D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7" xml:id="id22" draw:id="id22" draw:layer="layout" svg:width="1.503cm" svg:height="1.997cm" svg:x="99.495cm" svg:y="22.998cm">
          <text:p text:style-name="P6"><text:span text:style-name="T2">D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8" draw:layer="layout" svg:width="1.503cm" svg:height="3.5cm" svg:x="107.496cm" svg:y="17.998cm">
          <text:p text:style-name="P14"><text:span text:style-name="T2">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987.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9" draw:layer="layout" svg:width="1.503cm" svg:height="3.5cm" svg:x="108.995cm" svg:y="17.998cm">
          <text:p text:style-name="P14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987.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5" draw:text-style-name="P2" draw:layer="layout" svg:x1="94.499cm" svg:y1="17.004cm" svg:x2="95.999cm" svg:y2="17.004cm">
          <text:p/>
        </draw:line>
        <draw:connector draw:style-name="gr46" draw:text-style-name="P2" draw:layer="layout" svg:x1="97.913cm" svg:y1="16.933cm" svg:x2="99.495cm" svg:y2="18.635cm" draw:start-shape="id16" draw:start-glue-point="9" draw:end-shape="id17" draw:end-glue-point="6" svg:d="M97913 16933h790v1702h792" svg:viewBox="0 0 1583 1703">
          <text:p/>
        </draw:connector>
        <draw:connector draw:style-name="gr47" draw:text-style-name="P2" draw:layer="layout" svg:x1="97.913cm" svg:y1="20.866cm" svg:x2="99.495cm" svg:y2="18.635cm" draw:start-shape="id18" draw:start-glue-point="9" draw:end-shape="id17" draw:end-glue-point="6" svg:d="M97913 20866h790v-2231h792" svg:viewBox="0 0 1583 2232">
          <text:p/>
        </draw:connector>
        <draw:connector draw:style-name="gr48" draw:text-style-name="P2" draw:layer="layout" svg:x1="97.71cm" svg:y1="22.974cm" svg:x2="99.495cm" svg:y2="21.514cm" draw:start-shape="id19" draw:start-glue-point="9" draw:end-shape="id20" draw:end-glue-point="6" svg:d="M97710 22974h893v-1460h892" svg:viewBox="0 0 1786 1461">
          <text:p/>
        </draw:connector>
        <draw:connector draw:style-name="gr49" draw:text-style-name="P2" draw:layer="layout" svg:x1="100.32cm" svg:y1="19.001cm" svg:x2="100.616cm" svg:y2="20.5cm" draw:start-shape="id17" draw:start-glue-point="7" draw:end-shape="id20" draw:end-glue-point="4" svg:d="M100320 19001v750h296v749" svg:viewBox="0 0 297 1500">
          <text:p/>
        </draw:connector>
        <draw:connector draw:style-name="gr50" draw:text-style-name="P2" draw:layer="layout" svg:x1="97.495cm" svg:y1="25.176cm" svg:x2="99.495cm" svg:y2="24.316cm" draw:start-shape="id21" draw:start-glue-point="9" draw:end-shape="id22" draw:end-glue-point="6" svg:d="M97495 25176h1000v-860h1000" svg:viewBox="0 0 2001 861">
          <text:p/>
        </draw:connector>
        <draw:connector draw:style-name="gr51" draw:text-style-name="P2" draw:layer="layout" svg:x1="100.088cm" svg:y1="22cm" svg:x2="100.566cm" svg:y2="22.998cm" draw:start-shape="id20" draw:start-glue-point="7" draw:end-shape="id22" draw:end-glue-point="4" svg:d="M100088 22000v499h478v499" svg:viewBox="0 0 479 999">
          <text:p/>
        </draw:connector>
        <draw:connector draw:style-name="gr52" draw:text-style-name="P2" draw:layer="layout" svg:x1="100.998cm" svg:y1="23.677cm" svg:x2="104.994cm" svg:y2="20.131cm" draw:start-shape="id22" draw:start-glue-point="9" draw:end-shape="id23" draw:end-glue-point="6" svg:d="M100998 23677h1998v-3546h1998" svg:viewBox="0 0 3997 3547">
          <text:p/>
        </draw:connector>
        <draw:connector draw:style-name="gr53" draw:text-style-name="P2" draw:layer="layout" svg:x1="70.747cm" svg:y1="17.995cm" svg:x2="95.992cm" svg:y2="25.815cm" draw:start-shape="id5" draw:start-glue-point="2" draw:end-shape="id21" draw:end-glue-point="6" svg:d="M70747 17995v7820h25245" svg:viewBox="0 0 25246 7821">
          <text:p/>
        </draw:connector>
        <draw:connector draw:style-name="gr54" draw:text-style-name="P2" draw:layer="layout" draw:line-skew="-8.751cm" svg:x1="79.496cm" svg:y1="16.752cm" svg:x2="95.996cm" svg:y2="23.502cm" draw:start-shape="id10" draw:end-shape="id19" draw:end-glue-point="6" svg:d="M79496 16752h-500v6750h17000" svg:viewBox="0 0 17001 6751">
          <text:p/>
        </draw:connector>
        <draw:connector draw:style-name="gr55" draw:text-style-name="P2" draw:layer="layout" svg:x1="88.9cm" svg:y1="17.502cm" svg:x2="95.992cm" svg:y2="21.137cm" draw:start-shape="id13" draw:start-glue-point="7" draw:end-shape="id18" draw:end-glue-point="6" svg:d="M88900 17502v3635h7092" svg:viewBox="0 0 7093 3636">
          <text:p/>
        </draw:connector>
        <draw:custom-shape draw:style-name="gr20" draw:text-style-name="P7" draw:layer="layout" svg:width="1.921cm" svg:height="1.003cm" svg:x="86.492cm" svg:y="13.003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draw:layer="layout" svg:width="1.714cm" svg:height="1.5cm" svg:x="77.069cm" svg:y="12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21" draw:layer="layout" svg:width="1.503cm" svg:height="1.997cm" svg:x="69.493cm" svg:y="12.498cm">
          <text:p text:style-name="P20"><text:span text:style-name="T4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22" xml:id="id23" draw:id="id23" draw:layer="layout" svg:width="1.503cm" svg:height="3.5cm" svg:x="104.994cm" svg:y="17.998cm">
          <text:p text:style-name="P22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987.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22" draw:layer="layout" svg:width="1.503cm" svg:height="3.5cm" svg:x="105.994cm" svg:y="17.998cm">
          <text:p text:style-name="P22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987.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23" xml:id="id3" draw:id="id3" draw:layer="layout" svg:width="1.503cm" svg:height="1.997cm" svg:x="66.497cm" svg:y="20.997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23" xml:id="id6" draw:id="id6" draw:layer="layout" svg:width="1.503cm" svg:height="1.997cm" svg:x="67.493cm" svg:y="20.997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23" xml:id="id8" draw:id="id8" draw:layer="layout" svg:width="1.714cm" svg:height="1.5cm" svg:x="73.207cm" svg:y="20.997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9" draw:text-style-name="P23" xml:id="id12" draw:id="id12" draw:layer="layout" svg:width="1.921cm" svg:height="1.003cm" svg:x="80.993cm" svg:y="20.997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60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61" draw:text-style-name="P25" draw:layer="layout" svg:width="6.001cm" svg:height="15.504cm" svg:x="54.495cm" svg:y="9.4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713.91434760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2" draw:text-style-name="P26" draw:layer="layout" svg:width="6.001cm" svg:height="15.504cm" svg:x="110.995cm" svg:y="11.4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713.91434760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60" draw:layer="layout" svg:width="19.798cm" svg:height="11.136cm" svg:x="0.6cm" svg:y="2.257cm" draw:page-number="2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63" draw:text-style-name="P11" xml:id="id24" draw:id="id24" draw:layer="layout" svg:width="6.001cm" svg:height="15.003cm" svg:x="56.495cm" svg:y="35.995cm">
          <text:p text:style-name="P10"><text:span text:style-name="T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8500.916513914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4" draw:text-style-name="P11" draw:layer="layout" svg:width="4.503cm" svg:height="9.502cm" svg:x="59.495cm" svg:y="39.496cm">
          <text:p text:style-name="P10"><text:span text:style-name="T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3782.53721395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5" draw:text-style-name="P27" xml:id="id26" draw:id="id26" draw:layer="layout" svg:width="6.499cm" svg:height="4.503cm" svg:x="70.498cm" svg:y="41.993cm">
          <text:p text:style-name="P4"><text:span text:style-name="T1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357.4316818484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6" draw:text-style-name="P27" draw:layer="layout" svg:width="6.499cm" svg:height="3.5cm" svg:x="77.495cm" svg:y="42.494cm">
          <text:p text:style-name="P4"><text:span text:style-name="T1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357.4316818484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7" draw:text-style-name="P27" xml:id="id27" draw:id="id27" draw:layer="layout" svg:width="4.001cm" svg:height="4.502cm" svg:x="93.996cm" svg:y="41.993cm">
          <text:p text:style-name="P4"><text:span text:style-name="T1">DenSep-lik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357.4316818484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8" draw:text-style-name="P19" draw:layer="layout" svg:width="2.001cm" svg:height="3.5cm" svg:x="91.493cm" svg:y="42.494cm">
          <text:p text:style-name="P14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674.96251874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9" draw:text-style-name="P19" draw:layer="layout" svg:width="2.001cm" svg:height="4.503cm" svg:x="98.495cm" svg:y="41.993cm">
          <text:p text:style-name="P14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752.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4" draw:text-style-name="P11" draw:layer="layout" svg:width="4.503cm" svg:height="9.502cm" svg:x="59.495cm" svg:y="39.496cm">
          <text:p text:style-name="P10"><text:span text:style-name="T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3782.53721395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0" draw:text-style-name="P29" xml:id="id25" draw:id="id25" draw:layer="layout" svg:width="6.001cm" svg:height="15.003cm" svg:x="100.993cm" svg:y="35.995cm">
          <text:p text:style-name="P28"><text:span text:style-name="T5">PW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8500.916513914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27" draw:layer="layout" svg:width="7.002cm" svg:height="6.002cm" svg:x="62.994cm" svg:y="41.497cm">
          <text:p text:style-name="P4"><text:span text:style-name="T1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6" draw:text-style-name="P27" draw:layer="layout" svg:width="6.499cm" svg:height="3.5cm" svg:x="84.496cm" svg:y="42.494cm">
          <text:p text:style-name="P4"><text:span text:style-name="T1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357.4316818484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2" draw:text-style-name="P2" draw:layer="layout" draw:line-skew="-1.499cm" svg:x1="62.066cm" svg:y1="35.995cm" svg:x2="106.564cm" svg:y2="35.995cm" draw:start-shape="id24" draw:start-glue-point="4" draw:end-shape="id25" draw:end-glue-point="4" svg:d="M62066 35995v-2001h44498v2001" svg:viewBox="0 0 44499 2002">
          <text:p/>
        </draw:connector>
        <draw:connector draw:style-name="gr73" draw:text-style-name="P2" draw:layer="layout" draw:line-skew="-1.499cm" svg:x1="74.202cm" svg:y1="41.993cm" svg:x2="96.4cm" svg:y2="41.993cm" draw:start-shape="id26" draw:start-glue-point="4" draw:end-shape="id27" draw:end-glue-point="4" svg:d="M74202 41993v-2001h22198v2001" svg:viewBox="0 0 22199 2002">
          <text:p/>
        </draw:connector>
        <draw:custom-shape draw:style-name="gr74" draw:text-style-name="P27" xml:id="id30" draw:id="id30" draw:layer="layout" svg:width="6.499cm" svg:height="2.502cm" svg:x="51.494cm" svg:y="70.197cm">
          <text:p text:style-name="P4"><text:span text:style-name="T1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357.4316818484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27" draw:layer="layout" svg:width="6.499cm" svg:height="1.944cm" svg:x="65.497cm" svg:y="70.353cm">
          <text:p text:style-name="P4"><text:span text:style-name="T1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357.4316818484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3" draw:text-style-name="P11" xml:id="id28" draw:id="id28" draw:layer="layout" svg:width="6.001cm" svg:height="15.003cm" svg:x="36.994cm" svg:y="63.495cm">
          <text:p text:style-name="P10"><text:span text:style-name="T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8500.916513914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4" draw:text-style-name="P11" draw:layer="layout" svg:width="4.503cm" svg:height="9.502cm" svg:x="39.994cm" svg:y="66.995cm">
          <text:p text:style-name="P10"><text:span text:style-name="T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3782.53721395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6" draw:text-style-name="P19" draw:layer="layout" svg:width="2.001cm" svg:height="2.057cm" svg:x="71.996cm" svg:y="70.296cm">
          <text:p text:style-name="P14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753.5232383808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7" draw:text-style-name="P19" draw:layer="layout" svg:width="2.001cm" svg:height="3.003cm" svg:x="79.491cm" svg:y="69.795cm">
          <text:p text:style-name="P14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752.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0" draw:text-style-name="P29" xml:id="id29" draw:id="id29" draw:layer="layout" svg:width="6.001cm" svg:height="15.003cm" svg:x="81.994cm" svg:y="63.495cm">
          <text:p text:style-name="P28"><text:span text:style-name="T5">PW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8500.916513914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8" draw:text-style-name="P27" draw:layer="layout" svg:width="7.002cm" svg:height="3.003cm" svg:x="43.995cm" svg:y="69.994cm">
          <text:p text:style-name="P4"><text:span text:style-name="T1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2" draw:text-style-name="P2" draw:layer="layout" draw:line-skew="-1.499cm" svg:x1="42.565cm" svg:y1="63.495cm" svg:x2="87.565cm" svg:y2="63.495cm" draw:start-shape="id28" draw:start-glue-point="4" draw:end-shape="id29" draw:end-glue-point="4" svg:d="M42565 63495v-2001h45000v2001" svg:viewBox="0 0 45001 2002">
          <text:p/>
        </draw:connector>
        <draw:connector draw:style-name="gr73" draw:text-style-name="P2" draw:layer="layout" draw:line-skew="-2.999cm" svg:x1="54.996cm" svg:y1="70.197cm" svg:x2="77.402cm" svg:y2="69.795cm" draw:start-shape="id30" draw:start-glue-point="4" draw:end-shape="id31" draw:end-glue-point="4" svg:d="M54996 70197v-3903h22406v3501" svg:viewBox="0 0 22407 3904">
          <text:p/>
        </draw:connector>
        <draw:custom-shape draw:style-name="gr75" draw:text-style-name="P27" draw:layer="layout" svg:width="6.499cm" svg:height="1.944cm" svg:x="58.496cm" svg:y="70.353cm">
          <text:p text:style-name="P4"><text:span text:style-name="T1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357.4316818484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9" draw:text-style-name="P27" xml:id="id31" draw:id="id31" draw:layer="layout" svg:width="4.001cm" svg:height="3.003cm" svg:x="74.997cm" svg:y="69.795cm">
          <text:p text:style-name="P4"><text:span text:style-name="T1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60" draw:layer="layout" svg:width="19.798cm" svg:height="11.136cm" svg:x="0.6cm" svg:y="2.257cm" draw:page-number="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0" draw:text-style-name="P3" draw:layer="layout" svg:width="1.503cm" svg:height="1.997cm" svg:x="66.493cm" svg:y="12.4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3" draw:layer="layout" svg:width="1.503cm" svg:height="1.997cm" svg:x="67.493cm" svg:y="12.4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5" xml:id="id33" draw:id="id33" draw:layer="layout" svg:width="1.503cm" svg:height="1.997cm" svg:x="66.497cm" svg:y="12.498cm">
          <text:p text:style-name="P4"><text:span text:style-name="T1">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.503cm" svg:height="1.997cm" svg:x="67.497cm" svg:y="12.498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.503cm" svg:height="1.997cm" svg:x="68.493cm" svg:y="12.498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38" draw:id="id38" draw:layer="layout" svg:width="1.714cm" svg:height="1.5cm" svg:x="73.211cm" svg:y="12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42" draw:id="id42" draw:layer="layout" svg:width="1.921cm" svg:height="1.003cm" svg:x="80.993cm" svg:y="12.999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draw:layer="layout" svg:width="1.921cm" svg:height="1.003cm" svg:x="82.787cm" svg:y="12.999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45" draw:id="id45" draw:layer="layout" svg:width="1.921cm" svg:height="1.003cm" svg:x="84.576cm" svg:y="12.999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9" draw:layer="layout" svg:width="1.714cm" svg:height="1.5cm" svg:x="74.494cm" svg:y="12.502cm">
          <text:p text:style-name="P8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draw:layer="layout" svg:width="1.714cm" svg:height="1.5cm" svg:x="75.782cm" svg:y="12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1" xml:id="id32" draw:id="id32" draw:layer="layout" svg:width="3.503cm" svg:height="9.502cm" svg:x="60.496cm" svg:y="12.503cm">
          <text:p text:style-name="P10"><text:span text:style-name="T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7577.377892030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2" xml:id="id36" draw:id="id36" draw:layer="layout" svg:width="1.503cm" svg:height="1.997cm" svg:x="69.996cm" svg:y="15.998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41" draw:id="id41" draw:layer="layout" svg:width="1.714cm" svg:height="1.5cm" svg:x="77.782cm" svg:y="16.002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3" xml:id="id44" draw:id="id44" draw:layer="layout" svg:width="1.921cm" svg:height="1.003cm" svg:x="88.075cm" svg:y="16.499cm">
          <text:p text:style-name="P8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5" draw:text-style-name="P2" draw:layer="layout" svg:x1="63.999cm" svg:y1="17.254cm" svg:x2="66.497cm" svg:y2="13.496cm" draw:start-shape="id32" draw:end-shape="id33" svg:d="M63999 17254h1249v-3758h1249" svg:viewBox="0 0 2499 3759">
          <text:p/>
        </draw:connector>
        <draw:connector draw:style-name="gr26" draw:text-style-name="P2" draw:layer="layout" svg:x1="63.999cm" svg:y1="17.254cm" svg:x2="66.497cm" svg:y2="22.315cm" draw:start-shape="id32" draw:end-shape="id34" draw:end-glue-point="6" svg:d="M63999 17254h1249v5061h1249" svg:viewBox="0 0 2499 5062">
          <text:p/>
        </draw:connector>
        <draw:connector draw:style-name="gr27" draw:text-style-name="P2" draw:layer="layout" svg:x1="69.925cm" svg:y1="14.495cm" svg:x2="71.067cm" svg:y2="15.998cm" draw:start-shape="id35" draw:start-glue-point="7" draw:end-shape="id36" draw:end-glue-point="4" svg:d="M69925 14495v751h1142v752" svg:viewBox="0 0 1143 1504">
          <text:p/>
        </draw:connector>
        <draw:connector draw:style-name="gr28" draw:text-style-name="P2" draw:layer="layout" svg:x1="68.568cm" svg:y1="20.997cm" svg:x2="70.428cm" svg:y2="17.995cm" draw:start-shape="id37" draw:start-glue-point="4" draw:end-shape="id36" draw:end-glue-point="7" svg:d="M68568 20997v-1502h1860v-1500" svg:viewBox="0 0 1861 3003">
          <text:p/>
        </draw:connector>
        <draw:connector draw:style-name="gr29" draw:text-style-name="P2" draw:layer="layout" svg:x1="71.499cm" svg:y1="16.996cm" svg:x2="73.211cm" svg:y2="13.516cm" draw:start-shape="id36" draw:start-glue-point="1" draw:end-shape="id38" draw:end-glue-point="6" svg:d="M71499 16996h856v-3480h856" svg:viewBox="0 0 1713 3481">
          <text:p/>
        </draw:connector>
        <draw:connector draw:style-name="gr30" draw:text-style-name="P2" draw:layer="layout" svg:x1="71.499cm" svg:y1="16.996cm" svg:x2="73.211cm" svg:y2="22.011cm" draw:start-shape="id36" draw:start-glue-point="1" draw:end-shape="id39" draw:end-glue-point="6" svg:d="M71499 16996h856v5015h856" svg:viewBox="0 0 1713 5016">
          <text:p/>
        </draw:connector>
        <draw:connector draw:style-name="gr31" draw:text-style-name="P2" draw:layer="layout" svg:x1="77.662cm" svg:y1="14.002cm" svg:x2="78.903cm" svg:y2="16.002cm" draw:start-shape="id40" draw:start-glue-point="7" draw:end-shape="id41" draw:end-glue-point="4" svg:d="M77662 14002v1001h1241v999" svg:viewBox="0 0 1242 2001">
          <text:p/>
        </draw:connector>
        <draw:connector draw:style-name="gr32" draw:text-style-name="P2" draw:layer="layout" svg:x1="74.332cm" svg:y1="20.997cm" svg:x2="78.375cm" svg:y2="17.502cm" draw:start-shape="id39" draw:start-glue-point="4" draw:end-shape="id41" draw:end-glue-point="7" svg:d="M74332 20997v-1747h4043v-1748" svg:viewBox="0 0 4044 3496">
          <text:p/>
        </draw:connector>
        <draw:connector draw:style-name="gr33" draw:text-style-name="P2" draw:layer="layout" svg:x1="79.496cm" svg:y1="16.752cm" svg:x2="80.993cm" svg:y2="13.636cm" draw:start-shape="id41" draw:end-shape="id42" draw:end-glue-point="6" svg:d="M79496 16752h749v-3116h748" svg:viewBox="0 0 1498 3117">
          <text:p/>
        </draw:connector>
        <draw:connector draw:style-name="gr34" draw:text-style-name="P2" draw:layer="layout" svg:x1="79.496cm" svg:y1="16.752cm" svg:x2="80.993cm" svg:y2="21.634cm" draw:start-shape="id41" draw:start-glue-point="1" draw:end-shape="id43" draw:end-glue-point="6" svg:d="M79496 16752h749v4882h748" svg:viewBox="0 0 1498 4883">
          <text:p/>
        </draw:connector>
        <draw:connector draw:style-name="gr35" draw:text-style-name="P2" draw:layer="layout" svg:x1="82.914cm" svg:y1="21.363cm" svg:x2="88.075cm" svg:y2="17.136cm" draw:start-shape="id43" draw:start-glue-point="9" draw:end-shape="id44" draw:end-glue-point="6" svg:d="M82914 21363h2580v-4227h2581" svg:viewBox="0 0 5162 4228">
          <text:p/>
        </draw:connector>
        <draw:connector draw:style-name="gr36" draw:text-style-name="P2" draw:layer="layout" svg:x1="86.497cm" svg:y1="13.365cm" svg:x2="88.075cm" svg:y2="17.136cm" draw:start-shape="id45" draw:start-glue-point="9" draw:end-shape="id44" draw:end-glue-point="6" svg:d="M86497 13365h788v3771h790" svg:viewBox="0 0 1579 3772">
          <text:p/>
        </draw:connector>
        <draw:custom-shape draw:style-name="gr37" draw:text-style-name="P15" xml:id="id46" draw:id="id46" draw:layer="layout" svg:width="1.921cm" svg:height="0.501cm" svg:x="92.578cm" svg:y="16.75cm">
          <text:p text:style-name="P14"><text:span text:style-name="T2">A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8" draw:text-style-name="P2" draw:layer="layout" svg:x1="89.996cm" svg:y1="17cm" svg:x2="92.578cm" svg:y2="17cm" draw:start-shape="id44" draw:end-shape="id46" svg:d="M89996 17000h2582" svg:viewBox="0 0 2583 1">
          <text:p/>
        </draw:connector>
        <draw:custom-shape draw:style-name="gr22" draw:text-style-name="P12" xml:id="id52" draw:id="id52" draw:layer="layout" svg:width="1.503cm" svg:height="1.997cm" svg:x="95.996cm" svg:y="24.497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50" draw:id="id50" draw:layer="layout" svg:width="1.714cm" svg:height="1.5cm" svg:x="95.996cm" svg:y="22.488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2" xml:id="id49" draw:id="id49" draw:layer="layout" svg:width="1.921cm" svg:height="1.003cm" svg:x="95.996cm" svg:y="20.5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12" xml:id="id47" draw:id="id47" draw:layer="layout" svg:width="1.921cm" svg:height="0.501cm" svg:x="95.996cm" svg:y="16.75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30" xml:id="id48" draw:id="id48" draw:layer="layout" svg:width="1.921cm" svg:height="1.003cm" svg:x="99.495cm" svg:y="17.998cm">
          <text:p text:style-name="P8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1" draw:text-style-name="P17" xml:id="id51" draw:id="id51" draw:layer="layout" svg:width="1.714cm" svg:height="1.5cm" svg:x="99.495cm" svg:y="20.5cm">
          <text:p text:style-name="P6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2" draw:text-style-name="P17" xml:id="id53" draw:id="id53" draw:layer="layout" svg:width="1.503cm" svg:height="1.997cm" svg:x="99.495cm" svg:y="22.998cm">
          <text:p text:style-name="P6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5" draw:text-style-name="P2" draw:layer="layout" svg:x1="94.499cm" svg:y1="17.004cm" svg:x2="95.999cm" svg:y2="17.004cm">
          <text:p/>
        </draw:line>
        <draw:connector draw:style-name="gr46" draw:text-style-name="P2" draw:layer="layout" svg:x1="97.917cm" svg:y1="16.933cm" svg:x2="99.495cm" svg:y2="18.635cm" draw:start-shape="id47" draw:start-glue-point="9" draw:end-shape="id48" draw:end-glue-point="6" svg:d="M97917 16933h788v1702h790" svg:viewBox="0 0 1579 1703">
          <text:p/>
        </draw:connector>
        <draw:connector draw:style-name="gr47" draw:text-style-name="P2" draw:layer="layout" svg:x1="97.917cm" svg:y1="20.866cm" svg:x2="99.495cm" svg:y2="18.635cm" draw:start-shape="id49" draw:start-glue-point="9" draw:end-shape="id48" draw:end-glue-point="6" svg:d="M97917 20866h788v-2231h790" svg:viewBox="0 0 1579 2232">
          <text:p/>
        </draw:connector>
        <draw:connector draw:style-name="gr48" draw:text-style-name="P2" draw:layer="layout" svg:x1="97.71cm" svg:y1="22.974cm" svg:x2="99.495cm" svg:y2="21.514cm" draw:start-shape="id50" draw:start-glue-point="9" draw:end-shape="id51" draw:end-glue-point="6" svg:d="M97710 22974h893v-1460h892" svg:viewBox="0 0 1786 1461">
          <text:p/>
        </draw:connector>
        <draw:connector draw:style-name="gr49" draw:text-style-name="P2" draw:layer="layout" svg:x1="100.32cm" svg:y1="19.001cm" svg:x2="100.616cm" svg:y2="20.5cm" draw:start-shape="id48" draw:start-glue-point="7" draw:end-shape="id51" draw:end-glue-point="4" svg:d="M100320 19001v750h296v749" svg:viewBox="0 0 297 1500">
          <text:p/>
        </draw:connector>
        <draw:connector draw:style-name="gr50" draw:text-style-name="P2" draw:layer="layout" svg:x1="97.499cm" svg:y1="25.176cm" svg:x2="99.495cm" svg:y2="24.316cm" draw:start-shape="id52" draw:start-glue-point="9" draw:end-shape="id53" draw:end-glue-point="6" svg:d="M97499 25176h998v-860h998" svg:viewBox="0 0 1997 861">
          <text:p/>
        </draw:connector>
        <draw:connector draw:style-name="gr51" draw:text-style-name="P2" draw:layer="layout" svg:x1="100.088cm" svg:y1="22cm" svg:x2="100.566cm" svg:y2="22.998cm" draw:start-shape="id51" draw:start-glue-point="7" draw:end-shape="id53" draw:end-glue-point="4" svg:d="M100088 22000v499h478v499" svg:viewBox="0 0 479 999">
          <text:p/>
        </draw:connector>
        <draw:connector draw:style-name="gr52" draw:text-style-name="P2" draw:layer="layout" svg:x1="100.998cm" svg:y1="23.677cm" svg:x2="104.994cm" svg:y2="20.31cm" draw:start-shape="id53" draw:start-glue-point="9" draw:end-shape="id54" draw:end-glue-point="6" svg:d="M100998 23677h1998v-3367h1998" svg:viewBox="0 0 3997 3368">
          <text:p/>
        </draw:connector>
        <draw:connector draw:style-name="gr53" draw:text-style-name="P2" draw:layer="layout" svg:x1="70.747cm" svg:y1="17.995cm" svg:x2="95.996cm" svg:y2="25.815cm" draw:start-shape="id36" draw:start-glue-point="2" draw:end-shape="id52" draw:end-glue-point="6" svg:d="M70747 17995v7820h25249" svg:viewBox="0 0 25250 7821">
          <text:p/>
        </draw:connector>
        <draw:connector draw:style-name="gr54" draw:text-style-name="P2" draw:layer="layout" draw:line-skew="-8.751cm" svg:x1="79.496cm" svg:y1="16.752cm" svg:x2="95.996cm" svg:y2="23.502cm" draw:start-shape="id41" draw:end-shape="id50" draw:end-glue-point="6" svg:d="M79496 16752h-500v6750h17000" svg:viewBox="0 0 17001 6751">
          <text:p/>
        </draw:connector>
        <draw:connector draw:style-name="gr55" draw:text-style-name="P2" draw:layer="layout" svg:x1="88.9cm" svg:y1="17.502cm" svg:x2="95.996cm" svg:y2="21.137cm" draw:start-shape="id44" draw:start-glue-point="7" draw:end-shape="id49" draw:end-glue-point="6" svg:d="M88900 17502v3635h7096" svg:viewBox="0 0 7097 3636">
          <text:p/>
        </draw:connector>
        <draw:custom-shape draw:style-name="gr20" draw:text-style-name="P7" draw:layer="layout" svg:width="1.921cm" svg:height="1.003cm" svg:x="86.496cm" svg:y="13.003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40" draw:id="id40" draw:layer="layout" svg:width="1.714cm" svg:height="1.5cm" svg:x="77.069cm" svg:y="12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21" xml:id="id35" draw:id="id35" draw:layer="layout" svg:width="1.503cm" svg:height="1.997cm" svg:x="69.493cm" svg:y="12.498cm">
          <text:p text:style-name="P20"><text:span text:style-name="T4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23" xml:id="id34" draw:id="id34" draw:layer="layout" svg:width="1.503cm" svg:height="1.997cm" svg:x="66.497cm" svg:y="20.997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23" xml:id="id37" draw:id="id37" draw:layer="layout" svg:width="1.503cm" svg:height="1.997cm" svg:x="67.497cm" svg:y="20.997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23" xml:id="id39" draw:id="id39" draw:layer="layout" svg:width="1.714cm" svg:height="1.5cm" svg:x="73.211cm" svg:y="20.997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9" draw:text-style-name="P23" xml:id="id43" draw:id="id43" draw:layer="layout" svg:width="1.921cm" svg:height="1.003cm" svg:x="80.993cm" svg:y="20.997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23" xml:id="id54" draw:id="id54" draw:layer="layout" svg:width="1.503cm" svg:height="1.997cm" svg:x="104.994cm" svg:y="18.992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4" draw:text-style-name="P23" draw:layer="layout" svg:width="1.502cm" svg:height="1.997cm" svg:x="105.994cm" svg:y="19.001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5" draw:text-style-name="P31" draw:layer="layout" svg:width="1.503cm" svg:height="1.997cm" svg:x="107.492cm" svg:y="19.001cm">
          <text:p text:style-name="P6"><text:span text:style-name="T2">P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32" draw:layer="layout" svg:width="1.503cm" svg:height="1.997cm" svg:x="108.995cm" svg:y="18.992cm">
          <text:p text:style-name="P6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27" draw:layer="layout" svg:width="6.499cm" svg:height="1.944cm" svg:x="64.995cm" svg:y="61.551cm">
          <text:p text:style-name="P4"><text:span text:style-name="T1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357.4316818484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60" draw:layer="layout" svg:width="19.798cm" svg:height="11.136cm" svg:x="0.6cm" svg:y="2.257cm" draw:page-number="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0" draw:text-style-name="P3" draw:layer="layout" svg:width="1.503cm" svg:height="1.997cm" svg:x="67.493cm" svg:y="12.4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7" draw:text-style-name="P5" xml:id="id56" draw:id="id56" draw:layer="layout" svg:width="1.503cm" svg:height="3.003cm" svg:x="66.493cm" svg:y="11.997cm">
          <text:p text:style-name="P4"><text:span text:style-name="T1">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238.907395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.503cm" svg:height="1.997cm" svg:x="67.497cm" svg:y="12.498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.503cm" svg:height="1.997cm" svg:x="68.493cm" svg:y="12.498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60" draw:id="id60" draw:layer="layout" svg:width="1.714cm" svg:height="1.5cm" svg:x="73.211cm" svg:y="12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64" draw:id="id64" draw:layer="layout" svg:width="1.921cm" svg:height="1.003cm" svg:x="80.993cm" svg:y="12.999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draw:layer="layout" svg:width="1.921cm" svg:height="1.003cm" svg:x="82.787cm" svg:y="12.999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67" draw:id="id67" draw:layer="layout" svg:width="1.921cm" svg:height="1.003cm" svg:x="84.576cm" svg:y="12.999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9" draw:layer="layout" svg:width="1.714cm" svg:height="1.5cm" svg:x="74.494cm" svg:y="12.502cm">
          <text:p text:style-name="P8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draw:layer="layout" svg:width="1.714cm" svg:height="1.5cm" svg:x="75.782cm" svg:y="12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8" draw:text-style-name="P11" xml:id="id55" draw:id="id55" draw:layer="layout" svg:width="2.503cm" svg:height="8.007cm" svg:x="61.492cm" svg:y="13.488cm">
          <text:p text:style-name="P10"><text:span text:style-name="T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6558.27338129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2" xml:id="id59" draw:id="id59" draw:layer="layout" svg:width="1.503cm" svg:height="1.997cm" svg:x="69.996cm" svg:y="15.998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63" draw:id="id63" draw:layer="layout" svg:width="1.714cm" svg:height="1.5cm" svg:x="77.782cm" svg:y="16.002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3" xml:id="id66" draw:id="id66" draw:layer="layout" svg:width="1.921cm" svg:height="1.003cm" svg:x="88.075cm" svg:y="16.499cm">
          <text:p text:style-name="P8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5" draw:text-style-name="P2" draw:layer="layout" svg:x1="63.995cm" svg:y1="17.491cm" svg:x2="66.493cm" svg:y2="13.498cm" draw:start-shape="id55" draw:end-shape="id56" svg:d="M63995 17491h1249v-3993h1249" svg:viewBox="0 0 2499 3994">
          <text:p/>
        </draw:connector>
        <draw:connector draw:style-name="gr26" draw:text-style-name="P2" draw:layer="layout" svg:x1="63.995cm" svg:y1="17.491cm" svg:x2="66.497cm" svg:y2="22.265cm" draw:start-shape="id55" draw:end-shape="id57" draw:end-glue-point="6" svg:d="M63995 17491h1251v4774h1251" svg:viewBox="0 0 2503 4775">
          <text:p/>
        </draw:connector>
        <draw:connector draw:style-name="gr27" draw:text-style-name="P2" draw:layer="layout" svg:x1="69.925cm" svg:y1="14.495cm" svg:x2="71.067cm" svg:y2="15.998cm" draw:start-shape="id58" draw:start-glue-point="7" draw:end-shape="id59" draw:end-glue-point="4" svg:d="M69925 14495v751h1142v752" svg:viewBox="0 0 1143 1504">
          <text:p/>
        </draw:connector>
        <draw:connector draw:style-name="gr28" draw:text-style-name="P2" draw:layer="layout" svg:x1="68.266cm" svg:y1="20.998cm" svg:x2="70.428cm" svg:y2="17.995cm" draw:start-shape="id57" draw:start-glue-point="4" draw:end-shape="id59" draw:end-glue-point="7" svg:d="M68266 20998v-1502h2162v-1501" svg:viewBox="0 0 2163 3004">
          <text:p/>
        </draw:connector>
        <draw:connector draw:style-name="gr29" draw:text-style-name="P2" draw:layer="layout" svg:x1="71.499cm" svg:y1="16.996cm" svg:x2="73.211cm" svg:y2="13.516cm" draw:start-shape="id59" draw:start-glue-point="1" draw:end-shape="id60" draw:end-glue-point="6" svg:d="M71499 16996h856v-3480h856" svg:viewBox="0 0 1713 3481">
          <text:p/>
        </draw:connector>
        <draw:connector draw:style-name="gr30" draw:text-style-name="P2" draw:layer="layout" svg:x1="71.499cm" svg:y1="16.996cm" svg:x2="73.207cm" svg:y2="21.946cm" draw:start-shape="id59" draw:start-glue-point="1" draw:end-shape="id61" draw:end-glue-point="6" svg:d="M71499 16996h854v4950h854" svg:viewBox="0 0 1709 4951">
          <text:p/>
        </draw:connector>
        <draw:connector draw:style-name="gr31" draw:text-style-name="P2" draw:layer="layout" svg:x1="77.662cm" svg:y1="14.002cm" svg:x2="78.903cm" svg:y2="16.002cm" draw:start-shape="id62" draw:start-glue-point="7" draw:end-shape="id63" draw:end-glue-point="4" svg:d="M77662 14002v1001h1241v999" svg:viewBox="0 0 1242 2001">
          <text:p/>
        </draw:connector>
        <draw:connector draw:style-name="gr32" draw:text-style-name="P2" draw:layer="layout" svg:x1="75.301cm" svg:y1="20.997cm" svg:x2="78.375cm" svg:y2="17.502cm" draw:start-shape="id61" draw:start-glue-point="4" draw:end-shape="id63" draw:end-glue-point="7" svg:d="M75301 20997v-1747h3074v-1748" svg:viewBox="0 0 3075 3496">
          <text:p/>
        </draw:connector>
        <draw:connector draw:style-name="gr33" draw:text-style-name="P2" draw:layer="layout" svg:x1="79.496cm" svg:y1="16.752cm" svg:x2="80.993cm" svg:y2="13.636cm" draw:start-shape="id63" draw:end-shape="id64" draw:end-glue-point="6" svg:d="M79496 16752h749v-3116h748" svg:viewBox="0 0 1498 3117">
          <text:p/>
        </draw:connector>
        <draw:connector draw:style-name="gr34" draw:text-style-name="P2" draw:layer="layout" svg:x1="79.496cm" svg:y1="16.752cm" svg:x2="80.997cm" svg:y2="21.634cm" draw:start-shape="id63" draw:start-glue-point="1" draw:end-shape="id65" draw:end-glue-point="6" svg:d="M79496 16752h751v4882h750" svg:viewBox="0 0 1502 4883">
          <text:p/>
        </draw:connector>
        <draw:connector draw:style-name="gr35" draw:text-style-name="P2" draw:layer="layout" svg:x1="83.633cm" svg:y1="20.997cm" svg:x2="88.075cm" svg:y2="17.136cm" draw:start-shape="id65" draw:start-glue-point="4" draw:end-shape="id66" draw:end-glue-point="6" svg:d="M83633 20997v-3861h4442" svg:viewBox="0 0 4443 3862">
          <text:p/>
        </draw:connector>
        <draw:connector draw:style-name="gr36" draw:text-style-name="P2" draw:layer="layout" svg:x1="86.497cm" svg:y1="13.365cm" svg:x2="88.075cm" svg:y2="17.136cm" draw:start-shape="id67" draw:start-glue-point="9" draw:end-shape="id66" draw:end-glue-point="6" svg:d="M86497 13365h788v3771h790" svg:viewBox="0 0 1579 3772">
          <text:p/>
        </draw:connector>
        <draw:custom-shape draw:style-name="gr37" draw:text-style-name="P15" xml:id="id68" draw:id="id68" draw:layer="layout" svg:width="1.921cm" svg:height="0.501cm" svg:x="92.578cm" svg:y="16.75cm">
          <text:p text:style-name="P14"><text:span text:style-name="T2">A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8" draw:text-style-name="P2" draw:layer="layout" svg:x1="89.996cm" svg:y1="17cm" svg:x2="92.578cm" svg:y2="17cm" draw:start-shape="id66" draw:end-shape="id68" svg:d="M89996 17000h2582" svg:viewBox="0 0 2583 1">
          <text:p/>
        </draw:connector>
        <draw:custom-shape draw:style-name="gr22" draw:text-style-name="P12" xml:id="id74" draw:id="id74" draw:layer="layout" svg:width="1.503cm" svg:height="1.997cm" svg:x="95.996cm" svg:y="24.497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72" draw:id="id72" draw:layer="layout" svg:width="1.714cm" svg:height="1.5cm" svg:x="95.996cm" svg:y="22.488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2" xml:id="id71" draw:id="id71" draw:layer="layout" svg:width="1.921cm" svg:height="1.003cm" svg:x="95.996cm" svg:y="20.5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12" xml:id="id69" draw:id="id69" draw:layer="layout" svg:width="1.921cm" svg:height="0.501cm" svg:x="95.996cm" svg:y="16.75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9" draw:text-style-name="P30" xml:id="id70" draw:id="id70" draw:layer="layout" svg:width="1.921cm" svg:height="1.003cm" svg:x="99.495cm" svg:y="17.998cm">
          <text:p text:style-name="P8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0" draw:text-style-name="P17" xml:id="id73" draw:id="id73" draw:layer="layout" svg:width="1.714cm" svg:height="1.5cm" svg:x="99.495cm" svg:y="20.5cm">
          <text:p text:style-name="P6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17" xml:id="id75" draw:id="id75" draw:layer="layout" svg:width="1.503cm" svg:height="1.997cm" svg:x="99.495cm" svg:y="22.998cm">
          <text:p text:style-name="P6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5" draw:text-style-name="P2" draw:layer="layout" svg:x1="94.499cm" svg:y1="17.004cm" svg:x2="95.999cm" svg:y2="17.004cm">
          <text:p/>
        </draw:line>
        <draw:connector draw:style-name="gr46" draw:text-style-name="P2" draw:layer="layout" svg:x1="97.917cm" svg:y1="16.933cm" svg:x2="99.495cm" svg:y2="18.635cm" draw:start-shape="id69" draw:start-glue-point="9" draw:end-shape="id70" draw:end-glue-point="6" svg:d="M97917 16933h788v1702h790" svg:viewBox="0 0 1579 1703">
          <text:p/>
        </draw:connector>
        <draw:connector draw:style-name="gr47" draw:text-style-name="P2" draw:layer="layout" svg:x1="97.917cm" svg:y1="20.866cm" svg:x2="99.495cm" svg:y2="18.635cm" draw:start-shape="id71" draw:start-glue-point="9" draw:end-shape="id70" draw:end-glue-point="6" svg:d="M97917 20866h788v-2231h790" svg:viewBox="0 0 1579 2232">
          <text:p/>
        </draw:connector>
        <draw:connector draw:style-name="gr48" draw:text-style-name="P2" draw:layer="layout" svg:x1="97.71cm" svg:y1="22.974cm" svg:x2="99.495cm" svg:y2="21.514cm" draw:start-shape="id72" draw:start-glue-point="9" draw:end-shape="id73" draw:end-glue-point="6" svg:d="M97710 22974h893v-1460h892" svg:viewBox="0 0 1786 1461">
          <text:p/>
        </draw:connector>
        <draw:connector draw:style-name="gr49" draw:text-style-name="P2" draw:layer="layout" svg:x1="100.32cm" svg:y1="19.001cm" svg:x2="100.616cm" svg:y2="20.5cm" draw:start-shape="id70" draw:start-glue-point="7" draw:end-shape="id73" draw:end-glue-point="4" svg:d="M100320 19001v750h296v749" svg:viewBox="0 0 297 1500">
          <text:p/>
        </draw:connector>
        <draw:connector draw:style-name="gr50" draw:text-style-name="P2" draw:layer="layout" svg:x1="97.499cm" svg:y1="25.176cm" svg:x2="99.495cm" svg:y2="24.316cm" draw:start-shape="id74" draw:start-glue-point="9" draw:end-shape="id75" draw:end-glue-point="6" svg:d="M97499 25176h998v-860h998" svg:viewBox="0 0 1997 861">
          <text:p/>
        </draw:connector>
        <draw:connector draw:style-name="gr51" draw:text-style-name="P2" draw:layer="layout" svg:x1="100.088cm" svg:y1="22cm" svg:x2="100.566cm" svg:y2="22.998cm" draw:start-shape="id73" draw:start-glue-point="7" draw:end-shape="id75" draw:end-glue-point="4" svg:d="M100088 22000v499h478v499" svg:viewBox="0 0 479 999">
          <text:p/>
        </draw:connector>
        <draw:connector draw:style-name="gr52" draw:text-style-name="P2" draw:layer="layout" svg:x1="100.998cm" svg:y1="23.677cm" svg:x2="104.994cm" svg:y2="20.31cm" draw:start-shape="id75" draw:start-glue-point="9" draw:end-shape="id76" draw:end-glue-point="6" svg:d="M100998 23677h1998v-3367h1998" svg:viewBox="0 0 3997 3368">
          <text:p/>
        </draw:connector>
        <draw:connector draw:style-name="gr53" draw:text-style-name="P2" draw:layer="layout" svg:x1="70.747cm" svg:y1="17.995cm" svg:x2="95.996cm" svg:y2="25.815cm" draw:start-shape="id59" draw:start-glue-point="2" draw:end-shape="id74" draw:end-glue-point="6" svg:d="M70747 17995v7820h25249" svg:viewBox="0 0 25250 7821">
          <text:p/>
        </draw:connector>
        <draw:connector draw:style-name="gr54" draw:text-style-name="P2" draw:layer="layout" draw:line-skew="-8.751cm" svg:x1="79.496cm" svg:y1="16.752cm" svg:x2="95.996cm" svg:y2="23.502cm" draw:start-shape="id63" draw:end-shape="id72" draw:end-glue-point="6" svg:d="M79496 16752h-500v6750h17000" svg:viewBox="0 0 17001 6751">
          <text:p/>
        </draw:connector>
        <draw:connector draw:style-name="gr55" draw:text-style-name="P2" draw:layer="layout" svg:x1="88.9cm" svg:y1="17.502cm" svg:x2="95.996cm" svg:y2="21.137cm" draw:start-shape="id66" draw:start-glue-point="7" draw:end-shape="id71" draw:end-glue-point="6" svg:d="M88900 17502v3635h7096" svg:viewBox="0 0 7097 3636">
          <text:p/>
        </draw:connector>
        <draw:custom-shape draw:style-name="gr20" draw:text-style-name="P7" draw:layer="layout" svg:width="1.921cm" svg:height="1.003cm" svg:x="86.496cm" svg:y="13.003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62" draw:id="id62" draw:layer="layout" svg:width="1.714cm" svg:height="1.5cm" svg:x="77.069cm" svg:y="12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21" xml:id="id58" draw:id="id58" draw:layer="layout" svg:width="1.503cm" svg:height="1.997cm" svg:x="69.493cm" svg:y="12.498cm">
          <text:p text:style-name="P20"><text:span text:style-name="T4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33" draw:layer="layout" svg:width="11.998cm" svg:height="1.78cm" svg:x="68.498cm" svg:y="3.998cm">
          <draw:text-box>
            <text:p><text:span text:style-name="T3">SC-CrackSeg 3X</text:span></text:p>
          </draw:text-box>
        </draw:frame>
        <draw:custom-shape draw:style-name="gr93" draw:text-style-name="P34" xml:id="id57" draw:id="id57" draw:layer="layout" svg:width="3.001cm" svg:height="1.996cm" svg:x="66.497cm" svg:y="20.998cm">
          <text:p text:style-name="P6"><text:span text:style-name="T2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4" draw:text-style-name="P34" xml:id="id61" draw:id="id61" draw:layer="layout" svg:width="3.786cm" svg:height="1.495cm" svg:x="73.207cm" svg:y="20.997cm">
          <text:p text:style-name="P6"><text:span text:style-name="T2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5" draw:text-style-name="P34" xml:id="id65" draw:id="id65" draw:layer="layout" svg:width="5.001cm" svg:height="1.003cm" svg:x="80.997cm" svg:y="20.997cm">
          <text:p text:style-name="P6"><text:span text:style-name="T2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6" draw:text-style-name="P23" xml:id="id76" draw:id="id76" draw:layer="layout" svg:width="1.503cm" svg:height="1.997cm" svg:x="104.994cm" svg:y="18.992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4" draw:text-style-name="P23" draw:layer="layout" svg:width="1.502cm" svg:height="1.997cm" svg:x="105.994cm" svg:y="19.001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7" draw:text-style-name="P31" draw:layer="layout" svg:width="1.503cm" svg:height="2.994cm" svg:x="110.493cm" svg:y="18.496cm">
          <text:p text:style-name="P6"><text:span text:style-name="T2">P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541.105929380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32" draw:layer="layout" svg:width="1.503cm" svg:height="3.003cm" svg:x="111.493cm" svg:y="18.496cm">
          <text:p text:style-name="P6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2044.77015323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32" draw:layer="layout" svg:width="1.503cm" svg:height="1.997cm" svg:x="107.492cm" svg:y="18.992cm">
          <text:p text:style-name="P6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9" draw:text-style-name="P35" xml:id="id77" draw:id="id77" draw:layer="layout" svg:width="1.503cm" svg:height="3.003cm" svg:x="108.995cm" svg:y="18.496cm">
          <text:p text:style-name="P14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238.907395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00" draw:text-style-name="P2" draw:layer="layout" svg:x1="67.636cm" svg:y1="11.997cm" svg:x2="110.138cm" svg:y2="18.496cm" draw:start-shape="id56" draw:start-glue-point="4" draw:end-shape="id77" draw:end-glue-point="4" svg:d="M67636 11997v-502h42502v7001" svg:viewBox="0 0 42503 7002">
          <text:p/>
        </draw:connector>
        <presentation:notes draw:style-name="dp2">
          <draw:page-thumbnail draw:style-name="gr60" draw:layer="layout" svg:width="19.798cm" svg:height="11.136cm" svg:x="0.6cm" svg:y="2.257cm" draw:page-number="5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0" draw:text-style-name="P3" draw:layer="layout" svg:width="1.503cm" svg:height="1.997cm" svg:x="67.497cm" svg:y="12.4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7" draw:text-style-name="P5" xml:id="id79" draw:id="id79" draw:layer="layout" svg:width="1.503cm" svg:height="3.003cm" svg:x="66.497cm" svg:y="11.997cm">
          <text:p text:style-name="P4"><text:span text:style-name="T1">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238.907395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.503cm" svg:height="1.997cm" svg:x="67.497cm" svg:y="12.498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.503cm" svg:height="1.997cm" svg:x="68.493cm" svg:y="12.498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83" draw:id="id83" draw:layer="layout" svg:width="1.714cm" svg:height="1.5cm" svg:x="73.211cm" svg:y="12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87" draw:id="id87" draw:layer="layout" svg:width="1.921cm" svg:height="1.003cm" svg:x="80.997cm" svg:y="13.003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draw:layer="layout" svg:width="1.921cm" svg:height="1.003cm" svg:x="82.787cm" svg:y="13.003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90" draw:id="id90" draw:layer="layout" svg:width="1.921cm" svg:height="1.003cm" svg:x="84.576cm" svg:y="13.003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9" draw:layer="layout" svg:width="1.714cm" svg:height="1.5cm" svg:x="74.499cm" svg:y="12.502cm">
          <text:p text:style-name="P8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draw:layer="layout" svg:width="1.714cm" svg:height="1.5cm" svg:x="75.782cm" svg:y="12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8" draw:text-style-name="P11" xml:id="id78" draw:id="id78" draw:layer="layout" svg:width="2.503cm" svg:height="8.007cm" svg:x="61.496cm" svg:y="13.492cm">
          <text:p text:style-name="P10"><text:span text:style-name="T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6558.27338129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2" xml:id="id82" draw:id="id82" draw:layer="layout" svg:width="1.503cm" svg:height="1.997cm" svg:x="69.996cm" svg:y="16.002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86" draw:id="id86" draw:layer="layout" svg:width="1.714cm" svg:height="1.5cm" svg:x="77.782cm" svg:y="16.002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3" xml:id="id89" draw:id="id89" draw:layer="layout" svg:width="1.921cm" svg:height="1.003cm" svg:x="88.079cm" svg:y="16.503cm">
          <text:p text:style-name="P8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5" draw:text-style-name="P2" draw:layer="layout" svg:x1="63.999cm" svg:y1="17.495cm" svg:x2="66.497cm" svg:y2="13.498cm" draw:start-shape="id78" draw:end-shape="id79" svg:d="M63999 17495h1249v-3997h1249" svg:viewBox="0 0 2499 3998">
          <text:p/>
        </draw:connector>
        <draw:connector draw:style-name="gr26" draw:text-style-name="P2" draw:layer="layout" svg:x1="63.999cm" svg:y1="17.495cm" svg:x2="66.497cm" svg:y2="22.269cm" draw:start-shape="id78" draw:end-shape="id80" draw:end-glue-point="6" svg:d="M63999 17495h1249v4774h1249" svg:viewBox="0 0 2499 4775">
          <text:p/>
        </draw:connector>
        <draw:connector draw:style-name="gr27" draw:text-style-name="P2" draw:layer="layout" svg:x1="69.93cm" svg:y1="14.499cm" svg:x2="71.067cm" svg:y2="16.002cm" draw:start-shape="id81" draw:start-glue-point="7" draw:end-shape="id82" draw:end-glue-point="4" svg:d="M69930 14499v751h1137v752" svg:viewBox="0 0 1138 1504">
          <text:p/>
        </draw:connector>
        <draw:connector draw:style-name="gr28" draw:text-style-name="P2" draw:layer="layout" svg:x1="68.266cm" svg:y1="21.002cm" svg:x2="70.428cm" svg:y2="17.999cm" draw:start-shape="id80" draw:start-glue-point="4" draw:end-shape="id82" draw:end-glue-point="7" svg:d="M68266 21002v-1502h2162v-1501" svg:viewBox="0 0 2163 3004">
          <text:p/>
        </draw:connector>
        <draw:connector draw:style-name="gr29" draw:text-style-name="P2" draw:layer="layout" svg:x1="71.499cm" svg:y1="17cm" svg:x2="73.211cm" svg:y2="13.516cm" draw:start-shape="id82" draw:start-glue-point="1" draw:end-shape="id83" draw:end-glue-point="6" svg:d="M71499 17000h856v-3484h856" svg:viewBox="0 0 1713 3485">
          <text:p/>
        </draw:connector>
        <draw:connector draw:style-name="gr30" draw:text-style-name="P2" draw:layer="layout" svg:x1="71.499cm" svg:y1="17cm" svg:x2="73.211cm" svg:y2="21.951cm" draw:start-shape="id82" draw:start-glue-point="1" draw:end-shape="id84" draw:end-glue-point="6" svg:d="M71499 17000h856v4951h856" svg:viewBox="0 0 1713 4952">
          <text:p/>
        </draw:connector>
        <draw:connector draw:style-name="gr31" draw:text-style-name="P2" draw:layer="layout" svg:x1="77.662cm" svg:y1="14.002cm" svg:x2="78.903cm" svg:y2="16.002cm" draw:start-shape="id85" draw:start-glue-point="7" draw:end-shape="id86" draw:end-glue-point="4" svg:d="M77662 14002v1001h1241v999" svg:viewBox="0 0 1242 2001">
          <text:p/>
        </draw:connector>
        <draw:connector draw:style-name="gr32" draw:text-style-name="P2" draw:layer="layout" svg:x1="75.305cm" svg:y1="21.002cm" svg:x2="78.375cm" svg:y2="17.502cm" draw:start-shape="id84" draw:start-glue-point="4" draw:end-shape="id86" draw:end-glue-point="7" svg:d="M75305 21002v-1750h3070v-1750" svg:viewBox="0 0 3071 3501">
          <text:p/>
        </draw:connector>
        <draw:connector draw:style-name="gr33" draw:text-style-name="P2" draw:layer="layout" svg:x1="79.496cm" svg:y1="16.752cm" svg:x2="80.997cm" svg:y2="13.64cm" draw:start-shape="id86" draw:end-shape="id87" draw:end-glue-point="6" svg:d="M79496 16752h751v-3112h750" svg:viewBox="0 0 1502 3113">
          <text:p/>
        </draw:connector>
        <draw:connector draw:style-name="gr34" draw:text-style-name="P2" draw:layer="layout" svg:x1="79.496cm" svg:y1="16.752cm" svg:x2="80.997cm" svg:y2="21.634cm" draw:start-shape="id86" draw:start-glue-point="1" draw:end-shape="id88" draw:end-glue-point="6" svg:d="M79496 16752h751v4882h750" svg:viewBox="0 0 1502 4883">
          <text:p/>
        </draw:connector>
        <draw:connector draw:style-name="gr35" draw:text-style-name="P2" draw:layer="layout" svg:x1="83.633cm" svg:y1="20.997cm" svg:x2="88.079cm" svg:y2="17.14cm" draw:start-shape="id88" draw:start-glue-point="4" draw:end-shape="id89" draw:end-glue-point="6" svg:d="M83633 20997v-3857h4446" svg:viewBox="0 0 4447 3858">
          <text:p/>
        </draw:connector>
        <draw:connector draw:style-name="gr36" draw:text-style-name="P2" draw:layer="layout" svg:x1="86.497cm" svg:y1="13.369cm" svg:x2="88.079cm" svg:y2="17.14cm" draw:start-shape="id90" draw:start-glue-point="9" draw:end-shape="id89" draw:end-glue-point="6" svg:d="M86497 13369h790v3771h792" svg:viewBox="0 0 1583 3772">
          <text:p/>
        </draw:connector>
        <draw:custom-shape draw:style-name="gr37" draw:text-style-name="P15" xml:id="id91" draw:id="id91" draw:layer="layout" svg:width="1.921cm" svg:height="0.501cm" svg:x="92.578cm" svg:y="16.75cm">
          <text:p text:style-name="P14"><text:span text:style-name="T2">A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8" draw:text-style-name="P2" draw:layer="layout" svg:x1="90cm" svg:y1="17.004cm" svg:x2="92.578cm" svg:y2="17cm" draw:start-shape="id89" draw:end-shape="id91" svg:d="M90000 17004h1288v-4h1290" svg:viewBox="0 0 2579 5">
          <text:p/>
        </draw:connector>
        <draw:custom-shape draw:style-name="gr22" draw:text-style-name="P12" xml:id="id97" draw:id="id97" draw:layer="layout" svg:width="1.503cm" svg:height="1.997cm" svg:x="95.996cm" svg:y="24.501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95" draw:id="id95" draw:layer="layout" svg:width="1.714cm" svg:height="1.5cm" svg:x="95.996cm" svg:y="22.488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2" xml:id="id94" draw:id="id94" draw:layer="layout" svg:width="1.921cm" svg:height="1.003cm" svg:x="95.996cm" svg:y="20.5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12" xml:id="id92" draw:id="id92" draw:layer="layout" svg:width="1.921cm" svg:height="0.501cm" svg:x="95.996cm" svg:y="16.75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1" draw:text-style-name="P30" xml:id="id93" draw:id="id93" draw:layer="layout" svg:width="1.921cm" svg:height="1.003cm" svg:x="99.495cm" svg:y="18.003cm">
          <text:p text:style-name="P8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2" draw:text-style-name="P17" xml:id="id96" draw:id="id96" draw:layer="layout" svg:width="1.714cm" svg:height="1.5cm" svg:x="99.499cm" svg:y="20.5cm">
          <text:p text:style-name="P6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7" xml:id="id98" draw:id="id98" draw:layer="layout" svg:width="1.503cm" svg:height="1.997cm" svg:x="99.495cm" svg:y="23.002cm">
          <text:p text:style-name="P6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5" draw:text-style-name="P2" draw:layer="layout" svg:x1="94.499cm" svg:y1="17.004cm" svg:x2="95.999cm" svg:y2="17.004cm">
          <text:p/>
        </draw:line>
        <draw:connector draw:style-name="gr46" draw:text-style-name="P2" draw:layer="layout" svg:x1="97.917cm" svg:y1="16.933cm" svg:x2="99.495cm" svg:y2="18.64cm" draw:start-shape="id92" draw:start-glue-point="9" draw:end-shape="id93" draw:end-glue-point="6" svg:d="M97917 16933h788v1707h790" svg:viewBox="0 0 1579 1708">
          <text:p/>
        </draw:connector>
        <draw:connector draw:style-name="gr47" draw:text-style-name="P2" draw:layer="layout" svg:x1="97.917cm" svg:y1="20.866cm" svg:x2="99.495cm" svg:y2="18.64cm" draw:start-shape="id94" draw:start-glue-point="9" draw:end-shape="id93" draw:end-glue-point="6" svg:d="M97917 20866h788v-2226h790" svg:viewBox="0 0 1579 2227">
          <text:p/>
        </draw:connector>
        <draw:connector draw:style-name="gr48" draw:text-style-name="P2" draw:layer="layout" svg:x1="97.71cm" svg:y1="22.974cm" svg:x2="99.499cm" svg:y2="21.514cm" draw:start-shape="id95" draw:start-glue-point="9" draw:end-shape="id96" draw:end-glue-point="6" svg:d="M97710 22974h895v-1460h894" svg:viewBox="0 0 1790 1461">
          <text:p/>
        </draw:connector>
        <draw:connector draw:style-name="gr49" draw:text-style-name="P2" draw:layer="layout" svg:x1="100.32cm" svg:y1="19.006cm" svg:x2="100.62cm" svg:y2="20.5cm" draw:start-shape="id93" draw:start-glue-point="7" draw:end-shape="id96" draw:end-glue-point="4" svg:d="M100320 19006v747h300v747" svg:viewBox="0 0 301 1495">
          <text:p/>
        </draw:connector>
        <draw:connector draw:style-name="gr50" draw:text-style-name="P2" draw:layer="layout" svg:x1="97.499cm" svg:y1="25.18cm" svg:x2="99.495cm" svg:y2="24.32cm" draw:start-shape="id97" draw:start-glue-point="9" draw:end-shape="id98" draw:end-glue-point="6" svg:d="M97499 25180h998v-860h998" svg:viewBox="0 0 1997 861">
          <text:p/>
        </draw:connector>
        <draw:connector draw:style-name="gr51" draw:text-style-name="P2" draw:layer="layout" svg:x1="100.092cm" svg:y1="22cm" svg:x2="100.566cm" svg:y2="23.002cm" draw:start-shape="id96" draw:start-glue-point="7" draw:end-shape="id98" draw:end-glue-point="4" svg:d="M100092 22000v501h474v501" svg:viewBox="0 0 475 1003">
          <text:p/>
        </draw:connector>
        <draw:connector draw:style-name="gr52" draw:text-style-name="P2" draw:layer="layout" svg:x1="100.998cm" svg:y1="23.681cm" svg:x2="104.994cm" svg:y2="20.314cm" draw:start-shape="id98" draw:start-glue-point="9" draw:end-shape="id99" draw:end-glue-point="6" svg:d="M100998 23681h1998v-3367h1998" svg:viewBox="0 0 3997 3368">
          <text:p/>
        </draw:connector>
        <draw:connector draw:style-name="gr53" draw:text-style-name="P2" draw:layer="layout" svg:x1="70.747cm" svg:y1="17.999cm" svg:x2="95.996cm" svg:y2="25.819cm" draw:start-shape="id82" draw:start-glue-point="2" draw:end-shape="id97" draw:end-glue-point="6" svg:d="M70747 17999v7820h25249" svg:viewBox="0 0 25250 7821">
          <text:p/>
        </draw:connector>
        <draw:connector draw:style-name="gr54" draw:text-style-name="P2" draw:layer="layout" draw:line-skew="-8.751cm" svg:x1="79.496cm" svg:y1="16.752cm" svg:x2="95.996cm" svg:y2="23.502cm" draw:start-shape="id86" draw:end-shape="id95" draw:end-glue-point="6" svg:d="M79496 16752h-500v6750h17000" svg:viewBox="0 0 17001 6751">
          <text:p/>
        </draw:connector>
        <draw:connector draw:style-name="gr55" draw:text-style-name="P2" draw:layer="layout" svg:x1="88.904cm" svg:y1="17.506cm" svg:x2="95.996cm" svg:y2="21.137cm" draw:start-shape="id89" draw:start-glue-point="7" draw:end-shape="id94" draw:end-glue-point="6" svg:d="M88904 17506v3631h7092" svg:viewBox="0 0 7093 3632">
          <text:p/>
        </draw:connector>
        <draw:custom-shape draw:style-name="gr20" draw:text-style-name="P7" draw:layer="layout" svg:width="1.921cm" svg:height="1.003cm" svg:x="86.496cm" svg:y="13.003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85" draw:id="id85" draw:layer="layout" svg:width="1.714cm" svg:height="1.5cm" svg:x="77.069cm" svg:y="12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21" xml:id="id81" draw:id="id81" draw:layer="layout" svg:width="1.503cm" svg:height="1.997cm" svg:x="69.498cm" svg:y="12.502cm">
          <text:p text:style-name="P20"><text:span text:style-name="T4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3" draw:text-style-name="P34" xml:id="id80" draw:id="id80" draw:layer="layout" svg:width="3.001cm" svg:height="1.996cm" svg:x="66.497cm" svg:y="21.002cm">
          <text:p text:style-name="P6"><text:span text:style-name="T2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4" draw:text-style-name="P34" xml:id="id84" draw:id="id84" draw:layer="layout" svg:width="3.786cm" svg:height="1.495cm" svg:x="73.211cm" svg:y="21.002cm">
          <text:p text:style-name="P6"><text:span text:style-name="T2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5" draw:text-style-name="P34" xml:id="id88" draw:id="id88" draw:layer="layout" svg:width="5.001cm" svg:height="1.003cm" svg:x="80.997cm" svg:y="20.997cm">
          <text:p text:style-name="P6"><text:span text:style-name="T2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6" draw:text-style-name="P23" xml:id="id99" draw:id="id99" draw:layer="layout" svg:width="1.503cm" svg:height="1.997cm" svg:x="104.994cm" svg:y="18.996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4" draw:text-style-name="P23" draw:layer="layout" svg:width="1.502cm" svg:height="1.997cm" svg:x="105.994cm" svg:y="19.001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7" draw:text-style-name="P31" draw:layer="layout" svg:width="1.503cm" svg:height="2.994cm" svg:x="110.497cm" svg:y="18.496cm">
          <text:p text:style-name="P6"><text:span text:style-name="T2">P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541.105929380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32" draw:layer="layout" svg:width="1.503cm" svg:height="3.003cm" svg:x="111.497cm" svg:y="18.496cm">
          <text:p text:style-name="P6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2044.77015323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32" draw:layer="layout" svg:width="1.503cm" svg:height="1.997cm" svg:x="107.496cm" svg:y="18.996cm">
          <text:p text:style-name="P6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9" draw:text-style-name="P35" xml:id="id100" draw:id="id100" draw:layer="layout" svg:width="1.503cm" svg:height="3.003cm" svg:x="108.995cm" svg:y="18.496cm">
          <text:p text:style-name="P14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238.907395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00" draw:text-style-name="P2" draw:layer="layout" svg:x1="67.64cm" svg:y1="11.997cm" svg:x2="110.138cm" svg:y2="18.496cm" draw:start-shape="id79" draw:start-glue-point="4" draw:end-shape="id100" draw:end-glue-point="4" svg:d="M67640 11997v-502h42498v7001" svg:viewBox="0 0 42499 7002">
          <text:p/>
        </draw:connector>
        <draw:custom-shape draw:style-name="gr107" draw:text-style-name="P36" draw:layer="layout" svg:width="3.001cm" svg:height="1.003cm" svg:x="44.497cm" svg:y="11.996cm">
          <text:p text:style-name="P22"><text:span text:style-name="T3">MB</text:span></text:p>
          <draw:enhanced-geometry svg:viewBox="0 0 21600 21600" draw:type="rectangle" draw:enhanced-path="M 0 0 L 21600 0 21600 21600 0 21600 0 0 Z N"/>
        </draw:custom-shape>
        <draw:custom-shape draw:style-name="gr108" draw:text-style-name="P37" draw:layer="layout" svg:width="3.001cm" svg:height="1.003cm" svg:x="44.497cm" svg:y="13.496cm">
          <text:p text:style-name="P22"><text:span text:style-name="T3">C</text:span></text:p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47.997cm" svg:y1="13.999cm" svg:x2="48.497cm" svg:y2="13.999cm">
          <text:p/>
        </draw:line>
        <draw:line draw:style-name="gr109" draw:text-style-name="P2" draw:layer="layout" svg:x1="47.997cm" svg:y1="12.495cm" svg:x2="48.497cm" svg:y2="12.495cm">
          <text:p/>
        </draw:line>
        <draw:frame draw:style-name="gr110" draw:text-style-name="P33" draw:layer="layout" svg:width="8.002cm" svg:height="2.476cm" svg:x="48.996cm" svg:y="11.997cm">
          <draw:text-box>
            <text:p><text:span text:style-name="T3">MobileNet MBConv Block</text:span></text:p>
          </draw:text-box>
        </draw:frame>
        <draw:frame draw:style-name="gr110" draw:text-style-name="P33" draw:layer="layout" svg:width="10.002cm" svg:height="2.476cm" svg:x="48.996cm" svg:y="13.496cm">
          <draw:text-box>
            <text:p><text:span text:style-name="T3">Convolution Block (+ ReLU &amp; BN)</text:span></text:p>
          </draw:text-box>
        </draw:frame>
        <draw:custom-shape draw:style-name="gr111" draw:text-style-name="P38" draw:layer="layout" svg:width="3.001cm" svg:height="1.003cm" svg:x="44.497cm" svg:y="14.995cm">
          <text:p text:style-name="P22"><text:span text:style-name="T3">AP</text:span></text:p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47.997cm" svg:y1="15.498cm" svg:x2="48.497cm" svg:y2="15.498cm">
          <text:p/>
        </draw:line>
        <draw:frame draw:style-name="gr92" draw:text-style-name="P33" draw:layer="layout" svg:width="10.002cm" svg:height="1.78cm" svg:x="48.996cm" svg:y="14.995cm">
          <draw:text-box>
            <text:p><text:span text:style-name="T3">Average Pooling</text:span></text:p>
          </draw:text-box>
        </draw:frame>
        <draw:line draw:style-name="gr109" draw:text-style-name="P2" draw:layer="layout" svg:x1="47.997cm" svg:y1="22.995cm" svg:x2="48.497cm" svg:y2="22.995cm">
          <text:p/>
        </draw:line>
        <draw:frame draw:style-name="gr92" draw:text-style-name="P33" draw:layer="layout" svg:width="10.002cm" svg:height="1.78cm" svg:x="48.996cm" svg:y="22.497cm">
          <draw:text-box>
            <text:p><text:span text:style-name="T3">Crack Refinement Module</text:span></text:p>
          </draw:text-box>
        </draw:frame>
        <draw:custom-shape draw:style-name="gr112" draw:text-style-name="P22" draw:layer="layout" svg:width="3.001cm" svg:height="1.003cm" svg:x="44.497cm" svg:y="16.494cm">
          <text:p text:style-name="P22"><text:span text:style-name="T3">MB</text:span></text:p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47.997cm" svg:y1="16.997cm" svg:x2="48.497cm" svg:y2="16.997cm">
          <text:p/>
        </draw:line>
        <draw:frame draw:style-name="gr110" draw:text-style-name="P33" draw:layer="layout" svg:width="10.5cm" svg:height="2.476cm" svg:x="48.996cm" svg:y="16.495cm">
          <draw:text-box>
            <text:p><text:span text:style-name="T3">Depthwise Separable Convolution</text:span></text:p>
          </draw:text-box>
        </draw:frame>
        <draw:custom-shape draw:style-name="gr113" draw:text-style-name="P39" draw:layer="layout" svg:width="3.001cm" svg:height="1.003cm" svg:x="44.497cm" svg:y="17.994cm">
          <text:p text:style-name="P22"><text:span text:style-name="T3">U</text:span></text:p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47.997cm" svg:y1="18.497cm" svg:x2="48.497cm" svg:y2="18.497cm">
          <text:p/>
        </draw:line>
        <draw:frame draw:style-name="gr92" draw:text-style-name="P33" draw:layer="layout" svg:width="10.5cm" svg:height="1.78cm" svg:x="48.996cm" svg:y="17.994cm">
          <draw:text-box>
            <text:p><text:span text:style-name="T3">Uspample</text:span></text:p>
          </draw:text-box>
        </draw:frame>
        <draw:custom-shape draw:style-name="gr114" draw:text-style-name="P40" draw:layer="layout" svg:width="3.001cm" svg:height="1.003cm" svg:x="44.497cm" svg:y="19.493cm">
          <text:p text:style-name="P22"><text:span text:style-name="T3">PW</text:span></text:p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47.997cm" svg:y1="19.996cm" svg:x2="48.497cm" svg:y2="19.996cm">
          <text:p/>
        </draw:line>
        <draw:frame draw:style-name="gr92" draw:text-style-name="P33" draw:layer="layout" svg:width="10.5cm" svg:height="1.78cm" svg:x="48.996cm" svg:y="19.498cm">
          <draw:text-box>
            <text:p><text:span text:style-name="T3">Pointwise Convolution</text:span></text:p>
          </draw:text-box>
        </draw:frame>
        <draw:custom-shape draw:style-name="gr115" draw:text-style-name="P41" draw:layer="layout" svg:width="3.001cm" svg:height="1.003cm" svg:x="44.497cm" svg:y="20.997cm">
          <text:p text:style-name="P22"><text:span text:style-name="T3">SA</text:span></text:p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47.997cm" svg:y1="21.496cm" svg:x2="48.497cm" svg:y2="21.496cm">
          <text:p/>
        </draw:line>
        <draw:frame draw:style-name="gr92" draw:text-style-name="P33" draw:layer="layout" svg:width="10.5cm" svg:height="1.78cm" svg:x="48.996cm" svg:y="20.997cm">
          <draw:text-box>
            <text:p><text:span text:style-name="T3">Semantic Aggregation Module</text:span></text:p>
          </draw:text-box>
        </draw:frame>
        <draw:custom-shape draw:style-name="gr116" draw:text-style-name="P42" draw:layer="layout" svg:width="3.001cm" svg:height="1.003cm" svg:x="44.497cm" svg:y="22.497cm">
          <text:p text:style-name="P22"><text:span text:style-name="T3">CRM</text:span></text:p>
          <draw:enhanced-geometry svg:viewBox="0 0 21600 21600" draw:type="rectangle" draw:enhanced-path="M 0 0 L 21600 0 21600 21600 0 21600 0 0 Z N"/>
        </draw:custom-shape>
        <draw:custom-shape draw:style-name="gr117" draw:text-style-name="P43" draw:layer="layout" svg:width="3.001cm" svg:height="1.002cm" svg:x="44.497cm" svg:y="23.997cm">
          <text:p text:style-name="P22"><text:span text:style-name="T3">DenSep</text:span></text:p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47.997cm" svg:y1="24.499cm" svg:x2="48.497cm" svg:y2="24.499cm">
          <text:p/>
        </draw:line>
        <draw:frame draw:style-name="gr92" draw:text-style-name="P33" draw:layer="layout" svg:width="10.002cm" svg:height="1.78cm" svg:x="48.996cm" svg:y="23.996cm">
          <draw:text-box>
            <text:p><text:span text:style-name="T3">DenSep Module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6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44" draw:layer="layout" svg:width="105.206cm" svg:height="13.702cm" svg:x="6.844cm" svg:y="4.271cm" presentation:class="title" presentation:placeholder="true">
          <draw:text-box/>
        </draw:frame>
        <draw:frame presentation:style-name="pr3" draw:text-style-name="P44" draw:layer="layout" svg:width="105.206cm" svg:height="47.614cm" svg:x="6.844cm" svg:y="20.202cm" presentation:class="outline" presentation:placeholder="true">
          <draw:text-box/>
        </draw:frame>
        <presentation:notes draw:style-name="dp2">
          <draw:page-thumbnail draw:style-name="gr60" draw:layer="layout" svg:width="19.798cm" svg:height="11.136cm" svg:x="0.6cm" svg:y="2.257cm" draw:page-number="7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18" draw:text-style-name="P31" xml:id="id106" draw:id="id106" draw:layer="layout" svg:width="1.503cm" svg:height="1.512cm" svg:x="76.495cm" svg:y="16.288cm">
          <text:p text:style-name="P6"><text:span text:style-name="T2">P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929.11392405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9" draw:text-style-name="P32" draw:layer="layout" svg:width="1.503cm" svg:height="1.512cm" svg:x="77.562cm" svg:y="16.288cm">
          <text:p text:style-name="P6"><text:span text:style-name="T2">P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929.11392405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3" draw:layer="layout" svg:width="1.503cm" svg:height="1.997cm" svg:x="67.497cm" svg:y="12.50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7" draw:text-style-name="P5" xml:id="id102" draw:id="id102" draw:layer="layout" svg:width="1.503cm" svg:height="3.003cm" svg:x="66.497cm" svg:y="11.997cm">
          <text:p text:style-name="P4"><text:span text:style-name="T1">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238.907395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.503cm" svg:height="1.997cm" svg:x="67.497cm" svg:y="12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.503cm" svg:height="1.997cm" svg:x="68.497cm" svg:y="12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122" draw:id="id122" draw:layer="layout" svg:width="1.714cm" svg:height="1.5cm" svg:x="73.211cm" svg:y="12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123" draw:id="id123" draw:layer="layout" svg:width="1.921cm" svg:height="1.003cm" svg:x="80.997cm" svg:y="13.003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draw:layer="layout" svg:width="1.921cm" svg:height="1.003cm" svg:x="82.787cm" svg:y="13.003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110" draw:id="id110" draw:layer="layout" svg:width="1.921cm" svg:height="1.003cm" svg:x="84.576cm" svg:y="13.003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9" draw:layer="layout" svg:width="1.714cm" svg:height="1.5cm" svg:x="74.499cm" svg:y="12.502cm">
          <text:p text:style-name="P8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draw:layer="layout" svg:width="1.714cm" svg:height="1.5cm" svg:x="75.786cm" svg:y="12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8" draw:text-style-name="P11" xml:id="id101" draw:id="id101" draw:layer="layout" svg:width="2.503cm" svg:height="8.007cm" svg:x="61.496cm" svg:y="13.492cm">
          <text:p text:style-name="P10"><text:span text:style-name="T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6558.27338129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2" xml:id="id103" draw:id="id103" draw:layer="layout" svg:width="1.503cm" svg:height="1.997cm" svg:x="69.996cm" svg:y="16.002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0" draw:text-style-name="P12" xml:id="id107" draw:id="id107" draw:layer="layout" svg:width="1.714cm" svg:height="2.01cm" svg:x="78.782cm" svg:y="15.989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5" draw:text-style-name="P2" draw:layer="layout" svg:x1="63.999cm" svg:y1="17.495cm" svg:x2="66.497cm" svg:y2="13.498cm" draw:start-shape="id101" draw:end-shape="id102" svg:d="M63999 17495h1249v-3997h1249" svg:viewBox="0 0 2499 3998">
          <text:p/>
        </draw:connector>
        <draw:connector draw:style-name="gr26" draw:text-style-name="P2" draw:layer="layout" svg:x1="62.747cm" svg:y1="21.499cm" svg:x2="66.504cm" svg:y2="22.273cm" draw:start-shape="id101" svg:d="M62747 21499v638h3757v136" svg:viewBox="0 0 3758 775">
          <text:p/>
        </draw:connector>
        <draw:custom-shape draw:style-name="gr121" draw:text-style-name="P31" xml:id="id124" draw:id="id124" draw:layer="layout" svg:width="1.001cm" svg:height="2cm" svg:x="68.594cm" svg:y="16.098cm">
          <text:p text:style-name="P6"><text:span text:style-name="T2">P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292.30769230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8" draw:text-style-name="P2" draw:layer="layout" svg:x1="68.272cm" svg:y1="21.007cm" svg:x2="70.428cm" svg:y2="17.999cm" draw:end-shape="id103" draw:end-glue-point="7" svg:d="M68272 21007v-1254h2156v-1754" svg:viewBox="0 0 2157 3009">
          <text:p/>
        </draw:connector>
        <draw:connector draw:style-name="gr30" draw:text-style-name="P2" draw:layer="layout" svg:x1="71.499cm" svg:y1="17cm" svg:x2="73.498cm" svg:y2="22.031cm" draw:start-shape="id103" draw:start-glue-point="1" draw:end-shape="id104" draw:end-glue-point="6" svg:d="M71499 17000h999v5031h1000" svg:viewBox="0 0 2000 5032">
          <text:p/>
        </draw:connector>
        <draw:connector draw:style-name="gr31" draw:text-style-name="P2" draw:layer="layout" draw:line-skew="-1.142cm" svg:x1="77.93cm" svg:y1="14.006cm" svg:x2="77.523cm" svg:y2="16.288cm" draw:start-shape="id105" draw:end-shape="id106" draw:end-glue-point="4" svg:d="M77930 14006h-407v2282" svg:viewBox="0 0 408 2283">
          <text:p/>
        </draw:connector>
        <draw:connector draw:style-name="gr32" draw:text-style-name="P2" draw:layer="layout" svg:x1="75.267cm" svg:y1="20.764cm" svg:x2="79.337cm" svg:y2="17.999cm" draw:start-shape="id104" draw:start-glue-point="4" draw:end-shape="id107" draw:end-glue-point="7" svg:d="M75267 20764v-1382h4070v-1383" svg:viewBox="0 0 4071 2766">
          <text:p/>
        </draw:connector>
        <draw:connector draw:style-name="gr34" draw:text-style-name="P2" draw:layer="layout" svg:x1="80.496cm" svg:y1="16.692cm" svg:x2="81.495cm" svg:y2="21.899cm" draw:start-shape="id107" draw:start-glue-point="9" draw:end-shape="id108" draw:end-glue-point="6" svg:d="M80496 16692h502v2783h-5v2424h502" svg:viewBox="0 0 1000 5208">
          <text:p/>
        </draw:connector>
        <draw:connector draw:style-name="gr35" draw:text-style-name="P2" draw:layer="layout" svg:x1="83.197cm" svg:y1="20.95cm" svg:x2="89.373cm" svg:y2="16.996cm" draw:start-shape="id108" draw:start-glue-point="4" draw:end-shape="id109" draw:end-glue-point="7" svg:d="M83197 20950v-1977h6176v-1977" svg:viewBox="0 0 6177 3955">
          <text:p/>
        </draw:connector>
        <draw:connector draw:style-name="gr36" draw:text-style-name="P2" draw:layer="layout" svg:x1="86.497cm" svg:y1="13.369cm" svg:x2="87.652cm" svg:y2="15.786cm" draw:start-shape="id110" draw:start-glue-point="9" draw:end-shape="id111" draw:end-glue-point="4" svg:d="M86497 13369h1155v2417" svg:viewBox="0 0 1156 2418">
          <text:p/>
        </draw:connector>
        <draw:custom-shape draw:style-name="gr37" draw:text-style-name="P15" xml:id="id112" draw:id="id112" draw:layer="layout" svg:width="1.921cm" svg:height="0.501cm" svg:x="92.578cm" svg:y="16.754cm">
          <text:p text:style-name="P14"><text:span text:style-name="T2">A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8" draw:text-style-name="P2" draw:layer="layout" svg:x1="90.494cm" svg:y1="15.982cm" svg:x2="92.578cm" svg:y2="17.004cm" draw:start-shape="id109" draw:start-glue-point="9" draw:end-shape="id112" svg:d="M90494 15982h1042v1022h1042" svg:viewBox="0 0 2085 1023">
          <text:p/>
        </draw:connector>
        <draw:custom-shape draw:style-name="gr22" draw:text-style-name="P12" xml:id="id118" draw:id="id118" draw:layer="layout" svg:width="1.503cm" svg:height="1.997cm" svg:x="95.996cm" svg:y="24.501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116" draw:id="id116" draw:layer="layout" svg:width="1.714cm" svg:height="1.5cm" svg:x="95.996cm" svg:y="22.488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2" xml:id="id115" draw:id="id115" draw:layer="layout" svg:width="1.921cm" svg:height="1.003cm" svg:x="95.996cm" svg:y="20.5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12" xml:id="id113" draw:id="id113" draw:layer="layout" svg:width="1.921cm" svg:height="0.501cm" svg:x="95.996cm" svg:y="16.754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2" draw:text-style-name="P30" xml:id="id114" draw:id="id114" draw:layer="layout" svg:width="1.921cm" svg:height="1.003cm" svg:x="99.499cm" svg:y="18.003cm">
          <text:p text:style-name="P8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3" draw:text-style-name="P17" xml:id="id117" draw:id="id117" draw:layer="layout" svg:width="1.714cm" svg:height="1.5cm" svg:x="99.499cm" svg:y="20.5cm">
          <text:p text:style-name="P6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4" draw:text-style-name="P17" xml:id="id119" draw:id="id119" draw:layer="layout" svg:width="1.503cm" svg:height="1.997cm" svg:x="99.499cm" svg:y="23.002cm">
          <text:p text:style-name="P6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5" draw:text-style-name="P2" draw:layer="layout" svg:x1="94.499cm" svg:y1="17.004cm" svg:x2="95.999cm" svg:y2="17.004cm">
          <text:p/>
        </draw:line>
        <draw:connector draw:style-name="gr46" draw:text-style-name="P2" draw:layer="layout" svg:x1="97.917cm" svg:y1="16.937cm" svg:x2="99.499cm" svg:y2="18.64cm" draw:start-shape="id113" draw:start-glue-point="9" draw:end-shape="id114" draw:end-glue-point="6" svg:d="M97917 16937h790v1703h792" svg:viewBox="0 0 1583 1704">
          <text:p/>
        </draw:connector>
        <draw:connector draw:style-name="gr47" draw:text-style-name="P2" draw:layer="layout" svg:x1="97.917cm" svg:y1="20.866cm" svg:x2="99.499cm" svg:y2="18.64cm" draw:start-shape="id115" draw:start-glue-point="9" draw:end-shape="id114" draw:end-glue-point="6" svg:d="M97917 20866h790v-2226h792" svg:viewBox="0 0 1583 2227">
          <text:p/>
        </draw:connector>
        <draw:connector draw:style-name="gr48" draw:text-style-name="P2" draw:layer="layout" svg:x1="97.71cm" svg:y1="22.974cm" svg:x2="99.499cm" svg:y2="21.514cm" draw:start-shape="id116" draw:start-glue-point="9" draw:end-shape="id117" draw:end-glue-point="6" svg:d="M97710 22974h895v-1460h894" svg:viewBox="0 0 1790 1461">
          <text:p/>
        </draw:connector>
        <draw:connector draw:style-name="gr49" draw:text-style-name="P2" draw:layer="layout" svg:x1="100.324cm" svg:y1="19.006cm" svg:x2="100.62cm" svg:y2="20.5cm" draw:start-shape="id114" draw:start-glue-point="7" draw:end-shape="id117" draw:end-glue-point="4" svg:d="M100324 19006v747h296v747" svg:viewBox="0 0 297 1495">
          <text:p/>
        </draw:connector>
        <draw:connector draw:style-name="gr50" draw:text-style-name="P2" draw:layer="layout" svg:x1="97.499cm" svg:y1="25.18cm" svg:x2="99.499cm" svg:y2="24.32cm" draw:start-shape="id118" draw:start-glue-point="9" draw:end-shape="id119" draw:end-glue-point="6" svg:d="M97499 25180h1000v-860h1000" svg:viewBox="0 0 2001 861">
          <text:p/>
        </draw:connector>
        <draw:connector draw:style-name="gr51" draw:text-style-name="P2" draw:layer="layout" svg:x1="100.092cm" svg:y1="22cm" svg:x2="100.57cm" svg:y2="23.002cm" draw:start-shape="id117" draw:start-glue-point="7" draw:end-shape="id119" draw:end-glue-point="4" svg:d="M100092 22000v501h478v501" svg:viewBox="0 0 479 1003">
          <text:p/>
        </draw:connector>
        <draw:connector draw:style-name="gr52" draw:text-style-name="P2" draw:layer="layout" svg:x1="101.002cm" svg:y1="23.681cm" svg:x2="104.998cm" svg:y2="20.314cm" draw:start-shape="id119" draw:start-glue-point="9" draw:end-shape="id120" draw:end-glue-point="6" svg:d="M101002 23681h1998v-3367h1998" svg:viewBox="0 0 3997 3368">
          <text:p/>
        </draw:connector>
        <draw:connector draw:style-name="gr53" draw:text-style-name="P2" draw:layer="layout" svg:x1="70.747cm" svg:y1="17.999cm" svg:x2="95.996cm" svg:y2="25.819cm" draw:start-shape="id103" draw:start-glue-point="2" draw:end-shape="id118" draw:end-glue-point="6" svg:d="M70747 17999v7820h25249" svg:viewBox="0 0 25250 7821">
          <text:p/>
        </draw:connector>
        <draw:connector draw:style-name="gr54" draw:text-style-name="P2" draw:layer="layout" svg:x1="79.639cm" svg:y1="17.999cm" svg:x2="95.996cm" svg:y2="23.502cm" draw:start-shape="id107" draw:start-glue-point="2" draw:end-shape="id116" draw:end-glue-point="6" svg:d="M79639 17999v5503h16357" svg:viewBox="0 0 16358 5504">
          <text:p/>
        </draw:connector>
        <draw:connector draw:style-name="gr55" draw:text-style-name="P2" draw:layer="layout" svg:x1="89.637cm" svg:y1="16.996cm" svg:x2="95.996cm" svg:y2="21.137cm" draw:start-shape="id109" draw:start-glue-point="2" draw:end-shape="id115" draw:end-glue-point="6" svg:d="M89637 16996v4141h6359" svg:viewBox="0 0 6360 4142">
          <text:p/>
        </draw:connector>
        <draw:custom-shape draw:style-name="gr20" draw:text-style-name="P7" draw:layer="layout" svg:width="1.921cm" svg:height="1.003cm" svg:x="86.496cm" svg:y="13.003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105" draw:id="id105" draw:layer="layout" svg:width="1.714cm" svg:height="1.5cm" svg:x="77.073cm" svg:y="12.506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21" xml:id="id121" draw:id="id121" draw:layer="layout" svg:width="1.503cm" svg:height="1.997cm" svg:x="69.498cm" svg:y="12.502cm">
          <text:p text:style-name="P20"><text:span text:style-name="T4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5" draw:text-style-name="P23" xml:id="id120" draw:id="id120" draw:layer="layout" svg:width="1.503cm" svg:height="1.997cm" svg:x="104.998cm" svg:y="18.996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4" draw:text-style-name="P23" draw:layer="layout" svg:width="1.502cm" svg:height="1.997cm" svg:x="105.999cm" svg:y="19.001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7" draw:text-style-name="P31" draw:layer="layout" svg:width="1.503cm" svg:height="2.994cm" svg:x="110.497cm" svg:y="18.496cm">
          <text:p text:style-name="P6"><text:span text:style-name="T2">P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541.105929380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32" draw:layer="layout" svg:width="1.503cm" svg:height="3.003cm" svg:x="111.497cm" svg:y="18.496cm">
          <text:p text:style-name="P6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2044.77015323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32" draw:layer="layout" svg:width="1.503cm" svg:height="1.997cm" svg:x="107.496cm" svg:y="18.996cm">
          <text:p text:style-name="P6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9" draw:text-style-name="P35" draw:layer="layout" svg:width="1.503cm" svg:height="3.003cm" svg:x="108.995cm" svg:y="18.496cm">
          <text:p text:style-name="P14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238.907395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6" draw:text-style-name="P2" draw:layer="layout" svg:x1="71.001cm" svg:y1="13.181cm" svg:x2="73.211cm" svg:y2="13.516cm" draw:start-shape="id121" draw:start-glue-point="9" draw:end-shape="id122" draw:end-glue-point="6" svg:d="M71001 13181h1105v335h1105" svg:viewBox="0 0 2211 336">
          <text:p/>
        </draw:connector>
        <draw:connector draw:style-name="gr127" draw:text-style-name="P2" draw:layer="layout" svg:x1="78.787cm" svg:y1="12.992cm" svg:x2="80.997cm" svg:y2="13.64cm" draw:start-shape="id105" draw:start-glue-point="9" draw:end-shape="id123" draw:end-glue-point="6" svg:d="M78787 12992h1105v648h1105" svg:viewBox="0 0 2211 649">
          <text:p/>
        </draw:connector>
        <draw:frame draw:style-name="gr92" draw:text-style-name="P33" draw:layer="layout" svg:width="11.998cm" svg:height="1.78cm" svg:x="68.498cm" svg:y="3.998cm">
          <draw:text-box>
            <text:p><text:span text:style-name="T3">SC-CrackSeg 4</text:span></text:p>
          </draw:text-box>
        </draw:frame>
        <draw:custom-shape draw:style-name="gr128" draw:text-style-name="P34" xml:id="id104" draw:id="id104" draw:layer="layout" svg:width="3.001cm" svg:height="1.996cm" svg:x="73.498cm" svg:y="20.764cm">
          <text:p text:style-name="P6"><text:span text:style-name="T2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9" draw:text-style-name="P34" draw:layer="layout" svg:width="3.001cm" svg:height="2.999cm" svg:x="66.497cm" svg:y="20.5cm">
          <text:p text:style-name="P6"><text:span text:style-name="T2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32" draw:layer="layout" svg:width="1.001cm" svg:height="2cm" svg:x="69.168cm" svg:y="16.098cm">
          <text:p text:style-name="P6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292.30769230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1" draw:text-style-name="P12" draw:layer="layout" svg:width="1.503cm" svg:height="3.003cm" svg:x="70cm" svg:y="15.497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2" draw:text-style-name="P34" xml:id="id108" draw:id="id108" draw:layer="layout" svg:width="3.001cm" svg:height="1.495cm" svg:x="81.495cm" svg:y="20.95cm">
          <text:p text:style-name="P6"><text:span text:style-name="T2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3" draw:text-style-name="P32" xml:id="id111" draw:id="id111" draw:layer="layout" svg:width="1.001cm" svg:height="1.011cm" svg:x="86.994cm" svg:y="15.786cm">
          <text:p text:style-name="P6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775.6243756243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4" draw:text-style-name="P31" draw:layer="layout" svg:width="1.001cm" svg:height="1.011cm" svg:x="87.868cm" svg:y="15.777cm">
          <text:p text:style-name="P6"><text:span text:style-name="T2">P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775.6243756243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109" draw:id="id109" draw:layer="layout" svg:width="1.714cm" svg:height="1.5cm" svg:x="88.78cm" svg:y="15.496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35" draw:text-style-name="P2" draw:layer="layout" svg:x1="69.93cm" svg:y1="14.499cm" svg:x2="69.403cm" svg:y2="16.098cm" draw:start-shape="id121" draw:start-glue-point="7" draw:end-shape="id124" draw:end-glue-point="4" svg:d="M69930 14499v799h-527v800" svg:viewBox="0 0 528 1600">
          <text:p/>
        </draw:connector>
        <presentation:notes draw:style-name="dp2">
          <draw:page-thumbnail draw:style-name="gr60" draw:layer="layout" svg:width="19.798cm" svg:height="11.136cm" svg:x="0.6cm" svg:y="2.257cm" draw:page-number="8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136" draw:text-style-name="P14" xml:id="id127" draw:id="id127" draw:layer="layout" svg:width="1.503cm" svg:height="4.503cm" svg:x="62.505cm" svg:y="23.101cm">
          <text:p text:style-name="P14"><text:span text:style-name="T2">D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5566.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3" draw:layer="layout" svg:width="1.503cm" svg:height="1.997cm" svg:x="62.505cm" svg:y="17.09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6" draw:text-style-name="P22" xml:id="id130" draw:id="id130" draw:layer="layout" svg:width="1.503cm" svg:height="4.503cm" svg:x="63.007cm" svg:y="23.101cm">
          <text:p text:style-name="P22"><text:span text:style-name="T2">D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5566.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3" draw:layer="layout" svg:width="1.503cm" svg:height="1.997cm" svg:x="63.505cm" svg:y="17.09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5" xml:id="id126" draw:id="id126" draw:layer="layout" svg:width="1.503cm" svg:height="1.997cm" svg:x="62.505cm" svg:y="17.099cm">
          <text:p text:style-name="P4"><text:span text:style-name="T1">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.503cm" svg:height="1.997cm" svg:x="63.505cm" svg:y="17.099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xml:id="id128" draw:id="id128" draw:layer="layout" svg:width="1.503cm" svg:height="1.997cm" svg:x="64.505cm" svg:y="17.099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22" xml:id="id132" draw:id="id132" draw:layer="layout" svg:width="1.503cm" svg:height="3.5cm" svg:x="69.008cm" svg:y="24.1cm">
          <text:p text:style-name="P22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987.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131" draw:id="id131" draw:layer="layout" svg:width="1.714cm" svg:height="1.5cm" svg:x="69.219cm" svg:y="17.099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135" draw:id="id135" draw:layer="layout" svg:width="1.921cm" svg:height="1.003cm" svg:x="77.005cm" svg:y="17.601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draw:layer="layout" svg:width="1.921cm" svg:height="1.003cm" svg:x="78.799cm" svg:y="17.601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138" draw:id="id138" draw:layer="layout" svg:width="1.921cm" svg:height="1.003cm" svg:x="80.588cm" svg:y="17.601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9" draw:layer="layout" svg:width="1.714cm" svg:height="1.5cm" svg:x="70.506cm" svg:y="17.099cm">
          <text:p text:style-name="P8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133" draw:id="id133" draw:layer="layout" svg:width="1.714cm" svg:height="1.5cm" svg:x="71.793cm" svg:y="17.099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7" draw:text-style-name="P22" xml:id="id136" draw:id="id136" draw:layer="layout" svg:width="1.502cm" svg:height="2.502cm" svg:x="76.508cm" svg:y="25.098cm">
          <text:p text:style-name="P22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576.682211858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1" xml:id="id125" draw:id="id125" draw:layer="layout" svg:width="3.503cm" svg:height="9.502cm" svg:x="56.508cm" svg:y="17.1cm">
          <text:p text:style-name="P10"><text:span text:style-name="T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7577.377892030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2" xml:id="id129" draw:id="id129" draw:layer="layout" svg:width="1.503cm" svg:height="1.997cm" svg:x="66.008cm" svg:y="20.599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134" draw:id="id134" draw:layer="layout" svg:width="1.714cm" svg:height="1.5cm" svg:x="73.794cm" svg:y="20.599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3" xml:id="id137" draw:id="id137" draw:layer="layout" svg:width="1.921cm" svg:height="1.003cm" svg:x="84.087cm" svg:y="21.101cm">
          <text:p text:style-name="P8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5" draw:text-style-name="P2" draw:layer="layout" svg:x1="60.011cm" svg:y1="21.851cm" svg:x2="62.505cm" svg:y2="18.097cm" draw:start-shape="id125" draw:end-shape="id126" svg:d="M60011 21851h1247v-3754h1247" svg:viewBox="0 0 2495 3755">
          <text:p/>
        </draw:connector>
        <draw:connector draw:style-name="gr26" draw:text-style-name="P2" draw:layer="layout" svg:x1="60.011cm" svg:y1="21.851cm" svg:x2="62.505cm" svg:y2="25.352cm" draw:start-shape="id125" draw:end-shape="id127" svg:d="M60011 21851h1247v3501h1247" svg:viewBox="0 0 2495 3502">
          <text:p/>
        </draw:connector>
        <draw:connector draw:style-name="gr27" draw:text-style-name="P2" draw:layer="layout" svg:x1="65.256cm" svg:y1="19.096cm" svg:x2="67.079cm" svg:y2="20.599cm" draw:start-shape="id128" draw:end-shape="id129" draw:end-glue-point="4" svg:d="M65256 19096v751h1823v752" svg:viewBox="0 0 1824 1504">
          <text:p/>
        </draw:connector>
        <draw:connector draw:style-name="gr28" draw:text-style-name="P2" draw:layer="layout" svg:x1="64.51cm" svg:y1="25.352cm" svg:x2="66.44cm" svg:y2="22.596cm" draw:start-shape="id130" draw:start-glue-point="1" draw:end-shape="id129" draw:end-glue-point="7" svg:d="M64510 25352h1930v-2756" svg:viewBox="0 0 1931 2757">
          <text:p/>
        </draw:connector>
        <draw:connector draw:style-name="gr29" draw:text-style-name="P2" draw:layer="layout" svg:x1="67.511cm" svg:y1="21.597cm" svg:x2="69.219cm" svg:y2="18.113cm" draw:start-shape="id129" draw:start-glue-point="1" draw:end-shape="id131" draw:end-glue-point="6" svg:d="M67511 21597h854v-3484h854" svg:viewBox="0 0 1709 3485">
          <text:p/>
        </draw:connector>
        <draw:connector draw:style-name="gr30" draw:text-style-name="P2" draw:layer="layout" draw:line-skew="-0.5cm" svg:x1="67.511cm" svg:y1="21.597cm" svg:x2="69.008cm" svg:y2="26.233cm" draw:start-shape="id129" draw:start-glue-point="1" draw:end-shape="id132" draw:end-glue-point="6" svg:d="M67511 21597h248v4636h1249" svg:viewBox="0 0 1498 4637">
          <text:p/>
        </draw:connector>
        <draw:connector draw:style-name="gr31" draw:text-style-name="P2" draw:layer="layout" svg:x1="72.65cm" svg:y1="18.599cm" svg:x2="74.915cm" svg:y2="20.599cm" draw:start-shape="id133" draw:end-shape="id134" draw:end-glue-point="4" svg:d="M72650 18599v1001h2265v999" svg:viewBox="0 0 2266 2001">
          <text:p/>
        </draw:connector>
        <draw:connector draw:style-name="gr32" draw:text-style-name="P2" draw:layer="layout" svg:x1="69.759cm" svg:y1="24.1cm" svg:x2="74.387cm" svg:y2="22.099cm" draw:start-shape="id132" draw:end-shape="id134" draw:end-glue-point="7" svg:d="M69759 24100v-1000h4628v-1001" svg:viewBox="0 0 4629 2002">
          <text:p/>
        </draw:connector>
        <draw:connector draw:style-name="gr33" draw:text-style-name="P2" draw:layer="layout" svg:x1="75.508cm" svg:y1="21.349cm" svg:x2="77.005cm" svg:y2="18.238cm" draw:start-shape="id134" draw:end-shape="id135" draw:end-glue-point="6" svg:d="M75508 21349h749v-3111h748" svg:viewBox="0 0 1498 3112">
          <text:p/>
        </draw:connector>
        <draw:connector draw:style-name="gr34" draw:text-style-name="P2" draw:layer="layout" svg:x1="75.508cm" svg:y1="21.349cm" svg:x2="76.508cm" svg:y2="26.647cm" draw:start-shape="id134" draw:start-glue-point="1" draw:end-shape="id136" draw:end-glue-point="6" svg:d="M75508 21349h502v2250h-3v3048h501" svg:viewBox="0 0 1001 5299">
          <text:p/>
        </draw:connector>
        <draw:connector draw:style-name="gr35" draw:text-style-name="P2" draw:layer="layout" svg:x1="78.01cm" svg:y1="26.051cm" svg:x2="84.087cm" svg:y2="21.738cm" draw:start-shape="id136" draw:start-glue-point="9" draw:end-shape="id137" draw:end-glue-point="6" svg:d="M78010 26051h3039v-4313h3038" svg:viewBox="0 0 6078 4314">
          <text:p/>
        </draw:connector>
        <draw:connector draw:style-name="gr36" draw:text-style-name="P2" draw:layer="layout" svg:x1="82.509cm" svg:y1="17.967cm" svg:x2="84.087cm" svg:y2="21.738cm" draw:start-shape="id138" draw:start-glue-point="9" draw:end-shape="id137" draw:end-glue-point="6" svg:d="M82509 17967h788v3771h790" svg:viewBox="0 0 1579 3772">
          <text:p/>
        </draw:connector>
        <draw:custom-shape draw:style-name="gr37" draw:text-style-name="P15" xml:id="id139" draw:id="id139" draw:layer="layout" svg:width="1.921cm" svg:height="0.501cm" svg:x="88.585cm" svg:y="21.352cm">
          <text:p text:style-name="P14"><text:span text:style-name="T2">A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8" draw:text-style-name="P2" draw:layer="layout" svg:x1="86.008cm" svg:y1="21.602cm" svg:x2="88.585cm" svg:y2="21.602cm" draw:start-shape="id137" draw:end-shape="id139" svg:d="M86008 21602h2577" svg:viewBox="0 0 2578 1">
          <text:p/>
        </draw:connector>
        <draw:custom-shape draw:style-name="gr22" draw:text-style-name="P12" xml:id="id145" draw:id="id145" draw:layer="layout" svg:width="1.503cm" svg:height="1.997cm" svg:x="92.008cm" svg:y="29.099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143" draw:id="id143" draw:layer="layout" svg:width="1.714cm" svg:height="1.5cm" svg:x="92.008cm" svg:y="27.085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2" xml:id="id142" draw:id="id142" draw:layer="layout" svg:width="1.921cm" svg:height="1.003cm" svg:x="92.008cm" svg:y="25.102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12" xml:id="id140" draw:id="id140" draw:layer="layout" svg:width="1.921cm" svg:height="0.501cm" svg:x="92.008cm" svg:y="21.352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6" xml:id="id141" draw:id="id141" draw:layer="layout" svg:width="1.921cm" svg:height="1.003cm" svg:x="95.507cm" svg:y="22.6cm">
          <text:p text:style-name="P14"><text:span text:style-name="T2">D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17" xml:id="id144" draw:id="id144" draw:layer="layout" svg:width="1.714cm" svg:height="1.5cm" svg:x="95.507cm" svg:y="25.102cm">
          <text:p text:style-name="P6"><text:span text:style-name="T2">D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7" xml:id="id146" draw:id="id146" draw:layer="layout" svg:width="1.503cm" svg:height="1.997cm" svg:x="95.507cm" svg:y="27.6cm">
          <text:p text:style-name="P6"><text:span text:style-name="T2">D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8" draw:layer="layout" svg:width="1.503cm" svg:height="3.5cm" svg:x="103.508cm" svg:y="22.6cm">
          <text:p text:style-name="P14"><text:span text:style-name="T2">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987.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9" draw:layer="layout" svg:width="1.503cm" svg:height="3.5cm" svg:x="105.007cm" svg:y="22.6cm">
          <text:p text:style-name="P14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987.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5" draw:text-style-name="P2" draw:layer="layout" svg:x1="90.511cm" svg:y1="21.602cm" svg:x2="92.011cm" svg:y2="21.602cm">
          <text:p/>
        </draw:line>
        <draw:connector draw:style-name="gr46" draw:text-style-name="P2" draw:layer="layout" svg:x1="93.929cm" svg:y1="21.535cm" svg:x2="95.507cm" svg:y2="23.237cm" draw:start-shape="id140" draw:start-glue-point="9" draw:end-shape="id141" draw:end-glue-point="6" svg:d="M93929 21535h788v1702h790" svg:viewBox="0 0 1579 1703">
          <text:p/>
        </draw:connector>
        <draw:connector draw:style-name="gr47" draw:text-style-name="P2" draw:layer="layout" svg:x1="93.929cm" svg:y1="25.468cm" svg:x2="95.507cm" svg:y2="23.237cm" draw:start-shape="id142" draw:start-glue-point="9" draw:end-shape="id141" draw:end-glue-point="6" svg:d="M93929 25468h788v-2231h790" svg:viewBox="0 0 1579 2232">
          <text:p/>
        </draw:connector>
        <draw:connector draw:style-name="gr48" draw:text-style-name="P2" draw:layer="layout" svg:x1="93.722cm" svg:y1="27.571cm" svg:x2="95.507cm" svg:y2="26.116cm" draw:start-shape="id143" draw:start-glue-point="9" draw:end-shape="id144" draw:end-glue-point="6" svg:d="M93722 27571h893v-1455h892" svg:viewBox="0 0 1786 1456">
          <text:p/>
        </draw:connector>
        <draw:connector draw:style-name="gr49" draw:text-style-name="P2" draw:layer="layout" svg:x1="96.332cm" svg:y1="23.603cm" svg:x2="96.628cm" svg:y2="25.102cm" draw:start-shape="id141" draw:start-glue-point="7" draw:end-shape="id144" draw:end-glue-point="4" svg:d="M96332 23603v750h296v749" svg:viewBox="0 0 297 1500">
          <text:p/>
        </draw:connector>
        <draw:connector draw:style-name="gr50" draw:text-style-name="P2" draw:layer="layout" svg:x1="93.511cm" svg:y1="29.778cm" svg:x2="95.507cm" svg:y2="28.918cm" draw:start-shape="id145" draw:start-glue-point="9" draw:end-shape="id146" draw:end-glue-point="6" svg:d="M93511 29778h998v-860h998" svg:viewBox="0 0 1997 861">
          <text:p/>
        </draw:connector>
        <draw:connector draw:style-name="gr51" draw:text-style-name="P2" draw:layer="layout" svg:x1="96.1cm" svg:y1="26.602cm" svg:x2="96.578cm" svg:y2="27.6cm" draw:start-shape="id144" draw:start-glue-point="7" draw:end-shape="id146" draw:end-glue-point="4" svg:d="M96100 26602v499h478v499" svg:viewBox="0 0 479 999">
          <text:p/>
        </draw:connector>
        <draw:connector draw:style-name="gr52" draw:text-style-name="P2" draw:layer="layout" svg:x1="97.01cm" svg:y1="28.279cm" svg:x2="101.006cm" svg:y2="24.733cm" draw:start-shape="id146" draw:start-glue-point="9" draw:end-shape="id147" draw:end-glue-point="6" svg:d="M97010 28279h1998v-3546h1998" svg:viewBox="0 0 3997 3547">
          <text:p/>
        </draw:connector>
        <draw:connector draw:style-name="gr53" draw:text-style-name="P2" draw:layer="layout" svg:x1="66.759cm" svg:y1="22.596cm" svg:x2="92.008cm" svg:y2="30.417cm" draw:start-shape="id129" draw:start-glue-point="2" draw:end-shape="id145" draw:end-glue-point="6" svg:d="M66759 22596v7821h25249" svg:viewBox="0 0 25250 7822">
          <text:p/>
        </draw:connector>
        <draw:connector draw:style-name="gr54" draw:text-style-name="P2" draw:layer="layout" draw:line-skew="-8.751cm" svg:x1="75.508cm" svg:y1="21.349cm" svg:x2="92.008cm" svg:y2="28.099cm" draw:start-shape="id134" draw:end-shape="id143" draw:end-glue-point="6" svg:d="M75508 21349h-500v6750h17000" svg:viewBox="0 0 17001 6751">
          <text:p/>
        </draw:connector>
        <draw:connector draw:style-name="gr55" draw:text-style-name="P2" draw:layer="layout" svg:x1="84.912cm" svg:y1="22.104cm" svg:x2="92.008cm" svg:y2="25.739cm" draw:start-shape="id137" draw:start-glue-point="7" draw:end-shape="id142" draw:end-glue-point="6" svg:d="M84912 22104v3635h7096" svg:viewBox="0 0 7097 3636">
          <text:p/>
        </draw:connector>
        <draw:custom-shape draw:style-name="gr20" draw:text-style-name="P7" draw:layer="layout" svg:width="1.921cm" svg:height="1.003cm" svg:x="82.504cm" svg:y="17.601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draw:layer="layout" svg:width="1.714cm" svg:height="1.5cm" svg:x="73.081cm" svg:y="17.104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21" draw:layer="layout" svg:width="1.503cm" svg:height="1.997cm" svg:x="65.505cm" svg:y="17.099cm">
          <text:p text:style-name="P20"><text:span text:style-name="T4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22" xml:id="id147" draw:id="id147" draw:layer="layout" svg:width="1.503cm" svg:height="3.5cm" svg:x="101.006cm" svg:y="22.6cm">
          <text:p text:style-name="P22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987.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22" draw:layer="layout" svg:width="1.503cm" svg:height="3.5cm" svg:x="102.006cm" svg:y="22.6cm">
          <text:p text:style-name="P22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987.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60" draw:layer="layout" svg:width="19.798cm" svg:height="11.136cm" svg:x="0.6cm" svg:y="2.257cm" draw:page-number="9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61" draw:text-style-name="P25" draw:layer="layout" svg:width="6.001cm" svg:height="15.504cm" svg:x="5.996cm" svg:y="22.9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713.91434760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1" draw:text-style-name="P25" draw:layer="layout" svg:width="6.001cm" svg:height="15.504cm" svg:x="5.996cm" svg:y="2.9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713.91434760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8" draw:text-style-name="P46" draw:layer="layout" svg:width="2cm" svg:height="12.025cm" svg:x="2.996cm" svg:y="10.998cm">
          <draw:text-box>
            <text:p><text:span text:style-name="T6">a)</text:span></text:p>
          </draw:text-box>
        </draw:frame>
        <draw:custom-shape draw:style-name="gr62" draw:text-style-name="P26" draw:layer="layout" svg:width="6.001cm" svg:height="15.504cm" svg:x="60.496cm" svg:y="3.9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713.91434760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8" draw:text-style-name="P46" draw:layer="layout" svg:width="2cm" svg:height="12.025cm" svg:x="2.996cm" svg:y="30.979cm">
          <draw:text-box>
            <text:p><text:span text:style-name="T6">b)</text:span></text:p>
          </draw:text-box>
        </draw:frame>
        <draw:custom-shape draw:style-name="gr61" draw:text-style-name="P25" draw:layer="layout" svg:width="6.001cm" svg:height="15.504cm" svg:x="5.996cm" svg:y="40.9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713.91434760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1" draw:text-style-name="P25" draw:layer="layout" svg:width="6.001cm" svg:height="15.504cm" svg:x="5.996cm" svg:y="60.9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713.91434760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3" draw:layer="layout" svg:width="1.503cm" svg:height="1.997cm" svg:x="16.994cm" svg:y="44.49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7" draw:text-style-name="P5" xml:id="id149" draw:id="id149" draw:layer="layout" svg:width="1.503cm" svg:height="3.003cm" svg:x="15.994cm" svg:y="43.989cm">
          <text:p text:style-name="P4"><text:span text:style-name="T1">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238.907395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.503cm" svg:height="1.997cm" svg:x="16.998cm" svg:y="44.494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.503cm" svg:height="1.997cm" svg:x="17.994cm" svg:y="44.494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153" draw:id="id153" draw:layer="layout" svg:width="1.714cm" svg:height="1.5cm" svg:x="22.712cm" svg:y="44.494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157" draw:id="id157" draw:layer="layout" svg:width="1.921cm" svg:height="1.003cm" svg:x="30.494cm" svg:y="44.995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draw:layer="layout" svg:width="1.921cm" svg:height="1.003cm" svg:x="32.288cm" svg:y="44.995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160" draw:id="id160" draw:layer="layout" svg:width="1.921cm" svg:height="1.003cm" svg:x="34.077cm" svg:y="44.995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9" draw:layer="layout" svg:width="1.714cm" svg:height="1.5cm" svg:x="23.995cm" svg:y="44.494cm">
          <text:p text:style-name="P8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draw:layer="layout" svg:width="1.714cm" svg:height="1.5cm" svg:x="25.282cm" svg:y="44.494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8" draw:text-style-name="P11" xml:id="id148" draw:id="id148" draw:layer="layout" svg:width="2.503cm" svg:height="8.007cm" svg:x="10.993cm" svg:y="45.484cm">
          <text:p text:style-name="P10"><text:span text:style-name="T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6558.27338129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2" xml:id="id152" draw:id="id152" draw:layer="layout" svg:width="1.503cm" svg:height="1.997cm" svg:x="19.497cm" svg:y="47.994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156" draw:id="id156" draw:layer="layout" svg:width="1.714cm" svg:height="1.5cm" svg:x="27.283cm" svg:y="47.994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3" xml:id="id159" draw:id="id159" draw:layer="layout" svg:width="1.921cm" svg:height="1.003cm" svg:x="37.576cm" svg:y="48.495cm">
          <text:p text:style-name="P8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5" draw:text-style-name="P2" draw:layer="layout" svg:x1="13.496cm" svg:y1="49.487cm" svg:x2="15.994cm" svg:y2="45.49cm" draw:start-shape="id148" draw:end-shape="id149" svg:d="M13496 49487h1249v-3997h1249" svg:viewBox="0 0 2499 3998">
          <text:p/>
        </draw:connector>
        <draw:connector draw:style-name="gr26" draw:text-style-name="P2" draw:layer="layout" svg:x1="13.496cm" svg:y1="49.487cm" svg:x2="15.998cm" svg:y2="54.261cm" draw:start-shape="id148" draw:end-shape="id150" draw:end-glue-point="6" svg:d="M13496 49487h1251v4774h1251" svg:viewBox="0 0 2503 4775">
          <text:p/>
        </draw:connector>
        <draw:connector draw:style-name="gr27" draw:text-style-name="P2" draw:layer="layout" svg:x1="19.426cm" svg:y1="46.491cm" svg:x2="20.568cm" svg:y2="47.994cm" draw:start-shape="id151" draw:start-glue-point="7" draw:end-shape="id152" draw:end-glue-point="4" svg:d="M19426 46491v751h1142v752" svg:viewBox="0 0 1143 1504">
          <text:p/>
        </draw:connector>
        <draw:connector draw:style-name="gr28" draw:text-style-name="P2" draw:layer="layout" svg:x1="17.767cm" svg:y1="52.994cm" svg:x2="19.929cm" svg:y2="49.991cm" draw:start-shape="id150" draw:start-glue-point="4" draw:end-shape="id152" draw:end-glue-point="7" svg:d="M17767 52994v-1502h2162v-1501" svg:viewBox="0 0 2163 3004">
          <text:p/>
        </draw:connector>
        <draw:connector draw:style-name="gr29" draw:text-style-name="P2" draw:layer="layout" svg:x1="21cm" svg:y1="48.992cm" svg:x2="22.712cm" svg:y2="45.508cm" draw:start-shape="id152" draw:start-glue-point="1" draw:end-shape="id153" draw:end-glue-point="6" svg:d="M21000 48992h856v-3484h856" svg:viewBox="0 0 1713 3485">
          <text:p/>
        </draw:connector>
        <draw:connector draw:style-name="gr30" draw:text-style-name="P2" draw:layer="layout" svg:x1="21cm" svg:y1="48.992cm" svg:x2="22.708cm" svg:y2="53.943cm" draw:start-shape="id152" draw:start-glue-point="1" draw:end-shape="id154" draw:end-glue-point="6" svg:d="M21000 48992h854v4951h854" svg:viewBox="0 0 1709 4952">
          <text:p/>
        </draw:connector>
        <draw:connector draw:style-name="gr31" draw:text-style-name="P2" draw:layer="layout" svg:x1="27.163cm" svg:y1="45.998cm" svg:x2="28.404cm" svg:y2="47.994cm" draw:start-shape="id155" draw:start-glue-point="7" draw:end-shape="id156" draw:end-glue-point="4" svg:d="M27163 45998v999h1241v997" svg:viewBox="0 0 1242 1997">
          <text:p/>
        </draw:connector>
        <draw:connector draw:style-name="gr32" draw:text-style-name="P2" draw:layer="layout" svg:x1="24.802cm" svg:y1="52.994cm" svg:x2="27.876cm" svg:y2="49.494cm" draw:start-shape="id154" draw:start-glue-point="4" draw:end-shape="id156" draw:end-glue-point="7" svg:d="M24802 52994v-1750h3074v-1750" svg:viewBox="0 0 3075 3501">
          <text:p/>
        </draw:connector>
        <draw:connector draw:style-name="gr33" draw:text-style-name="P2" draw:layer="layout" svg:x1="28.997cm" svg:y1="48.744cm" svg:x2="30.494cm" svg:y2="45.632cm" draw:start-shape="id156" draw:end-shape="id157" draw:end-glue-point="6" svg:d="M28997 48744h749v-3112h748" svg:viewBox="0 0 1498 3113">
          <text:p/>
        </draw:connector>
        <draw:connector draw:style-name="gr34" draw:text-style-name="P2" draw:layer="layout" svg:x1="28.997cm" svg:y1="48.744cm" svg:x2="30.498cm" svg:y2="53.626cm" draw:start-shape="id156" draw:start-glue-point="1" draw:end-shape="id158" draw:end-glue-point="6" svg:d="M28997 48744h751v4882h750" svg:viewBox="0 0 1502 4883">
          <text:p/>
        </draw:connector>
        <draw:connector draw:style-name="gr35" draw:text-style-name="P2" draw:layer="layout" svg:x1="33.134cm" svg:y1="52.989cm" svg:x2="37.576cm" svg:y2="49.132cm" draw:start-shape="id158" draw:start-glue-point="4" draw:end-shape="id159" draw:end-glue-point="6" svg:d="M33134 52989v-3857h4442" svg:viewBox="0 0 4443 3858">
          <text:p/>
        </draw:connector>
        <draw:connector draw:style-name="gr36" draw:text-style-name="P2" draw:layer="layout" svg:x1="35.998cm" svg:y1="45.361cm" svg:x2="37.576cm" svg:y2="49.132cm" draw:start-shape="id160" draw:start-glue-point="9" draw:end-shape="id159" draw:end-glue-point="6" svg:d="M35998 45361h788v3771h790" svg:viewBox="0 0 1579 3772">
          <text:p/>
        </draw:connector>
        <draw:custom-shape draw:style-name="gr37" draw:text-style-name="P15" xml:id="id161" draw:id="id161" draw:layer="layout" svg:width="1.921cm" svg:height="0.501cm" svg:x="42.079cm" svg:y="48.746cm">
          <text:p text:style-name="P14"><text:span text:style-name="T2">A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8" draw:text-style-name="P2" draw:layer="layout" svg:x1="39.497cm" svg:y1="48.996cm" svg:x2="42.079cm" svg:y2="48.996cm" draw:start-shape="id159" draw:end-shape="id161" svg:d="M39497 48996h2582" svg:viewBox="0 0 2583 1">
          <text:p/>
        </draw:connector>
        <draw:custom-shape draw:style-name="gr22" draw:text-style-name="P12" xml:id="id167" draw:id="id167" draw:layer="layout" svg:width="1.503cm" svg:height="1.997cm" svg:x="45.497cm" svg:y="56.493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165" draw:id="id165" draw:layer="layout" svg:width="1.714cm" svg:height="1.5cm" svg:x="45.497cm" svg:y="54.48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2" xml:id="id164" draw:id="id164" draw:layer="layout" svg:width="1.921cm" svg:height="1.003cm" svg:x="45.497cm" svg:y="52.496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12" xml:id="id162" draw:id="id162" draw:layer="layout" svg:width="1.921cm" svg:height="0.501cm" svg:x="45.497cm" svg:y="48.746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9" draw:text-style-name="P30" xml:id="id163" draw:id="id163" draw:layer="layout" svg:width="1.921cm" svg:height="1.003cm" svg:x="48.996cm" svg:y="49.995cm">
          <text:p text:style-name="P8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0" draw:text-style-name="P17" xml:id="id166" draw:id="id166" draw:layer="layout" svg:width="1.714cm" svg:height="1.5cm" svg:x="48.996cm" svg:y="52.496cm">
          <text:p text:style-name="P6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1" draw:text-style-name="P17" xml:id="id168" draw:id="id168" draw:layer="layout" svg:width="1.503cm" svg:height="1.997cm" svg:x="48.996cm" svg:y="54.994cm">
          <text:p text:style-name="P6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5" draw:text-style-name="P2" draw:layer="layout" svg:x1="44cm" svg:y1="48.996cm" svg:x2="45.5cm" svg:y2="48.996cm">
          <text:p/>
        </draw:line>
        <draw:connector draw:style-name="gr46" draw:text-style-name="P2" draw:layer="layout" svg:x1="47.418cm" svg:y1="48.929cm" svg:x2="48.996cm" svg:y2="50.632cm" draw:start-shape="id162" draw:start-glue-point="9" draw:end-shape="id163" draw:end-glue-point="6" svg:d="M47418 48929h788v1703h790" svg:viewBox="0 0 1579 1704">
          <text:p/>
        </draw:connector>
        <draw:connector draw:style-name="gr47" draw:text-style-name="P2" draw:layer="layout" svg:x1="47.418cm" svg:y1="52.862cm" svg:x2="48.996cm" svg:y2="50.632cm" draw:start-shape="id164" draw:start-glue-point="9" draw:end-shape="id163" draw:end-glue-point="6" svg:d="M47418 52862h788v-2230h790" svg:viewBox="0 0 1579 2231">
          <text:p/>
        </draw:connector>
        <draw:connector draw:style-name="gr48" draw:text-style-name="P2" draw:layer="layout" svg:x1="47.211cm" svg:y1="54.966cm" svg:x2="48.996cm" svg:y2="53.51cm" draw:start-shape="id165" draw:start-glue-point="9" draw:end-shape="id166" draw:end-glue-point="6" svg:d="M47211 54966h893v-1456h892" svg:viewBox="0 0 1786 1457">
          <text:p/>
        </draw:connector>
        <draw:connector draw:style-name="gr49" draw:text-style-name="P2" draw:layer="layout" svg:x1="49.821cm" svg:y1="50.998cm" svg:x2="50.117cm" svg:y2="52.496cm" draw:start-shape="id163" draw:start-glue-point="7" draw:end-shape="id166" draw:end-glue-point="4" svg:d="M49821 50998v749h296v749" svg:viewBox="0 0 297 1499">
          <text:p/>
        </draw:connector>
        <draw:connector draw:style-name="gr50" draw:text-style-name="P2" draw:layer="layout" svg:x1="47cm" svg:y1="57.172cm" svg:x2="48.996cm" svg:y2="56.312cm" draw:start-shape="id167" draw:start-glue-point="9" draw:end-shape="id168" draw:end-glue-point="6" svg:d="M47000 57172h998v-860h998" svg:viewBox="0 0 1997 861">
          <text:p/>
        </draw:connector>
        <draw:connector draw:style-name="gr51" draw:text-style-name="P2" draw:layer="layout" svg:x1="49.589cm" svg:y1="53.996cm" svg:x2="50.067cm" svg:y2="54.994cm" draw:start-shape="id166" draw:start-glue-point="7" draw:end-shape="id168" draw:end-glue-point="4" svg:d="M49589 53996v499h478v499" svg:viewBox="0 0 479 999">
          <text:p/>
        </draw:connector>
        <draw:connector draw:style-name="gr52" draw:text-style-name="P2" draw:layer="layout" svg:x1="50.499cm" svg:y1="55.673cm" svg:x2="54.495cm" svg:y2="52.305cm" draw:start-shape="id168" draw:start-glue-point="9" draw:end-shape="id169" draw:end-glue-point="6" svg:d="M50499 55673h1998v-3368h1998" svg:viewBox="0 0 3997 3369">
          <text:p/>
        </draw:connector>
        <draw:connector draw:style-name="gr53" draw:text-style-name="P2" draw:layer="layout" svg:x1="20.248cm" svg:y1="49.991cm" svg:x2="45.497cm" svg:y2="57.811cm" draw:start-shape="id152" draw:start-glue-point="2" draw:end-shape="id167" draw:end-glue-point="6" svg:d="M20248 49991v7820h25249" svg:viewBox="0 0 25250 7821">
          <text:p/>
        </draw:connector>
        <draw:connector draw:style-name="gr54" draw:text-style-name="P2" draw:layer="layout" draw:line-skew="-8.751cm" svg:x1="28.997cm" svg:y1="48.744cm" svg:x2="45.497cm" svg:y2="55.494cm" draw:start-shape="id156" draw:end-shape="id165" draw:end-glue-point="6" svg:d="M28997 48744h-500v6750h17000" svg:viewBox="0 0 17001 6751">
          <text:p/>
        </draw:connector>
        <draw:connector draw:style-name="gr55" draw:text-style-name="P2" draw:layer="layout" svg:x1="38.401cm" svg:y1="49.498cm" svg:x2="45.497cm" svg:y2="53.133cm" draw:start-shape="id159" draw:start-glue-point="7" draw:end-shape="id164" draw:end-glue-point="6" svg:d="M38401 49498v3635h7096" svg:viewBox="0 0 7097 3636">
          <text:p/>
        </draw:connector>
        <draw:custom-shape draw:style-name="gr20" draw:text-style-name="P7" draw:layer="layout" svg:width="1.921cm" svg:height="1.003cm" svg:x="35.997cm" svg:y="44.995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155" draw:id="id155" draw:layer="layout" svg:width="1.714cm" svg:height="1.5cm" svg:x="26.57cm" svg:y="44.498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21" xml:id="id151" draw:id="id151" draw:layer="layout" svg:width="1.503cm" svg:height="1.997cm" svg:x="18.994cm" svg:y="44.494cm">
          <text:p text:style-name="P20"><text:span text:style-name="T4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2" draw:text-style-name="P34" xml:id="id150" draw:id="id150" draw:layer="layout" svg:width="3.001cm" svg:height="1.996cm" svg:x="15.998cm" svg:y="52.994cm">
          <text:p text:style-name="P6"><text:span text:style-name="T2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3" draw:text-style-name="P34" xml:id="id154" draw:id="id154" draw:layer="layout" svg:width="3.786cm" svg:height="1.495cm" svg:x="22.708cm" svg:y="52.994cm">
          <text:p text:style-name="P6"><text:span text:style-name="T2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4" draw:text-style-name="P34" xml:id="id158" draw:id="id158" draw:layer="layout" svg:width="5.001cm" svg:height="1.003cm" svg:x="30.498cm" svg:y="52.989cm">
          <text:p text:style-name="P6"><text:span text:style-name="T2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5" draw:text-style-name="P23" xml:id="id169" draw:id="id169" draw:layer="layout" svg:width="1.502cm" svg:height="1.997cm" svg:x="54.495cm" svg:y="50.988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4" draw:text-style-name="P23" draw:layer="layout" svg:width="1.502cm" svg:height="1.997cm" svg:x="55.495cm" svg:y="50.993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7" draw:text-style-name="P31" draw:layer="layout" svg:width="1.503cm" svg:height="2.994cm" svg:x="59.994cm" svg:y="50.492cm">
          <text:p text:style-name="P6"><text:span text:style-name="T2">P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541.105929380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32" draw:layer="layout" svg:width="1.503cm" svg:height="3.003cm" svg:x="60.994cm" svg:y="50.492cm">
          <text:p text:style-name="P6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2044.77015323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32" draw:layer="layout" svg:width="1.503cm" svg:height="1.997cm" svg:x="56.993cm" svg:y="50.988cm">
          <text:p text:style-name="P6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9" draw:text-style-name="P35" xml:id="id170" draw:id="id170" draw:layer="layout" svg:width="1.503cm" svg:height="3.003cm" svg:x="58.496cm" svg:y="50.488cm">
          <text:p text:style-name="P14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238.907395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00" draw:text-style-name="P2" draw:layer="layout" svg:x1="17.137cm" svg:y1="43.989cm" svg:x2="59.639cm" svg:y2="50.488cm" draw:start-shape="id149" draw:start-glue-point="4" draw:end-shape="id170" draw:end-glue-point="4" svg:d="M17137 43989v-502h42502v7001" svg:viewBox="0 0 42503 7002">
          <text:p/>
        </draw:connector>
        <draw:custom-shape draw:style-name="gr118" draw:text-style-name="P31" xml:id="id176" draw:id="id176" draw:layer="layout" svg:width="1.503cm" svg:height="1.512cm" svg:x="25.991cm" svg:y="68.282cm">
          <text:p text:style-name="P6"><text:span text:style-name="T2">P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929.11392405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9" draw:text-style-name="P32" draw:layer="layout" svg:width="1.503cm" svg:height="1.512cm" svg:x="27.063cm" svg:y="68.282cm">
          <text:p text:style-name="P6"><text:span text:style-name="T2">P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929.113924050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3" draw:layer="layout" svg:width="1.503cm" svg:height="1.997cm" svg:x="16.994cm" svg:y="64.49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7" draw:text-style-name="P5" xml:id="id172" draw:id="id172" draw:layer="layout" svg:width="1.503cm" svg:height="3.003cm" svg:x="15.994cm" svg:y="63.992cm">
          <text:p text:style-name="P4"><text:span text:style-name="T1">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238.907395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.503cm" svg:height="1.997cm" svg:x="16.998cm" svg:y="64.497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.503cm" svg:height="1.997cm" svg:x="17.994cm" svg:y="64.497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192" draw:id="id192" draw:layer="layout" svg:width="1.714cm" svg:height="1.5cm" svg:x="22.712cm" svg:y="64.497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193" draw:id="id193" draw:layer="layout" svg:width="1.921cm" svg:height="1.003cm" svg:x="30.494cm" svg:y="64.998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draw:layer="layout" svg:width="1.921cm" svg:height="1.003cm" svg:x="32.288cm" svg:y="64.998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180" draw:id="id180" draw:layer="layout" svg:width="1.921cm" svg:height="1.003cm" svg:x="34.077cm" svg:y="64.998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9" draw:layer="layout" svg:width="1.714cm" svg:height="1.5cm" svg:x="23.995cm" svg:y="64.501cm">
          <text:p text:style-name="P8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draw:layer="layout" svg:width="1.714cm" svg:height="1.5cm" svg:x="25.282cm" svg:y="64.497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8" draw:text-style-name="P11" xml:id="id171" draw:id="id171" draw:layer="layout" svg:width="2.503cm" svg:height="8.007cm" svg:x="10.993cm" svg:y="65.487cm">
          <text:p text:style-name="P10"><text:span text:style-name="T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6558.27338129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2" xml:id="id173" draw:id="id173" draw:layer="layout" svg:width="1.503cm" svg:height="1.997cm" svg:x="19.497cm" svg:y="67.997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0" draw:text-style-name="P12" xml:id="id177" draw:id="id177" draw:layer="layout" svg:width="1.714cm" svg:height="2.01cm" svg:x="28.283cm" svg:y="67.984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5" draw:text-style-name="P2" draw:layer="layout" svg:x1="13.496cm" svg:y1="69.49cm" svg:x2="15.994cm" svg:y2="65.493cm" draw:start-shape="id171" draw:end-shape="id172" svg:d="M13496 69490h1249v-3997h1249" svg:viewBox="0 0 2499 3998">
          <text:p/>
        </draw:connector>
        <draw:connector draw:style-name="gr26" draw:text-style-name="P2" draw:layer="layout" svg:x1="12.244cm" svg:y1="73.494cm" svg:x2="16.003cm" svg:y2="74.269cm" draw:start-shape="id171" svg:d="M12244 73494v638h3759v137" svg:viewBox="0 0 3760 776">
          <text:p/>
        </draw:connector>
        <draw:custom-shape draw:style-name="gr121" draw:text-style-name="P31" xml:id="id194" draw:id="id194" draw:layer="layout" svg:width="1.001cm" svg:height="2cm" svg:x="18.095cm" svg:y="68.092cm">
          <text:p text:style-name="P6"><text:span text:style-name="T2">P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292.30769230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8" draw:text-style-name="P2" draw:layer="layout" svg:x1="17.771cm" svg:y1="73.003cm" svg:x2="19.929cm" svg:y2="69.994cm" draw:end-shape="id173" draw:end-glue-point="7" svg:d="M17771 73003v-1254h2158v-1755" svg:viewBox="0 0 2159 3010">
          <text:p/>
        </draw:connector>
        <draw:connector draw:style-name="gr30" draw:text-style-name="P2" draw:layer="layout" svg:x1="21cm" svg:y1="68.995cm" svg:x2="22.995cm" svg:y2="74.031cm" draw:start-shape="id173" draw:start-glue-point="1" draw:end-shape="id174" draw:end-glue-point="6" svg:d="M21000 68995h997v5036h998" svg:viewBox="0 0 1996 5037">
          <text:p/>
        </draw:connector>
        <draw:connector draw:style-name="gr31" draw:text-style-name="P2" draw:layer="layout" draw:line-skew="-1.142cm" svg:x1="27.427cm" svg:y1="66.001cm" svg:x2="27.019cm" svg:y2="68.282cm" draw:start-shape="id175" draw:end-shape="id176" draw:end-glue-point="4" svg:d="M27427 66001v-1h-408v2282" svg:viewBox="0 0 409 2283">
          <text:p/>
        </draw:connector>
        <draw:connector draw:style-name="gr32" draw:text-style-name="P2" draw:layer="layout" svg:x1="24.764cm" svg:y1="72.764cm" svg:x2="28.838cm" svg:y2="69.994cm" draw:start-shape="id174" draw:start-glue-point="4" draw:end-shape="id177" draw:end-glue-point="7" svg:d="M24764 72764v-1384h4074v-1386" svg:viewBox="0 0 4075 2771">
          <text:p/>
        </draw:connector>
        <draw:connector draw:style-name="gr34" draw:text-style-name="P2" draw:layer="layout" svg:x1="29.997cm" svg:y1="68.687cm" svg:x2="30.996cm" svg:y2="73.894cm" draw:start-shape="id177" draw:start-glue-point="9" draw:end-shape="id178" draw:end-glue-point="6" svg:d="M29997 68687h502v2783h-5v2424h502" svg:viewBox="0 0 1000 5208">
          <text:p/>
        </draw:connector>
        <draw:connector draw:style-name="gr35" draw:text-style-name="P2" draw:layer="layout" svg:x1="32.698cm" svg:y1="72.945cm" svg:x2="38.874cm" svg:y2="68.991cm" draw:start-shape="id178" draw:start-glue-point="4" draw:end-shape="id179" draw:end-glue-point="7" svg:d="M32698 72945v-1977h6176v-1977" svg:viewBox="0 0 6177 3955">
          <text:p/>
        </draw:connector>
        <draw:connector draw:style-name="gr36" draw:text-style-name="P2" draw:layer="layout" svg:x1="35.998cm" svg:y1="65.364cm" svg:x2="37.153cm" svg:y2="67.781cm" draw:start-shape="id180" draw:start-glue-point="9" draw:end-shape="id181" draw:end-glue-point="4" svg:d="M35998 65364h1155v2417" svg:viewBox="0 0 1156 2418">
          <text:p/>
        </draw:connector>
        <draw:custom-shape draw:style-name="gr37" draw:text-style-name="P15" xml:id="id182" draw:id="id182" draw:layer="layout" svg:width="1.921cm" svg:height="0.501cm" svg:x="42.079cm" svg:y="68.749cm">
          <text:p text:style-name="P14"><text:span text:style-name="T2">A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8" draw:text-style-name="P2" draw:layer="layout" svg:x1="39.995cm" svg:y1="67.977cm" svg:x2="42.079cm" svg:y2="68.999cm" draw:start-shape="id179" draw:start-glue-point="9" draw:end-shape="id182" svg:d="M39995 67977h1042v1022h1042" svg:viewBox="0 0 2085 1023">
          <text:p/>
        </draw:connector>
        <draw:custom-shape draw:style-name="gr22" draw:text-style-name="P12" xml:id="id188" draw:id="id188" draw:layer="layout" svg:width="1.503cm" svg:height="1.997cm" svg:x="45.497cm" svg:y="76.496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186" draw:id="id186" draw:layer="layout" svg:width="1.714cm" svg:height="1.5cm" svg:x="45.497cm" svg:y="74.483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2" xml:id="id185" draw:id="id185" draw:layer="layout" svg:width="1.921cm" svg:height="1.003cm" svg:x="45.497cm" svg:y="72.499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12" xml:id="id183" draw:id="id183" draw:layer="layout" svg:width="1.921cm" svg:height="0.501cm" svg:x="45.497cm" svg:y="68.749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6" draw:text-style-name="P30" xml:id="id184" draw:id="id184" draw:layer="layout" svg:width="1.921cm" svg:height="1.003cm" svg:x="48.996cm" svg:y="69.997cm">
          <text:p text:style-name="P8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7" draw:text-style-name="P17" xml:id="id187" draw:id="id187" draw:layer="layout" svg:width="1.714cm" svg:height="1.5cm" svg:x="48.996cm" svg:y="72.499cm">
          <text:p text:style-name="P6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8" draw:text-style-name="P17" xml:id="id189" draw:id="id189" draw:layer="layout" svg:width="1.503cm" svg:height="1.997cm" svg:x="48.996cm" svg:y="74.997cm">
          <text:p text:style-name="P6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5" draw:text-style-name="P2" draw:layer="layout" svg:x1="44cm" svg:y1="68.999cm" svg:x2="45.5cm" svg:y2="68.999cm">
          <text:p/>
        </draw:line>
        <draw:connector draw:style-name="gr46" draw:text-style-name="P2" draw:layer="layout" svg:x1="47.418cm" svg:y1="68.932cm" svg:x2="48.996cm" svg:y2="70.634cm" draw:start-shape="id183" draw:start-glue-point="9" draw:end-shape="id184" draw:end-glue-point="6" svg:d="M47418 68932h788v1702h790" svg:viewBox="0 0 1579 1703">
          <text:p/>
        </draw:connector>
        <draw:connector draw:style-name="gr47" draw:text-style-name="P2" draw:layer="layout" svg:x1="47.418cm" svg:y1="72.865cm" svg:x2="48.996cm" svg:y2="70.634cm" draw:start-shape="id185" draw:start-glue-point="9" draw:end-shape="id184" draw:end-glue-point="6" svg:d="M47418 72865h788v-2231h790" svg:viewBox="0 0 1579 2232">
          <text:p/>
        </draw:connector>
        <draw:connector draw:style-name="gr48" draw:text-style-name="P2" draw:layer="layout" svg:x1="47.211cm" svg:y1="74.969cm" svg:x2="48.996cm" svg:y2="73.513cm" draw:start-shape="id186" draw:start-glue-point="9" draw:end-shape="id187" draw:end-glue-point="6" svg:d="M47211 74969h893v-1456h892" svg:viewBox="0 0 1786 1457">
          <text:p/>
        </draw:connector>
        <draw:connector draw:style-name="gr49" draw:text-style-name="P2" draw:layer="layout" svg:x1="49.821cm" svg:y1="71cm" svg:x2="50.117cm" svg:y2="72.499cm" draw:start-shape="id184" draw:start-glue-point="7" draw:end-shape="id187" draw:end-glue-point="4" svg:d="M49821 71000v750h296v749" svg:viewBox="0 0 297 1500">
          <text:p/>
        </draw:connector>
        <draw:connector draw:style-name="gr50" draw:text-style-name="P2" draw:layer="layout" svg:x1="47cm" svg:y1="77.175cm" svg:x2="48.996cm" svg:y2="76.315cm" draw:start-shape="id188" draw:start-glue-point="9" draw:end-shape="id189" draw:end-glue-point="6" svg:d="M47000 77175h998v-860h998" svg:viewBox="0 0 1997 861">
          <text:p/>
        </draw:connector>
        <draw:connector draw:style-name="gr51" draw:text-style-name="P2" draw:layer="layout" svg:x1="49.589cm" svg:y1="73.999cm" svg:x2="50.067cm" svg:y2="74.997cm" draw:start-shape="id187" draw:start-glue-point="7" draw:end-shape="id189" draw:end-glue-point="4" svg:d="M49589 73999v499h478v499" svg:viewBox="0 0 479 999">
          <text:p/>
        </draw:connector>
        <draw:connector draw:style-name="gr52" draw:text-style-name="P2" draw:layer="layout" svg:x1="50.499cm" svg:y1="75.676cm" svg:x2="54.495cm" svg:y2="72.308cm" draw:start-shape="id189" draw:start-glue-point="9" draw:end-shape="id190" draw:end-glue-point="6" svg:d="M50499 75676h1998v-3368h1998" svg:viewBox="0 0 3997 3369">
          <text:p/>
        </draw:connector>
        <draw:connector draw:style-name="gr53" draw:text-style-name="P2" draw:layer="layout" svg:x1="20.248cm" svg:y1="69.994cm" svg:x2="45.497cm" svg:y2="77.814cm" draw:start-shape="id173" draw:start-glue-point="2" draw:end-shape="id188" draw:end-glue-point="6" svg:d="M20248 69994v7820h25249" svg:viewBox="0 0 25250 7821">
          <text:p/>
        </draw:connector>
        <draw:connector draw:style-name="gr54" draw:text-style-name="P2" draw:layer="layout" svg:x1="29.14cm" svg:y1="69.994cm" svg:x2="45.497cm" svg:y2="75.497cm" draw:start-shape="id177" draw:start-glue-point="2" draw:end-shape="id186" draw:end-glue-point="6" svg:d="M29140 69994v5503h16357" svg:viewBox="0 0 16358 5504">
          <text:p/>
        </draw:connector>
        <draw:connector draw:style-name="gr55" draw:text-style-name="P2" draw:layer="layout" svg:x1="39.138cm" svg:y1="68.991cm" svg:x2="45.497cm" svg:y2="73.136cm" draw:start-shape="id179" draw:start-glue-point="2" draw:end-shape="id185" draw:end-glue-point="6" svg:d="M39138 68991v4145h6359" svg:viewBox="0 0 6360 4146">
          <text:p/>
        </draw:connector>
        <draw:custom-shape draw:style-name="gr20" draw:text-style-name="P7" draw:layer="layout" svg:width="1.921cm" svg:height="1.003cm" svg:x="35.997cm" svg:y="64.998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175" draw:id="id175" draw:layer="layout" svg:width="1.714cm" svg:height="1.5cm" svg:x="26.57cm" svg:y="64.501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21" xml:id="id191" draw:id="id191" draw:layer="layout" svg:width="1.503cm" svg:height="1.997cm" svg:x="18.994cm" svg:y="64.497cm">
          <text:p text:style-name="P20"><text:span text:style-name="T4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9" draw:text-style-name="P23" xml:id="id190" draw:id="id190" draw:layer="layout" svg:width="1.502cm" svg:height="1.997cm" svg:x="54.495cm" svg:y="70.991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4" draw:text-style-name="P23" draw:layer="layout" svg:width="1.502cm" svg:height="1.997cm" svg:x="55.495cm" svg:y="70.996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7" draw:text-style-name="P31" draw:layer="layout" svg:width="1.503cm" svg:height="2.994cm" svg:x="59.994cm" svg:y="70.495cm">
          <text:p text:style-name="P6"><text:span text:style-name="T2">P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541.105929380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32" draw:layer="layout" svg:width="1.503cm" svg:height="3.003cm" svg:x="60.994cm" svg:y="70.495cm">
          <text:p text:style-name="P6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2044.77015323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32" draw:layer="layout" svg:width="1.503cm" svg:height="1.997cm" svg:x="56.993cm" svg:y="70.991cm">
          <text:p text:style-name="P6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9" draw:text-style-name="P35" draw:layer="layout" svg:width="1.503cm" svg:height="3.003cm" svg:x="58.496cm" svg:y="70.491cm">
          <text:p text:style-name="P14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238.907395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6" draw:text-style-name="P2" draw:layer="layout" svg:x1="20.497cm" svg:y1="65.176cm" svg:x2="22.712cm" svg:y2="65.511cm" draw:start-shape="id191" draw:start-glue-point="9" draw:end-shape="id192" draw:end-glue-point="6" svg:d="M20497 65176h1108v335h1107" svg:viewBox="0 0 2216 336">
          <text:p/>
        </draw:connector>
        <draw:connector draw:style-name="gr127" draw:text-style-name="P2" draw:layer="layout" svg:x1="28.284cm" svg:y1="64.987cm" svg:x2="30.494cm" svg:y2="65.635cm" draw:start-shape="id175" draw:start-glue-point="9" draw:end-shape="id193" draw:end-glue-point="6" svg:d="M28284 64987h1105v648h1105" svg:viewBox="0 0 2211 649">
          <text:p/>
        </draw:connector>
        <draw:custom-shape draw:style-name="gr150" draw:text-style-name="P34" xml:id="id174" draw:id="id174" draw:layer="layout" svg:width="3.001cm" svg:height="1.996cm" svg:x="22.995cm" svg:y="72.764cm">
          <text:p text:style-name="P6"><text:span text:style-name="T2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1" draw:text-style-name="P34" draw:layer="layout" svg:width="3.001cm" svg:height="2.999cm" svg:x="15.993cm" svg:y="72.495cm">
          <text:p text:style-name="P6"><text:span text:style-name="T2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32" draw:layer="layout" svg:width="1.001cm" svg:height="2cm" svg:x="18.665cm" svg:y="68.092cm">
          <text:p text:style-name="P6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292.30769230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1" draw:text-style-name="P12" draw:layer="layout" svg:width="1.503cm" svg:height="3.003cm" svg:x="19.497cm" svg:y="67.492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2" draw:text-style-name="P34" xml:id="id178" draw:id="id178" draw:layer="layout" svg:width="3.001cm" svg:height="1.495cm" svg:x="30.996cm" svg:y="72.945cm">
          <text:p text:style-name="P6"><text:span text:style-name="T2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3" draw:text-style-name="P32" xml:id="id181" draw:id="id181" draw:layer="layout" svg:width="1.001cm" svg:height="1.011cm" svg:x="36.495cm" svg:y="67.781cm">
          <text:p text:style-name="P6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775.6243756243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4" draw:text-style-name="P31" draw:layer="layout" svg:width="1.001cm" svg:height="1.011cm" svg:x="37.365cm" svg:y="67.772cm">
          <text:p text:style-name="P6"><text:span text:style-name="T2">P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775.6243756243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179" draw:id="id179" draw:layer="layout" svg:width="1.714cm" svg:height="1.5cm" svg:x="38.281cm" svg:y="67.491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35" draw:text-style-name="P2" draw:layer="layout" svg:x1="19.426cm" svg:y1="66.494cm" svg:x2="18.904cm" svg:y2="68.092cm" draw:start-shape="id191" draw:start-glue-point="7" draw:end-shape="id194" draw:end-glue-point="4" svg:d="M19426 66494v799h-522v799" svg:viewBox="0 0 523 1599">
          <text:p/>
        </draw:connector>
        <draw:custom-shape draw:style-name="gr10" draw:text-style-name="P3" draw:layer="layout" svg:width="1.503cm" svg:height="1.997cm" svg:x="15.994cm" svg:y="5.49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3" draw:layer="layout" svg:width="1.503cm" svg:height="1.997cm" svg:x="16.994cm" svg:y="5.49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5" xml:id="id196" draw:id="id196" draw:layer="layout" svg:width="1.503cm" svg:height="1.997cm" svg:x="15.994cm" svg:y="5.497cm">
          <text:p text:style-name="P4"><text:span text:style-name="T1">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.503cm" svg:height="1.997cm" svg:x="16.994cm" svg:y="5.497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.503cm" svg:height="1.997cm" svg:x="17.994cm" svg:y="5.497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201" draw:id="id201" draw:layer="layout" svg:width="1.714cm" svg:height="1.5cm" svg:x="22.708cm" svg:y="5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205" draw:id="id205" draw:layer="layout" svg:width="1.921cm" svg:height="1.003cm" svg:x="30.494cm" svg:y="5.999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draw:layer="layout" svg:width="1.921cm" svg:height="1.003cm" svg:x="32.288cm" svg:y="5.999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7" xml:id="id208" draw:id="id208" draw:layer="layout" svg:width="1.921cm" svg:height="1.003cm" svg:x="34.073cm" svg:y="5.999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9" draw:layer="layout" svg:width="1.714cm" svg:height="1.5cm" svg:x="23.995cm" svg:y="5.502cm">
          <text:p text:style-name="P8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draw:layer="layout" svg:width="1.714cm" svg:height="1.5cm" svg:x="25.282cm" svg:y="5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1" xml:id="id195" draw:id="id195" draw:layer="layout" svg:width="3.503cm" svg:height="9.502cm" svg:x="9.993cm" svg:y="5.502cm">
          <text:p text:style-name="P10"><text:span text:style-name="T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7577.377892030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2" xml:id="id199" draw:id="id199" draw:layer="layout" svg:width="1.503cm" svg:height="1.997cm" svg:x="19.492cm" svg:y="8.997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204" draw:id="id204" draw:layer="layout" svg:width="1.714cm" svg:height="1.5cm" svg:x="27.283cm" svg:y="9.002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3" xml:id="id207" draw:id="id207" draw:layer="layout" svg:width="1.921cm" svg:height="1.003cm" svg:x="37.576cm" svg:y="9.499cm">
          <text:p text:style-name="P8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5" draw:text-style-name="P2" draw:layer="layout" svg:x1="13.496cm" svg:y1="10.253cm" svg:x2="15.994cm" svg:y2="6.495cm" draw:start-shape="id195" draw:end-shape="id196" svg:d="M13496 10253h1249v-3758h1249" svg:viewBox="0 0 2499 3759">
          <text:p/>
        </draw:connector>
        <draw:connector draw:style-name="gr26" draw:text-style-name="P2" draw:layer="layout" svg:x1="13.496cm" svg:y1="10.253cm" svg:x2="15.994cm" svg:y2="15.314cm" draw:start-shape="id195" draw:end-shape="id197" draw:end-glue-point="6" svg:d="M13496 10253h1249v5061h1249" svg:viewBox="0 0 2499 5062">
          <text:p/>
        </draw:connector>
        <draw:connector draw:style-name="gr27" draw:text-style-name="P2" draw:layer="layout" svg:x1="19.426cm" svg:y1="7.494cm" svg:x2="20.563cm" svg:y2="8.997cm" draw:start-shape="id198" draw:start-glue-point="7" draw:end-shape="id199" draw:end-glue-point="4" svg:d="M19426 7494v751h1137v752" svg:viewBox="0 0 1138 1504">
          <text:p/>
        </draw:connector>
        <draw:connector draw:style-name="gr28" draw:text-style-name="P2" draw:layer="layout" svg:x1="18.064cm" svg:y1="13.997cm" svg:x2="19.924cm" svg:y2="10.994cm" draw:start-shape="id200" draw:start-glue-point="4" draw:end-shape="id199" draw:end-glue-point="7" svg:d="M18064 13997v-1502h1860v-1501" svg:viewBox="0 0 1861 3004">
          <text:p/>
        </draw:connector>
        <draw:connector draw:style-name="gr29" draw:text-style-name="P2" draw:layer="layout" svg:x1="20.995cm" svg:y1="9.995cm" svg:x2="22.708cm" svg:y2="6.516cm" draw:start-shape="id199" draw:start-glue-point="1" draw:end-shape="id201" draw:end-glue-point="6" svg:d="M20995 9995h857v-3479h856" svg:viewBox="0 0 1714 3480">
          <text:p/>
        </draw:connector>
        <draw:connector draw:style-name="gr30" draw:text-style-name="P2" draw:layer="layout" svg:x1="20.995cm" svg:y1="9.995cm" svg:x2="22.708cm" svg:y2="15.011cm" draw:start-shape="id199" draw:start-glue-point="1" draw:end-shape="id202" draw:end-glue-point="6" svg:d="M20995 9995h857v5016h856" svg:viewBox="0 0 1714 5017">
          <text:p/>
        </draw:connector>
        <draw:connector draw:style-name="gr31" draw:text-style-name="P2" draw:layer="layout" svg:x1="27.163cm" svg:y1="7.002cm" svg:x2="28.404cm" svg:y2="9.002cm" draw:start-shape="id203" draw:start-glue-point="7" draw:end-shape="id204" draw:end-glue-point="4" svg:d="M27163 7002v1001h1241v999" svg:viewBox="0 0 1242 2001">
          <text:p/>
        </draw:connector>
        <draw:connector draw:style-name="gr32" draw:text-style-name="P2" draw:layer="layout" svg:x1="23.829cm" svg:y1="13.997cm" svg:x2="27.876cm" svg:y2="10.502cm" draw:start-shape="id202" draw:start-glue-point="4" draw:end-shape="id204" draw:end-glue-point="7" svg:d="M23829 13997v-1747h4047v-1748" svg:viewBox="0 0 4048 3496">
          <text:p/>
        </draw:connector>
        <draw:connector draw:style-name="gr33" draw:text-style-name="P2" draw:layer="layout" svg:x1="28.997cm" svg:y1="9.752cm" svg:x2="30.494cm" svg:y2="6.636cm" draw:start-shape="id204" draw:end-shape="id205" draw:end-glue-point="6" svg:d="M28997 9752h749v-3116h748" svg:viewBox="0 0 1498 3117">
          <text:p/>
        </draw:connector>
        <draw:connector draw:style-name="gr34" draw:text-style-name="P2" draw:layer="layout" svg:x1="28.997cm" svg:y1="9.752cm" svg:x2="30.494cm" svg:y2="14.634cm" draw:start-shape="id204" draw:start-glue-point="1" draw:end-shape="id206" draw:end-glue-point="6" svg:d="M28997 9752h749v4882h748" svg:viewBox="0 0 1498 4883">
          <text:p/>
        </draw:connector>
        <draw:connector draw:style-name="gr35" draw:text-style-name="P2" draw:layer="layout" svg:x1="32.415cm" svg:y1="14.363cm" svg:x2="37.576cm" svg:y2="10.136cm" draw:start-shape="id206" draw:start-glue-point="9" draw:end-shape="id207" draw:end-glue-point="6" svg:d="M32415 14363h2580v-4227h2581" svg:viewBox="0 0 5162 4228">
          <text:p/>
        </draw:connector>
        <draw:connector draw:style-name="gr36" draw:text-style-name="P2" draw:layer="layout" svg:x1="35.994cm" svg:y1="6.365cm" svg:x2="37.576cm" svg:y2="10.136cm" draw:start-shape="id208" draw:start-glue-point="9" draw:end-shape="id207" draw:end-glue-point="6" svg:d="M35994 6365h790v3771h792" svg:viewBox="0 0 1583 3772">
          <text:p/>
        </draw:connector>
        <draw:custom-shape draw:style-name="gr37" draw:text-style-name="P15" xml:id="id209" draw:id="id209" draw:layer="layout" svg:width="1.921cm" svg:height="0.501cm" svg:x="42.074cm" svg:y="9.75cm">
          <text:p text:style-name="P14"><text:span text:style-name="T2">A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8" draw:text-style-name="P2" draw:layer="layout" svg:x1="39.497cm" svg:y1="10cm" svg:x2="42.074cm" svg:y2="10cm" draw:start-shape="id207" draw:end-shape="id209" svg:d="M39497 10000h2577" svg:viewBox="0 0 2578 1">
          <text:p/>
        </draw:connector>
        <draw:custom-shape draw:style-name="gr22" draw:text-style-name="P12" xml:id="id215" draw:id="id215" draw:layer="layout" svg:width="1.503cm" svg:height="1.997cm" svg:x="45.493cm" svg:y="17.497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2" xml:id="id213" draw:id="id213" draw:layer="layout" svg:width="1.714cm" svg:height="1.5cm" svg:x="45.497cm" svg:y="15.488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2" xml:id="id212" draw:id="id212" draw:layer="layout" svg:width="1.921cm" svg:height="1.003cm" svg:x="45.493cm" svg:y="13.5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12" xml:id="id210" draw:id="id210" draw:layer="layout" svg:width="1.921cm" svg:height="0.501cm" svg:x="45.493cm" svg:y="9.75cm">
          <text:p text:style-name="P6"><text:span text:style-name="T2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3" draw:text-style-name="P30" xml:id="id211" draw:id="id211" draw:layer="layout" svg:width="1.921cm" svg:height="1.003cm" svg:x="48.996cm" svg:y="10.998cm">
          <text:p text:style-name="P8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4" draw:text-style-name="P17" xml:id="id214" draw:id="id214" draw:layer="layout" svg:width="1.714cm" svg:height="1.5cm" svg:x="48.996cm" svg:y="13.5cm">
          <text:p text:style-name="P6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5" draw:text-style-name="P17" xml:id="id216" draw:id="id216" draw:layer="layout" svg:width="1.503cm" svg:height="1.997cm" svg:x="48.996cm" svg:y="15.998cm">
          <text:p text:style-name="P6"><text:span text:style-name="T2">S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5" draw:text-style-name="P2" draw:layer="layout" svg:x1="43.996cm" svg:y1="10.004cm" svg:x2="45.496cm" svg:y2="10.004cm">
          <text:p/>
        </draw:line>
        <draw:connector draw:style-name="gr46" draw:text-style-name="P2" draw:layer="layout" svg:x1="47.414cm" svg:y1="9.933cm" svg:x2="48.996cm" svg:y2="11.635cm" draw:start-shape="id210" draw:start-glue-point="9" draw:end-shape="id211" draw:end-glue-point="6" svg:d="M47414 9933h790v1702h792" svg:viewBox="0 0 1583 1703">
          <text:p/>
        </draw:connector>
        <draw:connector draw:style-name="gr47" draw:text-style-name="P2" draw:layer="layout" svg:x1="47.414cm" svg:y1="13.866cm" svg:x2="48.996cm" svg:y2="11.635cm" draw:start-shape="id212" draw:start-glue-point="9" draw:end-shape="id211" draw:end-glue-point="6" svg:d="M47414 13866h790v-2231h792" svg:viewBox="0 0 1583 2232">
          <text:p/>
        </draw:connector>
        <draw:connector draw:style-name="gr48" draw:text-style-name="P2" draw:layer="layout" svg:x1="47.211cm" svg:y1="15.974cm" svg:x2="48.996cm" svg:y2="14.514cm" draw:start-shape="id213" draw:start-glue-point="9" draw:end-shape="id214" draw:end-glue-point="6" svg:d="M47211 15974h893v-1460h892" svg:viewBox="0 0 1786 1461">
          <text:p/>
        </draw:connector>
        <draw:connector draw:style-name="gr49" draw:text-style-name="P2" draw:layer="layout" svg:x1="49.821cm" svg:y1="12.001cm" svg:x2="50.117cm" svg:y2="13.5cm" draw:start-shape="id211" draw:start-glue-point="7" draw:end-shape="id214" draw:end-glue-point="4" svg:d="M49821 12001v750h296v749" svg:viewBox="0 0 297 1500">
          <text:p/>
        </draw:connector>
        <draw:connector draw:style-name="gr50" draw:text-style-name="P2" draw:layer="layout" svg:x1="46.996cm" svg:y1="18.176cm" svg:x2="48.996cm" svg:y2="17.316cm" draw:start-shape="id215" draw:start-glue-point="9" draw:end-shape="id216" draw:end-glue-point="6" svg:d="M46996 18176h1000v-860h1000" svg:viewBox="0 0 2001 861">
          <text:p/>
        </draw:connector>
        <draw:connector draw:style-name="gr51" draw:text-style-name="P2" draw:layer="layout" svg:x1="49.589cm" svg:y1="15cm" svg:x2="50.067cm" svg:y2="15.998cm" draw:start-shape="id214" draw:start-glue-point="7" draw:end-shape="id216" draw:end-glue-point="4" svg:d="M49589 15000v499h478v499" svg:viewBox="0 0 479 999">
          <text:p/>
        </draw:connector>
        <draw:connector draw:style-name="gr52" draw:text-style-name="P2" draw:layer="layout" svg:x1="50.499cm" svg:y1="16.677cm" svg:x2="54.495cm" svg:y2="13.309cm" draw:start-shape="id216" draw:start-glue-point="9" draw:end-shape="id217" draw:end-glue-point="6" svg:d="M50499 16677h1998v-3368h1998" svg:viewBox="0 0 3997 3369">
          <text:p/>
        </draw:connector>
        <draw:connector draw:style-name="gr53" draw:text-style-name="P2" draw:layer="layout" svg:x1="20.243cm" svg:y1="10.994cm" svg:x2="45.493cm" svg:y2="18.815cm" draw:start-shape="id199" draw:start-glue-point="2" draw:end-shape="id215" draw:end-glue-point="6" svg:d="M20243 10994v7821h25250" svg:viewBox="0 0 25251 7822">
          <text:p/>
        </draw:connector>
        <draw:connector draw:style-name="gr54" draw:text-style-name="P2" draw:layer="layout" draw:line-skew="-8.751cm" svg:x1="28.997cm" svg:y1="9.752cm" svg:x2="45.497cm" svg:y2="16.502cm" draw:start-shape="id204" draw:end-shape="id213" draw:end-glue-point="6" svg:d="M28997 9752h-500v6750h17000" svg:viewBox="0 0 17001 6751">
          <text:p/>
        </draw:connector>
        <draw:connector draw:style-name="gr55" draw:text-style-name="P2" draw:layer="layout" svg:x1="38.401cm" svg:y1="10.502cm" svg:x2="45.493cm" svg:y2="14.137cm" draw:start-shape="id207" draw:start-glue-point="7" draw:end-shape="id212" draw:end-glue-point="6" svg:d="M38401 10502v3635h7092" svg:viewBox="0 0 7093 3636">
          <text:p/>
        </draw:connector>
        <draw:custom-shape draw:style-name="gr20" draw:text-style-name="P7" draw:layer="layout" svg:width="1.921cm" svg:height="1.003cm" svg:x="35.993cm" svg:y="6.003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7" xml:id="id203" draw:id="id203" draw:layer="layout" svg:width="1.714cm" svg:height="1.5cm" svg:x="26.57cm" svg:y="5.502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21" xml:id="id198" draw:id="id198" draw:layer="layout" svg:width="1.503cm" svg:height="1.997cm" svg:x="18.994cm" svg:y="5.497cm">
          <text:p text:style-name="P20"><text:span text:style-name="T4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4" draw:text-style-name="P23" xml:id="id197" draw:id="id197" draw:layer="layout" svg:width="1.502cm" svg:height="1.997cm" svg:x="15.994cm" svg:y="13.997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4" draw:text-style-name="P23" xml:id="id200" draw:id="id200" draw:layer="layout" svg:width="1.502cm" svg:height="1.997cm" svg:x="16.994cm" svg:y="13.997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23" xml:id="id202" draw:id="id202" draw:layer="layout" svg:width="1.714cm" svg:height="1.5cm" svg:x="22.708cm" svg:y="13.997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9" draw:text-style-name="P23" xml:id="id206" draw:id="id206" draw:layer="layout" svg:width="1.921cm" svg:height="1.003cm" svg:x="30.494cm" svg:y="13.997cm">
          <text:p text:style-name="P6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6" draw:text-style-name="P23" xml:id="id217" draw:id="id217" draw:layer="layout" svg:width="1.502cm" svg:height="1.997cm" svg:x="54.495cm" svg:y="11.992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4" draw:text-style-name="P23" draw:layer="layout" svg:width="1.502cm" svg:height="1.997cm" svg:x="55.495cm" svg:y="12.001cm">
          <text:p text:style-name="P6"><text:span text:style-name="T2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5" draw:text-style-name="P31" draw:layer="layout" svg:width="1.503cm" svg:height="1.997cm" svg:x="56.993cm" svg:y="12.001cm">
          <text:p text:style-name="P6"><text:span text:style-name="T2">P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32" draw:layer="layout" svg:width="1.503cm" svg:height="1.997cm" svg:x="58.491cm" svg:y="11.992cm">
          <text:p text:style-name="P6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4" draw:text-style-name="P27" xml:id="id220" draw:id="id220" draw:layer="layout" svg:width="6.499cm" svg:height="2.502cm" svg:x="24.995cm" svg:y="29.696cm">
          <text:p text:style-name="P4"><text:span text:style-name="T1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357.4316818484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27" draw:layer="layout" svg:width="6.499cm" svg:height="1.944cm" svg:x="38.994cm" svg:y="29.852cm">
          <text:p text:style-name="P4"><text:span text:style-name="T1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357.4316818484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3" draw:text-style-name="P11" xml:id="id218" draw:id="id218" draw:layer="layout" svg:width="6.001cm" svg:height="15.003cm" svg:x="10.495cm" svg:y="22.998cm">
          <text:p text:style-name="P10"><text:span text:style-name="T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8500.916513914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4" draw:text-style-name="P11" draw:layer="layout" svg:width="4.503cm" svg:height="9.502cm" svg:x="13.495cm" svg:y="26.498cm">
          <text:p text:style-name="P10"><text:span text:style-name="T3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3782.53721395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6" draw:text-style-name="P19" draw:layer="layout" svg:width="2.001cm" svg:height="2.057cm" svg:x="45.497cm" svg:y="29.795cm">
          <text:p text:style-name="P14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753.5232383808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7" draw:text-style-name="P19" draw:layer="layout" svg:width="2.001cm" svg:height="3.003cm" svg:x="52.992cm" svg:y="29.298cm">
          <text:p text:style-name="P14"><text:span text:style-name="T2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752.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0" draw:text-style-name="P29" xml:id="id219" draw:id="id219" draw:layer="layout" svg:width="6.001cm" svg:height="15.003cm" svg:x="55.495cm" svg:y="22.993cm">
          <text:p text:style-name="P28"><text:span text:style-name="T5">PW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8500.916513914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8" draw:text-style-name="P27" draw:layer="layout" svg:width="7.002cm" svg:height="3.003cm" svg:x="17.496cm" svg:y="29.497cm">
          <text:p text:style-name="P4"><text:span text:style-name="T1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2" draw:text-style-name="P2" draw:layer="layout" draw:line-skew="-1.499cm" svg:x1="16.066cm" svg:y1="22.998cm" svg:x2="61.066cm" svg:y2="22.993cm" draw:start-shape="id218" draw:start-glue-point="4" draw:end-shape="id219" draw:end-glue-point="4" svg:d="M16066 22998v-2006h45000v2001" svg:viewBox="0 0 45001 2007">
          <text:p/>
        </draw:connector>
        <draw:connector draw:style-name="gr73" draw:text-style-name="P2" draw:layer="layout" draw:line-skew="-2.999cm" svg:x1="28.497cm" svg:y1="29.696cm" svg:x2="50.899cm" svg:y2="29.298cm" draw:start-shape="id220" draw:start-glue-point="4" draw:end-shape="id221" draw:end-glue-point="4" svg:d="M28497 29696v-3899h22402v3501" svg:viewBox="0 0 22403 3900">
          <text:p/>
        </draw:connector>
        <draw:custom-shape draw:style-name="gr75" draw:text-style-name="P27" draw:layer="layout" svg:width="6.499cm" svg:height="1.944cm" svg:x="31.997cm" svg:y="29.852cm">
          <text:p text:style-name="P4"><text:span text:style-name="T1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357.4316818484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9" draw:text-style-name="P27" xml:id="id221" draw:id="id221" draw:layer="layout" svg:width="4.001cm" svg:height="3.003cm" svg:x="48.494cm" svg:y="29.298cm">
          <text:p text:style-name="P4"><text:span text:style-name="T1">DenSe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8" draw:text-style-name="P46" draw:layer="layout" svg:width="2cm" svg:height="12.025cm" svg:x="2.996cm" svg:y="48.975cm">
          <draw:text-box>
            <text:p><text:span text:style-name="T6">c)</text:span></text:p>
          </draw:text-box>
        </draw:frame>
        <draw:frame draw:style-name="gr138" draw:text-style-name="P46" draw:layer="layout" svg:width="2cm" svg:height="12.025cm" svg:x="2.996cm" svg:y="70.996cm">
          <draw:text-box>
            <text:p><text:span text:style-name="T6">d)</text:span></text:p>
          </draw:text-box>
        </draw:frame>
        <draw:custom-shape draw:style-name="gr62" draw:text-style-name="P26" draw:layer="layout" svg:width="6.001cm" svg:height="15.504cm" svg:x="59.496cm" svg:y="22.9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713.91434760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2" draw:text-style-name="P26" draw:layer="layout" svg:width="6.001cm" svg:height="15.504cm" svg:x="62.994cm" svg:y="42.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713.91434760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2" draw:text-style-name="P26" draw:layer="layout" svg:width="6.001cm" svg:height="15.504cm" svg:x="62.994cm" svg:y="62.9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713.91434760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7" draw:text-style-name="P36" draw:layer="layout" svg:width="3.001cm" svg:height="1.003cm" svg:x="70.996cm" svg:y="22.993cm">
          <text:p text:style-name="P22"><text:span text:style-name="T3">MB</text:span></text:p>
          <draw:enhanced-geometry svg:viewBox="0 0 21600 21600" draw:type="rectangle" draw:enhanced-path="M 0 0 L 21600 0 21600 21600 0 21600 0 0 Z N"/>
        </draw:custom-shape>
        <draw:custom-shape draw:style-name="gr158" draw:text-style-name="P37" draw:layer="layout" svg:width="3.001cm" svg:height="1.003cm" svg:x="70.996cm" svg:y="24.497cm">
          <text:p text:style-name="P22"><text:span text:style-name="T3">C</text:span></text:p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74.496cm" svg:y1="24.996cm" svg:x2="74.996cm" svg:y2="24.996cm">
          <text:p/>
        </draw:line>
        <draw:line draw:style-name="gr109" draw:text-style-name="P2" draw:layer="layout" svg:x1="74.496cm" svg:y1="23.496cm" svg:x2="74.996cm" svg:y2="23.496cm">
          <text:p/>
        </draw:line>
        <draw:frame draw:style-name="gr110" draw:text-style-name="P33" draw:layer="layout" svg:width="8.002cm" svg:height="2.476cm" svg:x="75.495cm" svg:y="22.998cm">
          <draw:text-box>
            <text:p><text:span text:style-name="T3">MobileNet MBConv Block</text:span></text:p>
          </draw:text-box>
        </draw:frame>
        <draw:frame draw:style-name="gr110" draw:text-style-name="P33" draw:layer="layout" svg:width="10.002cm" svg:height="2.476cm" svg:x="75.495cm" svg:y="24.497cm">
          <draw:text-box>
            <text:p><text:span text:style-name="T3">Convolution Block (+ ReLU &amp; BN)</text:span></text:p>
          </draw:text-box>
        </draw:frame>
        <draw:custom-shape draw:style-name="gr159" draw:text-style-name="P38" draw:layer="layout" svg:width="3.001cm" svg:height="1.003cm" svg:x="70.996cm" svg:y="25.996cm">
          <text:p text:style-name="P22"><text:span text:style-name="T3">AP</text:span></text:p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74.496cm" svg:y1="26.495cm" svg:x2="74.996cm" svg:y2="26.495cm">
          <text:p/>
        </draw:line>
        <draw:frame draw:style-name="gr92" draw:text-style-name="P33" draw:layer="layout" svg:width="10.002cm" svg:height="1.78cm" svg:x="75.495cm" svg:y="25.997cm">
          <draw:text-box>
            <text:p><text:span text:style-name="T3">Average Pooling</text:span></text:p>
          </draw:text-box>
        </draw:frame>
        <draw:line draw:style-name="gr109" draw:text-style-name="P2" draw:layer="layout" svg:x1="74.496cm" svg:y1="33.996cm" svg:x2="74.996cm" svg:y2="33.996cm">
          <text:p/>
        </draw:line>
        <draw:frame draw:style-name="gr92" draw:text-style-name="P33" draw:layer="layout" svg:width="10.002cm" svg:height="1.78cm" svg:x="75.495cm" svg:y="33.498cm">
          <draw:text-box>
            <text:p><text:span text:style-name="T3">Crack Refinement Module</text:span></text:p>
          </draw:text-box>
        </draw:frame>
        <draw:custom-shape draw:style-name="gr160" draw:text-style-name="P22" draw:layer="layout" svg:width="3.001cm" svg:height="1.003cm" svg:x="70.996cm" svg:y="27.496cm">
          <text:p text:style-name="P22"><text:span text:style-name="T3">MB</text:span></text:p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74.496cm" svg:y1="27.994cm" svg:x2="74.996cm" svg:y2="27.994cm">
          <text:p/>
        </draw:line>
        <draw:frame draw:style-name="gr110" draw:text-style-name="P33" draw:layer="layout" svg:width="10.5cm" svg:height="2.476cm" svg:x="75.495cm" svg:y="27.496cm">
          <draw:text-box>
            <text:p><text:span text:style-name="T3">Depthwise Separable Convolution</text:span></text:p>
          </draw:text-box>
        </draw:frame>
        <draw:custom-shape draw:style-name="gr161" draw:text-style-name="P39" draw:layer="layout" svg:width="3.001cm" svg:height="1.003cm" svg:x="70.996cm" svg:y="28.995cm">
          <text:p text:style-name="P22"><text:span text:style-name="T3">U</text:span></text:p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74.496cm" svg:y1="29.498cm" svg:x2="74.996cm" svg:y2="29.498cm">
          <text:p/>
        </draw:line>
        <draw:frame draw:style-name="gr92" draw:text-style-name="P33" draw:layer="layout" svg:width="10.5cm" svg:height="1.78cm" svg:x="75.495cm" svg:y="28.996cm">
          <draw:text-box>
            <text:p><text:span text:style-name="T3">Uspample</text:span></text:p>
          </draw:text-box>
        </draw:frame>
        <draw:custom-shape draw:style-name="gr162" draw:text-style-name="P40" draw:layer="layout" svg:width="3.001cm" svg:height="1.003cm" svg:x="70.996cm" svg:y="30.495cm">
          <text:p text:style-name="P22"><text:span text:style-name="T3">PW</text:span></text:p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74.496cm" svg:y1="30.998cm" svg:x2="74.996cm" svg:y2="30.998cm">
          <text:p/>
        </draw:line>
        <draw:frame draw:style-name="gr92" draw:text-style-name="P33" draw:layer="layout" svg:width="10.5cm" svg:height="1.78cm" svg:x="75.495cm" svg:y="30.495cm">
          <draw:text-box>
            <text:p><text:span text:style-name="T3">Pointwise Convolution</text:span></text:p>
          </draw:text-box>
        </draw:frame>
        <draw:custom-shape draw:style-name="gr163" draw:text-style-name="P41" draw:layer="layout" svg:width="3.001cm" svg:height="1.003cm" svg:x="70.996cm" svg:y="31.994cm">
          <text:p text:style-name="P22"><text:span text:style-name="T3">SA</text:span></text:p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74.496cm" svg:y1="32.497cm" svg:x2="74.996cm" svg:y2="32.497cm">
          <text:p/>
        </draw:line>
        <draw:frame draw:style-name="gr92" draw:text-style-name="P33" draw:layer="layout" svg:width="10.5cm" svg:height="1.78cm" svg:x="75.495cm" svg:y="31.994cm">
          <draw:text-box>
            <text:p><text:span text:style-name="T3">Semantic Aggregation Module</text:span></text:p>
          </draw:text-box>
        </draw:frame>
        <draw:custom-shape draw:style-name="gr164" draw:text-style-name="P42" draw:layer="layout" svg:width="3.001cm" svg:height="1.003cm" svg:x="70.996cm" svg:y="33.494cm">
          <text:p text:style-name="P22"><text:span text:style-name="T3">CRM</text:span></text:p>
          <draw:enhanced-geometry svg:viewBox="0 0 21600 21600" draw:type="rectangle" draw:enhanced-path="M 0 0 L 21600 0 21600 21600 0 21600 0 0 Z N"/>
        </draw:custom-shape>
        <draw:custom-shape draw:style-name="gr165" draw:text-style-name="P43" draw:layer="layout" svg:width="3.001cm" svg:height="1.002cm" svg:x="70.996cm" svg:y="34.994cm">
          <text:p text:style-name="P22"><text:span text:style-name="T3">DenSep</text:span></text:p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74.496cm" svg:y1="35.496cm" svg:x2="74.996cm" svg:y2="35.496cm">
          <text:p/>
        </draw:line>
        <draw:frame draw:style-name="gr92" draw:text-style-name="P33" draw:layer="layout" svg:width="10.002cm" svg:height="1.78cm" svg:x="75.495cm" svg:y="34.998cm">
          <draw:text-box>
            <text:p><text:span text:style-name="T3">DenSep Module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10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1C0000001C0E391B4CCA6896835.png" xlink:type="simple" xlink:show="embed" xlink:actuate="onLoad"/>
    <draw:fill-image draw:name="Bitmap_20_2" draw:display-name="Bitmap 2" xlink:href="Pictures/10000000000001C0000001C0E07EE439A8939577.png" xlink:type="simple" xlink:show="embed" xlink:actuate="onLoad"/>
    <draw:fill-image draw:name="Bitmap_20_3" draw:display-name="Bitmap 3" xlink:href="Pictures/10000000000001C0000001C0765C0676CBF926B3.png" xlink:type="simple" xlink:show="embed" xlink:actuate="onLoad"/>
    <draw:fill-image draw:name="Bitmap_20_4" draw:display-name="Bitmap 4" xlink:href="Pictures/10000000000001C0000001C05899FB9D0CD73EF1.png" xlink:type="simple" xlink:show="embed" xlink:actuate="onLoad"/>
    <draw:fill-image draw:name="crackseg-in" xlink:href="Pictures/10000000000001C0000001C0B865ABCA8ABA7283.jpg" xlink:type="simple" xlink:show="embed" xlink:actuate="onLoad"/>
    <draw:fill-image draw:name="crackseg-in_25_20_28_copy_29_" draw:display-name="crackseg-in%20(copy)" xlink:href="Pictures/10000000000001C0000001C0A58B170A5E46D8E5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6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078cm" fo:margin-bottom="0cm" fo:text-indent="0cm"/>
      <style:text-properties fo:font-size="145.8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559cm" fo:margin-bottom="0cm" fo:text-indent="0cm"/>
      <style:text-properties fo:font-size="12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036cm" fo:margin-bottom="0cm" fo:text-indent="0cm"/>
      <style:text-properties fo:font-size="104.19999694824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18cm" fo:margin-bottom="0cm" fo:text-indent="0cm"/>
      <style:text-properties fo:font-size="104.19999694824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18cm" fo:margin-bottom="0cm" fo:text-indent="0cm"/>
      <style:text-properties fo:font-size="104.19999694824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18cm" fo:margin-bottom="0cm" fo:text-indent="0cm"/>
      <style:text-properties fo:font-size="104.19999694824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18cm" fo:margin-bottom="0cm" fo:text-indent="0cm"/>
      <style:text-properties fo:font-size="104.19999694824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18cm" fo:margin-bottom="0cm" fo:text-indent="0cm"/>
      <style:text-properties fo:font-size="104.19999694824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9.1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105.206cm" svg:height="13.702cm" svg:x="6.844cm" svg:y="4.27cm" presentation:class="title" presentation:placeholder="true">
        <draw:text-box/>
      </draw:frame>
      <draw:frame presentation:style-name="Default-outline1" draw:layer="backgroundobjects" svg:width="105.206cm" svg:height="47.614cm" svg:x="6.844cm" svg:y="20.202cm" presentation:class="outline" presentation:placeholder="true">
        <draw:text-box/>
      </draw:frame>
      <draw:frame presentation:style-name="Mpr1" draw:text-style-name="MP2" draw:layer="backgroundobjects" svg:width="27.233cm" svg:height="5.656cm" svg:x="6.844cm" svg:y="75.7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4cm" svg:height="5.656cm" svg:x="40.973cm" svg:y="75.7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3cm" svg:height="5.656cm" svg:x="84.813cm" svg:y="75.7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22:57:02.791885422</meta:creation-date>
    <dc:date>2023-02-19T18:44:14.973290432</dc:date>
    <meta:editing-duration>P1DT7H57M14S</meta:editing-duration>
    <meta:editing-cycles>12</meta:editing-cycles>
    <meta:generator>LibreOffice/7.4.5.1$Linux_X86_64 LibreOffice_project/5b836ae11a8f2f3ddf6e88bcd7da796d725223ae</meta:generator>
    <meta:document-statistic meta:object-count="738"/>
  </office:meta>
</office:document-meta>
</file>